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_21315__20998__20301_" style:data-style-name="N1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_19968__33324__95_32771__26680__34920_-1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35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35">
      <style:table-cell-properties fo:border-top="none" fo:border-bottom="thin solid #000000" fo:border-left="none" fo:border-right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35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33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33">
      <style:table-cell-properties fo:border-top="none" fo:border-bottom="thin solid #000000" fo:border-left="none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33">
      <style:table-cell-properties fo:border-top="none" fo:border-bottom="thin solid #000000" fo:border-left="none" fo:border-right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9" style:family="table-cell" style:parent-style-name="_21315__20998__20301_" style:data-style-name="N35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4.55083333333333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64.8pt" style:use-optimal-row-height="true" fo:break-before="auto"/>
    </style:style>
    <style:style style:name="ro6" style:family="table-row">
      <style:table-row-properties style:row-height="48.6pt" style:use-optimal-row-height="true" fo:break-before="auto"/>
    </style:style>
    <style:style style:name="ro7" style:family="table-row">
      <style:table-row-properties style:row-height="81pt" style:use-optimal-row-height="true" fo:break-before="auto"/>
    </style:style>
    <style:style style:name="ro8" style:family="table-row">
      <style:table-row-properties style:row-height="97.2pt" style:use-optimal-row-height="true" fo:break-before="auto"/>
    </style:style>
    <style:style style:name="ro9" style:family="table-row">
      <style:table-row-properties style:row-height="32.4pt" style:use-optimal-row-height="true" fo:break-before="auto"/>
    </style:style>
    <style:style style:name="ro10" style:family="table-row">
      <style:table-row-properties style:row-height="129.6pt" style:use-optimal-row-height="true" fo:break-before="auto"/>
    </style:style>
    <style:style style:name="ro11" style:family="table-row">
      <style:table-row-properties style:row-height="23.4pt" style:use-optimal-row-height="false" fo:break-before="auto"/>
    </style:style>
    <style:style style:name="ro12" style:family="table-row">
      <style:table-row-properties style:row-height="16.35pt" style:use-optimal-row-height="false" fo:break-before="auto"/>
    </style:style>
    <style:style style:name="ro1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345"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1"/>
        <table:table-column table:style-name="co7" table:default-cell-style-name="ce11"/>
        <table:table-column table:style-name="co8" table:number-columns-repeated="2" table:default-cell-style-name="ce1"/>
        <table:table-column table:style-name="co9" table:number-columns-repeated="2" table:default-cell-style-name="ce1" table:visibility="collapse"/>
        <table:table-column table:style-name="co8" table:number-columns-repeated="243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47" table:default-cell-style-name="ce1"/>
        <table:table-row table:style-name="ro1">
          <table:table-cell office:value-type="string" table:number-columns-spanned="9" table:number-rows-spanned="1" table:style-name="ce21">
            <text:p>臺中市政府106年度對議員所提地方建設建議事項處理明細表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21">
            <text:p>至106年6月止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style-name="ce6">
            <text:p>表4</text:p>
          </table:table-cell>
          <table:table-cell office:value-type="string" table:number-columns-spanned="7" table:number-rows-spanned="1" table:style-name="ce22">
            <text:p>(本表為半年報)</text:p>
          </table:table-cell>
          <table:covered-table-cell table:number-columns-repeated="6"/>
          <table:table-cell office:value-type="string" table:style-name="ce7">
            <text:p>單位：千元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2" table:style-name="ce28">
            <text:p>議員姓名</text:p>
          </table:table-cell>
          <table:table-cell office:value-type="string" table:number-columns-spanned="1" table:number-rows-spanned="2" table:style-name="ce28">
            <text:p>建議項目及內容</text:p>
          </table:table-cell>
          <table:table-cell office:value-type="string" table:number-columns-spanned="1" table:number-rows-spanned="2" table:style-name="ce28">
            <text:p>建議地點</text:p>
          </table:table-cell>
          <table:table-cell office:value-type="string" table:number-columns-spanned="1" table:number-rows-spanned="2" table:style-name="ce28">
            <text:p>建議金額</text:p>
          </table:table-cell>
          <table:table-cell office:value-type="string" table:number-columns-spanned="5" table:number-rows-spanned="1" table:style-name="ce28">
            <text:p>核定情形</text:p>
          </table:table-cell>
          <table:covered-table-cell table:number-columns-repeated="4"/>
          <table:table-cell table:number-columns-repeated="16375" table:style-name="ce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2">
            <text:p>沈佑蓮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北屯區松茂里松明街(遼寧路二段至松明街138號)</text:p>
          </table:table-cell>
          <table:table-cell office:value-type="float" office:value="320" table:style-name="ce14">
            <text:p><text:s/>320<text:s/></text:p>
          </table:table-cell>
          <table:table-cell office:value-type="float" office:value="332" table:style-name="ce15">
            <text:p><text:s/>33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320" table:style-name="ce8">
            <text:p><text:s/>320.00<text:s/></text:p>
          </table:table-cell>
          <table:table-cell office:value-type="float" office:value="332" table:style-name="ce9">
            <text:p><text:s/>332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沈佑蓮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北屯區 北興里 三光巷(北屯路至三光巷40弄)雙號側</text:p>
          </table:table-cell>
          <table:table-cell office:value-type="float" office:value="480" table:style-name="ce14">
            <text:p><text:s/>480<text:s/></text:p>
          </table:table-cell>
          <table:table-cell office:value-type="float" office:value="444" table:style-name="ce15">
            <text:p><text:s/>44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統元營造工程有限公司</text:p>
          </table:table-cell>
          <table:table-cell table:number-columns-repeated="2" table:style-name="ce1"/>
          <table:table-cell office:value-type="float" office:value="480" table:style-name="ce8">
            <text:p><text:s/>480.00<text:s/></text:p>
          </table:table-cell>
          <table:table-cell office:value-type="float" office:value="444" table:style-name="ce9">
            <text:p><text:s/>444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大德里平德路25巷至41巷23弄</text:p>
          </table:table-cell>
          <table:table-cell office:value-type="float" office:value="900" table:style-name="ce14">
            <text:p><text:s/>900<text:s/></text:p>
          </table:table-cell>
          <table:table-cell office:value-type="float" office:value="576" table:style-name="ce15">
            <text:p><text:s/>57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順瀝青股份有限公司</text:p>
          </table:table-cell>
          <table:table-cell table:number-columns-repeated="2" table:style-name="ce1"/>
          <table:table-cell office:value-type="float" office:value="900" table:style-name="ce8">
            <text:p><text:s/>900.00<text:s/></text:p>
          </table:table-cell>
          <table:table-cell office:value-type="float" office:value="576" table:style-name="ce9">
            <text:p><text:s/>57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北興里國強街205巷(國強街至國豐街)</text:p>
          </table:table-cell>
          <table:table-cell office:value-type="float" office:value="260" table:style-name="ce14">
            <text:p><text:s/>260<text:s/></text:p>
          </table:table-cell>
          <table:table-cell office:value-type="float" office:value="239" table:style-name="ce15">
            <text:p><text:s/>23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統元營造工程有限公司</text:p>
          </table:table-cell>
          <table:table-cell table:number-columns-repeated="2" table:style-name="ce1"/>
          <table:table-cell office:value-type="float" office:value="260" table:style-name="ce8">
            <text:p><text:s/>260.00<text:s/></text:p>
          </table:table-cell>
          <table:table-cell office:value-type="float" office:value="239" table:style-name="ce9">
            <text:p><text:s/>239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人行道修復</text:p>
          </table:table-cell>
          <table:table-cell office:value-type="string" table:style-name="ce13">
            <text:p>北屯區崇德路二段(281號至291號)單號側</text:p>
          </table:table-cell>
          <table:table-cell office:value-type="float" office:value="200" table:style-name="ce14">
            <text:p><text:s/>200<text:s/></text:p>
          </table:table-cell>
          <table:table-cell office:value-type="float" office:value="206" table:style-name="ce15">
            <text:p><text:s/>20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200" table:style-name="ce8">
            <text:p><text:s/>200.00<text:s/></text:p>
          </table:table-cell>
          <table:table-cell office:value-type="float" office:value="206" table:style-name="ce9">
            <text:p><text:s/>20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成添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北屯區 軍功里 一新一街13巷雙號側</text:p>
          </table:table-cell>
          <table:table-cell office:value-type="float" office:value="340" table:style-name="ce14">
            <text:p><text:s/>340<text:s/></text:p>
          </table:table-cell>
          <table:table-cell office:value-type="float" office:value="312" table:style-name="ce15">
            <text:p><text:s/>31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統元營造工程有限公司</text:p>
          </table:table-cell>
          <table:table-cell table:number-columns-repeated="2" table:style-name="ce1"/>
          <table:table-cell office:value-type="float" office:value="340" table:style-name="ce8">
            <text:p><text:s/>340.00<text:s/></text:p>
          </table:table-cell>
          <table:table-cell office:value-type="float" office:value="312" table:style-name="ce9">
            <text:p><text:s/>312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成添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后庄里新興路八巷(新興路8巷至12巷)</text:p>
          </table:table-cell>
          <table:table-cell office:value-type="float" office:value="740" table:style-name="ce14">
            <text:p><text:s/>740<text:s/></text:p>
          </table:table-cell>
          <table:table-cell office:value-type="float" office:value="628" table:style-name="ce15">
            <text:p><text:s/>62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740" table:style-name="ce8">
            <text:p><text:s/>740.00<text:s/></text:p>
          </table:table-cell>
          <table:table-cell office:value-type="float" office:value="628" table:style-name="ce9">
            <text:p><text:s/>628.00<text:s/></text:p>
          </table:table-cell>
          <table:table-cell table:number-columns-repeated="16371"/>
        </table:table-row>
        <table:table-row table:style-name="ro7">
          <table:table-cell office:value-type="string" table:style-name="ce12">
            <text:p>陳成添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同榮里中清路二段1250巷96弄(中清路二段1250巷96弄及同榮路137巷)</text:p>
          </table:table-cell>
          <table:table-cell office:value-type="float" office:value="663" table:style-name="ce14">
            <text:p><text:s/>663<text:s/></text:p>
          </table:table-cell>
          <table:table-cell office:value-type="float" office:value="551" table:style-name="ce15">
            <text:p><text:s/>551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663" table:style-name="ce8">
            <text:p><text:s/>663.00<text:s/></text:p>
          </table:table-cell>
          <table:table-cell office:value-type="float" office:value="551" table:style-name="ce9">
            <text:p><text:s/>551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陳成添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北屯區平心里熱河路二段(遼陽四街至文心路)單號側</text:p>
          </table:table-cell>
          <table:table-cell office:value-type="float" office:value="280" table:style-name="ce14">
            <text:p><text:s/>280<text:s/></text:p>
          </table:table-cell>
          <table:table-cell office:value-type="float" office:value="188" table:style-name="ce15">
            <text:p><text:s/>18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280" table:style-name="ce8">
            <text:p><text:s/>280.00<text:s/></text:p>
          </table:table-cell>
          <table:table-cell office:value-type="float" office:value="188" table:style-name="ce9">
            <text:p><text:s/>188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曾朝榮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 松茂里 松義街51巷(松義街至松竹路二段107巷)</text:p>
          </table:table-cell>
          <table:table-cell office:value-type="float" office:value="520" table:style-name="ce14">
            <text:p><text:s/>520<text:s/></text:p>
          </table:table-cell>
          <table:table-cell office:value-type="float" office:value="469" table:style-name="ce15">
            <text:p><text:s/>46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520" table:style-name="ce8">
            <text:p><text:s/>520.00<text:s/></text:p>
          </table:table-cell>
          <table:table-cell office:value-type="float" office:value="469" table:style-name="ce9">
            <text:p><text:s/>469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曾朝榮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水景里景和街(東山路一段192巷至三甲北街巷)</text:p>
          </table:table-cell>
          <table:table-cell office:value-type="float" office:value="2450" table:style-name="ce14">
            <text:p><text:s/>2,450<text:s/></text:p>
          </table:table-cell>
          <table:table-cell office:value-type="float" office:value="1752" table:style-name="ce15">
            <text:p><text:s/>1,75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銓湧營造有限公司</text:p>
          </table:table-cell>
          <table:table-cell table:number-columns-repeated="2" table:style-name="ce1"/>
          <table:table-cell office:value-type="float" office:value="2450" table:style-name="ce8">
            <text:p><text:s/>2,450.00<text:s/></text:p>
          </table:table-cell>
          <table:table-cell office:value-type="float" office:value="1752" table:style-name="ce9">
            <text:p><text:s/>1,752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曾朝榮議員</text:p>
          </table:table-cell>
          <table:table-cell office:value-type="string" table:style-name="ce13">
            <text:p>人行道修復</text:p>
          </table:table-cell>
          <table:table-cell office:value-type="string" table:style-name="ce13">
            <text:p>北屯區軍功里軍功19路(松竹2路至軍榮3街)單號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518" table:style-name="ce15">
            <text:p><text:s/>51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500" table:style-name="ce8">
            <text:p><text:s/>500.00<text:s/></text:p>
          </table:table-cell>
          <table:table-cell office:value-type="float" office:value="518" table:style-name="ce9">
            <text:p><text:s/>518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賴順仁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仁和里 山西北一街 全段(崇德九路617號至451號)</text:p>
          </table:table-cell>
          <table:table-cell office:value-type="float" office:value="3200" table:style-name="ce14">
            <text:p><text:s/>3,200<text:s/></text:p>
          </table:table-cell>
          <table:table-cell office:value-type="float" office:value="2289" table:style-name="ce15">
            <text:p><text:s/>2,28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銓湧營造有限公司</text:p>
          </table:table-cell>
          <table:table-cell table:number-columns-repeated="2" table:style-name="ce1"/>
          <table:table-cell office:value-type="float" office:value="3200" table:style-name="ce8">
            <text:p><text:s/>3,200.00<text:s/></text:p>
          </table:table-cell>
          <table:table-cell office:value-type="float" office:value="2289" table:style-name="ce9">
            <text:p><text:s/>2,289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謝明源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新平里貿易巷經貿二路至96弄</text:p>
          </table:table-cell>
          <table:table-cell office:value-type="float" office:value="220" table:style-name="ce14">
            <text:p><text:s/>220<text:s/></text:p>
          </table:table-cell>
          <table:table-cell office:value-type="float" office:value="148" table:style-name="ce15">
            <text:p><text:s/>14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220" table:style-name="ce8">
            <text:p><text:s/>220.00<text:s/></text:p>
          </table:table-cell>
          <table:table-cell office:value-type="float" office:value="148" table:style-name="ce9">
            <text:p><text:s/>14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佳微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區大湖里大誠街(太平路至精武路)</text:p>
          </table:table-cell>
          <table:table-cell office:value-type="float" office:value="900" table:style-name="ce14">
            <text:p><text:s/>900<text:s/></text:p>
          </table:table-cell>
          <table:table-cell office:value-type="float" office:value="657" table:style-name="ce15">
            <text:p><text:s/>65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正祥營造有限公司</text:p>
          </table:table-cell>
          <table:table-cell table:number-columns-repeated="2" table:style-name="ce1"/>
          <table:table-cell office:value-type="float" office:value="900" table:style-name="ce8">
            <text:p><text:s/>900.00<text:s/></text:p>
          </table:table-cell>
          <table:table-cell office:value-type="float" office:value="657" table:style-name="ce9">
            <text:p><text:s/>657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廖乃綸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西屯區協和里 工業三十八路(33號至89號)</text:p>
          </table:table-cell>
          <table:table-cell office:value-type="float" office:value="660" table:style-name="ce14">
            <text:p><text:s/>660<text:s/></text:p>
          </table:table-cell>
          <table:table-cell office:value-type="float" office:value="740" table:style-name="ce15">
            <text:p><text:s/>74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日宏營造有限公司</text:p>
          </table:table-cell>
          <table:table-cell table:number-columns-repeated="2" table:style-name="ce1"/>
          <table:table-cell office:value-type="float" office:value="660" table:style-name="ce8">
            <text:p><text:s/>660.00<text:s/></text:p>
          </table:table-cell>
          <table:table-cell office:value-type="float" office:value="740" table:style-name="ce9">
            <text:p><text:s/>740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張廖乃綸議員</text:p>
          </table:table-cell>
          <table:table-cell office:value-type="string" table:style-name="ce13">
            <text:p>人行道修復</text:p>
          </table:table-cell>
          <table:table-cell office:value-type="string" table:style-name="ce13">
            <text:p>西屯區何安里青海路二段(洛陽路至青海路二段49巷)</text:p>
          </table:table-cell>
          <table:table-cell office:value-type="float" office:value="600" table:style-name="ce14">
            <text:p><text:s/>600<text:s/></text:p>
          </table:table-cell>
          <table:table-cell office:value-type="float" office:value="469" table:style-name="ce15">
            <text:p><text:s/>46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600" table:style-name="ce8">
            <text:p><text:s/>600.00<text:s/></text:p>
          </table:table-cell>
          <table:table-cell office:value-type="float" office:value="469" table:style-name="ce9">
            <text:p><text:s/>469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淑華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西屯區 潮洋里 朝貴路(朝馬二街至環河路)</text:p>
          </table:table-cell>
          <table:table-cell office:value-type="float" office:value="1040" table:style-name="ce14">
            <text:p><text:s/>1,040<text:s/></text:p>
          </table:table-cell>
          <table:table-cell office:value-type="float" office:value="1032" table:style-name="ce15">
            <text:p><text:s/>1,03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1040" table:style-name="ce8">
            <text:p><text:s/>1,040.00<text:s/></text:p>
          </table:table-cell>
          <table:table-cell office:value-type="float" office:value="1032" table:style-name="ce9">
            <text:p><text:s/>1,032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陳淑華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西屯區 西墩里 黎明路三段(福星路至西苑二街)</text:p>
          </table:table-cell>
          <table:table-cell office:value-type="float" office:value="1325" table:style-name="ce14">
            <text:p><text:s/>1,325<text:s/></text:p>
          </table:table-cell>
          <table:table-cell office:value-type="float" office:value="1325" table:style-name="ce15">
            <text:p><text:s/>1,32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1325" table:style-name="ce8">
            <text:p><text:s/>1,325.00<text:s/></text:p>
          </table:table-cell>
          <table:table-cell office:value-type="float" office:value="1325" table:style-name="ce9">
            <text:p><text:s/>1,32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黃馨慧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西屯區協和里協和北巷12號</text:p>
          </table:table-cell>
          <table:table-cell office:value-type="float" office:value="90" table:style-name="ce14">
            <text:p><text:s/>90<text:s/></text:p>
          </table:table-cell>
          <table:table-cell office:value-type="float" office:value="90" table:style-name="ce15">
            <text:p><text:s/>9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日宏營造有限公司</text:p>
          </table:table-cell>
          <table:table-cell table:number-columns-repeated="2" table:style-name="ce1"/>
          <table:table-cell office:value-type="float" office:value="90" table:style-name="ce8">
            <text:p><text:s/>90.00<text:s/></text:p>
          </table:table-cell>
          <table:table-cell office:value-type="float" office:value="90" table:style-name="ce9">
            <text:p><text:s/>9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黃馨慧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西屯區逢甲里寶慶街26之2號</text:p>
          </table:table-cell>
          <table:table-cell office:value-type="float" office:value="88" table:style-name="ce14">
            <text:p><text:s/>88<text:s/></text:p>
          </table:table-cell>
          <table:table-cell office:value-type="float" office:value="88" table:style-name="ce15">
            <text:p><text:s/>8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88" table:style-name="ce8">
            <text:p><text:s/>88.00<text:s/></text:p>
          </table:table-cell>
          <table:table-cell office:value-type="float" office:value="88" table:style-name="ce9">
            <text:p><text:s/>8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蔡雅玲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屯區 后庄里 后庄七街290巷(8號至28號)</text:p>
          </table:table-cell>
          <table:table-cell office:value-type="float" office:value="440" table:style-name="ce14">
            <text:p><text:s/>440<text:s/></text:p>
          </table:table-cell>
          <table:table-cell office:value-type="float" office:value="560" table:style-name="ce15">
            <text:p><text:s/>56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440" table:style-name="ce8">
            <text:p><text:s/>440.00<text:s/></text:p>
          </table:table-cell>
          <table:table-cell office:value-type="float" office:value="560" table:style-name="ce9">
            <text:p><text:s/>56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文海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屯區 文心里 大英街183巷</text:p>
          </table:table-cell>
          <table:table-cell office:value-type="float" office:value="480" table:style-name="ce14">
            <text:p><text:s/>480<text:s/></text:p>
          </table:table-cell>
          <table:table-cell office:value-type="float" office:value="465" table:style-name="ce15">
            <text:p><text:s/>46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480" table:style-name="ce8">
            <text:p><text:s/>480.00<text:s/></text:p>
          </table:table-cell>
          <table:table-cell office:value-type="float" office:value="465" table:style-name="ce9">
            <text:p><text:s/>46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文海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屯區楓樹西街(楓和路-楓樹西街)</text:p>
          </table:table-cell>
          <table:table-cell office:value-type="float" office:value="860" table:style-name="ce14">
            <text:p><text:s/>860<text:s/></text:p>
          </table:table-cell>
          <table:table-cell office:value-type="float" office:value="860" table:style-name="ce15">
            <text:p><text:s/>86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860" table:style-name="ce8">
            <text:p><text:s/>860.00<text:s/></text:p>
          </table:table-cell>
          <table:table-cell office:value-type="float" office:value="860" table:style-name="ce9">
            <text:p><text:s/>86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文海議員</text:p>
          </table:table-cell>
          <table:table-cell office:value-type="string" table:style-name="ce13">
            <text:p>人行道修復</text:p>
          </table:table-cell>
          <table:table-cell office:value-type="string" table:style-name="ce13">
            <text:p>南屯區大興里興路1段(永春東路至文心南3路)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750" table:style-name="ce15">
            <text:p><text:s/>7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750" table:style-name="ce9">
            <text:p><text:s/>7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中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南區樹德里德富路146巷</text:p>
          </table:table-cell>
          <table:table-cell office:value-type="float" office:value="90" table:style-name="ce14">
            <text:p><text:s/>90<text:s/></text:p>
          </table:table-cell>
          <table:table-cell office:value-type="float" office:value="90" table:style-name="ce15">
            <text:p><text:s/>9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90" table:style-name="ce8">
            <text:p><text:s/>90.00<text:s/></text:p>
          </table:table-cell>
          <table:table-cell office:value-type="float" office:value="90" table:style-name="ce9">
            <text:p><text:s/>9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朱暖英議員</text:p>
          </table:table-cell>
          <table:table-cell office:value-type="string" table:style-name="ce13">
            <text:p>斜坡道改善</text:p>
          </table:table-cell>
          <table:table-cell office:value-type="string" table:style-name="ce13">
            <text:p>南屯區干城里干城街240巷口增建斜坡道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73" table:style-name="ce15">
            <text:p><text:s/>73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25" table:style-name="ce8">
            <text:p><text:s/>25.00<text:s/></text:p>
          </table:table-cell>
          <table:table-cell office:value-type="float" office:value="73" table:style-name="ce9">
            <text:p><text:s/>73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邱素貞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區 積善里 永和一街(仁義街至永東街)<text:s/></text:p>
          </table:table-cell>
          <table:table-cell office:value-type="float" office:value="546" table:style-name="ce14">
            <text:p><text:s/>546<text:s/></text:p>
          </table:table-cell>
          <table:table-cell office:value-type="float" office:value="519" table:style-name="ce15">
            <text:p><text:s/>51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546" table:style-name="ce8">
            <text:p><text:s/>546.00<text:s/></text:p>
          </table:table-cell>
          <table:table-cell office:value-type="float" office:value="519" table:style-name="ce9">
            <text:p><text:s/>519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鄭功進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區 永興里 美村南路108巷</text:p>
          </table:table-cell>
          <table:table-cell office:value-type="float" office:value="1680" table:style-name="ce14">
            <text:p><text:s/>1,680<text:s/></text:p>
          </table:table-cell>
          <table:table-cell office:value-type="float" office:value="1680" table:style-name="ce15">
            <text:p><text:s/>1,68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/text:p>
          </table:table-cell>
          <table:table-cell table:number-columns-repeated="2" table:style-name="ce1"/>
          <table:table-cell office:value-type="float" office:value="1680" table:style-name="ce8">
            <text:p><text:s/>1,680.00<text:s/></text:p>
          </table:table-cell>
          <table:table-cell office:value-type="float" office:value="1680" table:style-name="ce9">
            <text:p><text:s/>1,68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政顯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區崇德里崇興路(榮華街至柳楊西街)</text:p>
          </table:table-cell>
          <table:table-cell office:value-type="float" office:value="928" table:style-name="ce14">
            <text:p><text:s/>928<text:s/></text:p>
          </table:table-cell>
          <table:table-cell office:value-type="float" office:value="493" table:style-name="ce15">
            <text:p><text:s/>493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928" table:style-name="ce8">
            <text:p><text:s/>928.00<text:s/></text:p>
          </table:table-cell>
          <table:table-cell office:value-type="float" office:value="493" table:style-name="ce9">
            <text:p><text:s/>493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政顯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區金龍里益華街(健行路至三民路)</text:p>
          </table:table-cell>
          <table:table-cell office:value-type="float" office:value="652" table:style-name="ce14">
            <text:p><text:s/>652<text:s/></text:p>
          </table:table-cell>
          <table:table-cell office:value-type="float" office:value="669" table:style-name="ce15">
            <text:p><text:s/>66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652" table:style-name="ce8">
            <text:p><text:s/>652.00<text:s/></text:p>
          </table:table-cell>
          <table:table-cell office:value-type="float" office:value="669" table:style-name="ce9">
            <text:p><text:s/>669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政顯議員、范淞育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北區金龍里衛道路11巷側溝蓋</text:p>
          </table:table-cell>
          <table:table-cell office:value-type="float" office:value="380" table:style-name="ce14">
            <text:p><text:s/>380<text:s/></text:p>
          </table:table-cell>
          <table:table-cell office:value-type="float" office:value="268" table:style-name="ce15">
            <text:p><text:s/>26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380" table:style-name="ce8">
            <text:p><text:s/>380.00<text:s/></text:p>
          </table:table-cell>
          <table:table-cell office:value-type="float" office:value="268" table:style-name="ce9">
            <text:p><text:s/>26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范淞育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北區健行里西屯路(健行路至德化街)</text:p>
          </table:table-cell>
          <table:table-cell office:value-type="float" office:value="2600" table:style-name="ce14">
            <text:p><text:s/>2,600<text:s/></text:p>
          </table:table-cell>
          <table:table-cell office:value-type="float" office:value="2012" table:style-name="ce15">
            <text:p><text:s/>2,01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正祥營造有限公司</text:p>
          </table:table-cell>
          <table:table-cell table:number-columns-repeated="2" table:style-name="ce1"/>
          <table:table-cell office:value-type="float" office:value="2600" table:style-name="ce8">
            <text:p><text:s/>2,600.00<text:s/></text:p>
          </table:table-cell>
          <table:table-cell office:value-type="float" office:value="2012" table:style-name="ce9">
            <text:p><text:s/>2,012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楊正中議員</text:p>
          </table:table-cell>
          <table:table-cell office:value-type="string" table:style-name="ce13">
            <text:p>水溝修復</text:p>
          </table:table-cell>
          <table:table-cell office:value-type="string" table:style-name="ce13">
            <text:p>西屯區何安里臺灣大道二段960號</text:p>
          </table:table-cell>
          <table:table-cell office:value-type="float" office:value="75" table:style-name="ce14">
            <text:p><text:s/>75<text:s/></text:p>
          </table:table-cell>
          <table:table-cell office:value-type="float" office:value="75" table:style-name="ce15">
            <text:p><text:s/>7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75" table:style-name="ce8">
            <text:p><text:s/>75.00<text:s/></text:p>
          </table:table-cell>
          <table:table-cell office:value-type="float" office:value="75" table:style-name="ce9">
            <text:p><text:s/>7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宏年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西屯區何安里臺灣大道二段960號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246" table:style-name="ce15">
            <text:p><text:s/>24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350" table:style-name="ce8">
            <text:p><text:s/>350.00<text:s/></text:p>
          </table:table-cell>
          <table:table-cell office:value-type="float" office:value="246" table:style-name="ce9">
            <text:p><text:s/>24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宏年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西區公德里精成16街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622" table:style-name="ce15">
            <text:p><text:s/>62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622" table:style-name="ce9">
            <text:p><text:s/>622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張耀中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屯區 大同里 東興路二段(向上南路至大墩四街)<text:s/></text:p>
          </table:table-cell>
          <table:table-cell office:value-type="float" office:value="3060" table:style-name="ce14">
            <text:p><text:s/>3,060<text:s/></text:p>
          </table:table-cell>
          <table:table-cell office:value-type="float" office:value="3069" table:style-name="ce15">
            <text:p><text:s/>3,06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3060" table:style-name="ce8">
            <text:p><text:s/>3,060.00<text:s/></text:p>
          </table:table-cell>
          <table:table-cell office:value-type="float" office:value="3069" table:style-name="ce9">
            <text:p><text:s/>3,069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耀中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屯區三厝黎明東街201號</text:p>
          </table:table-cell>
          <table:table-cell office:value-type="float" office:value="95" table:style-name="ce14">
            <text:p><text:s/>95<text:s/></text:p>
          </table:table-cell>
          <table:table-cell office:value-type="float" office:value="95" table:style-name="ce15">
            <text:p><text:s/>9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95" table:style-name="ce8">
            <text:p><text:s/>95.00<text:s/></text:p>
          </table:table-cell>
          <table:table-cell office:value-type="float" office:value="95" table:style-name="ce9">
            <text:p><text:s/>9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劉士州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屯區 楓樹里 楓樹東街(楓平路~楓和路)</text:p>
          </table:table-cell>
          <table:table-cell office:value-type="float" office:value="2500" table:style-name="ce14">
            <text:p><text:s/>2,500<text:s/></text:p>
          </table:table-cell>
          <table:table-cell office:value-type="float" office:value="2500" table:style-name="ce15">
            <text:p><text:s/>2,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/text:p>
          </table:table-cell>
          <table:table-cell table:number-columns-repeated="2" table:style-name="ce1"/>
          <table:table-cell office:value-type="float" office:value="2500" table:style-name="ce8">
            <text:p><text:s/>2,500.00<text:s/></text:p>
          </table:table-cell>
          <table:table-cell office:value-type="float" office:value="2500" table:style-name="ce9">
            <text:p><text:s/>2,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劉士州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屯區大誠里東興路二段(大墩四街~五權西路)</text:p>
          </table:table-cell>
          <table:table-cell office:value-type="float" office:value="900" table:style-name="ce14">
            <text:p><text:s/>900<text:s/></text:p>
          </table:table-cell>
          <table:table-cell office:value-type="float" office:value="706" table:style-name="ce15">
            <text:p><text:s/>70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900" table:style-name="ce8">
            <text:p><text:s/>900.00<text:s/></text:p>
          </table:table-cell>
          <table:table-cell office:value-type="float" office:value="706" table:style-name="ce9">
            <text:p><text:s/>70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劉士州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南屯區豐樂里永春東一路807巷</text:p>
          </table:table-cell>
          <table:table-cell office:value-type="float" office:value="800" table:style-name="ce14">
            <text:p><text:s/>800<text:s/></text:p>
          </table:table-cell>
          <table:table-cell office:value-type="float" office:value="532" table:style-name="ce15">
            <text:p><text:s/>53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800" table:style-name="ce8">
            <text:p><text:s/>800.00<text:s/></text:p>
          </table:table-cell>
          <table:table-cell office:value-type="float" office:value="532" table:style-name="ce9">
            <text:p><text:s/>532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敏誠議員</text:p>
          </table:table-cell>
          <table:table-cell office:value-type="string" table:style-name="ce13">
            <text:p>排水溝及路面修復</text:p>
          </table:table-cell>
          <table:table-cell office:value-type="string" table:style-name="ce13">
            <text:p>南區 長春里 台中路2巷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300" table:style-name="ce9">
            <text:p><text:s/>3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江肇國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西區昇平里向上路一段79巷66弄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207" table:style-name="ce15">
            <text:p><text:s/>20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雅鉅營造有限公司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207" table:style-name="ce9">
            <text:p><text:s/>207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江肇國議員</text:p>
          </table:table-cell>
          <table:table-cell office:value-type="string" table:style-name="ce13">
            <text:p>人行道修復</text:p>
          </table:table-cell>
          <table:table-cell office:value-type="string" table:style-name="ce13">
            <text:p>中區繼光里雙十路一段</text:p>
          </table:table-cell>
          <table:table-cell office:value-type="float" office:value="4000" table:style-name="ce14">
            <text:p><text:s/>4,000<text:s/></text:p>
          </table:table-cell>
          <table:table-cell office:value-type="float" office:value="3680" table:style-name="ce15">
            <text:p><text:s/>3,68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英弘營造有限公司</text:p>
          </table:table-cell>
          <table:table-cell table:number-columns-repeated="2" table:style-name="ce1"/>
          <table:table-cell office:value-type="float" office:value="4000" table:style-name="ce8">
            <text:p><text:s/>4,000.00<text:s/></text:p>
          </table:table-cell>
          <table:table-cell office:value-type="float" office:value="3680" table:style-name="ce9">
            <text:p><text:s/>3,680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吳顯森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雅區三和里建興路152巷及中正路157巷(建興路至昌平路4段)</text:p>
          </table:table-cell>
          <table:table-cell office:value-type="float" office:value="650" table:style-name="ce14">
            <text:p><text:s/>650<text:s/></text:p>
          </table:table-cell>
          <table:table-cell office:value-type="float" office:value="328" table:style-name="ce15">
            <text:p><text:s/>32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650" table:style-name="ce8">
            <text:p><text:s/>650.00<text:s/></text:p>
          </table:table-cell>
          <table:table-cell office:value-type="float" office:value="328" table:style-name="ce9">
            <text:p><text:s/>32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顯森議員</text:p>
          </table:table-cell>
          <table:table-cell office:value-type="string" table:style-name="ce13">
            <text:p>排水溝中溝牆打除</text:p>
          </table:table-cell>
          <table:table-cell office:value-type="string" table:style-name="ce13">
            <text:p>大雅區橫山里振興二路56號旁</text:p>
          </table:table-cell>
          <table:table-cell office:value-type="float" office:value="86" table:style-name="ce14">
            <text:p><text:s/>86<text:s/></text:p>
          </table:table-cell>
          <table:table-cell office:value-type="float" office:value="86" table:style-name="ce15">
            <text:p><text:s/>8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85.5" table:style-name="ce8">
            <text:p><text:s/>85.50<text:s/></text:p>
          </table:table-cell>
          <table:table-cell office:value-type="float" office:value="85.5" table:style-name="ce9">
            <text:p><text:s/>85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顯森議員</text:p>
          </table:table-cell>
          <table:table-cell office:value-type="string" table:style-name="ce13">
            <text:p>側溝加蓋、設置格柵版</text:p>
          </table:table-cell>
          <table:table-cell office:value-type="string" table:style-name="ce13">
            <text:p>神岡區三角里大富路186巷T字型路口</text:p>
          </table:table-cell>
          <table:table-cell office:value-type="float" office:value="80" table:style-name="ce14">
            <text:p><text:s/>80<text:s/></text:p>
          </table:table-cell>
          <table:table-cell office:value-type="float" office:value="80" table:style-name="ce15">
            <text:p><text:s/>8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80" table:style-name="ce8">
            <text:p><text:s/>80.00<text:s/></text:p>
          </table:table-cell>
          <table:table-cell office:value-type="float" office:value="80" table:style-name="ce9">
            <text:p><text:s/>8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顯森議員</text:p>
          </table:table-cell>
          <table:table-cell office:value-type="string" table:style-name="ce13">
            <text:p>樹頭移除、木棉花朵打除</text:p>
          </table:table-cell>
          <table:table-cell office:value-type="string" table:style-name="ce13">
            <text:p>大雅區西寶里昌平路</text:p>
          </table:table-cell>
          <table:table-cell office:value-type="float" office:value="95" table:style-name="ce14">
            <text:p><text:s/>95<text:s/></text:p>
          </table:table-cell>
          <table:table-cell office:value-type="float" office:value="95" table:style-name="ce15">
            <text:p><text:s/>9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95.3" table:style-name="ce8">
            <text:p><text:s/>95.30<text:s/></text:p>
          </table:table-cell>
          <table:table-cell office:value-type="float" office:value="95.3" table:style-name="ce9">
            <text:p><text:s/>95.3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吳顯森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雅區雅楓里神林南路180巷(神林南路口至新舊交界面)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187" table:style-name="ce15">
            <text:p><text:s/>18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350" table:style-name="ce8">
            <text:p><text:s/>350.00<text:s/></text:p>
          </table:table-cell>
          <table:table-cell office:value-type="float" office:value="186.8" table:style-name="ce9">
            <text:p><text:s/>186.80<text:s/></text:p>
          </table:table-cell>
          <table:table-cell table:number-columns-repeated="16371"/>
        </table:table-row>
        <table:table-row table:style-name="ro7">
          <table:table-cell office:value-type="string" table:style-name="ce12">
            <text:p>吳顯森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雅區 二和里 神林南路312巷(神林南路312巷31號起至神林南路272巷35號迄)</text:p>
          </table:table-cell>
          <table:table-cell office:value-type="float" office:value="550" table:style-name="ce14">
            <text:p><text:s/>550<text:s/></text:p>
          </table:table-cell>
          <table:table-cell office:value-type="float" office:value="345" table:style-name="ce15">
            <text:p><text:s/>34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550" table:style-name="ce8">
            <text:p><text:s/>550.00<text:s/></text:p>
          </table:table-cell>
          <table:table-cell office:value-type="float" office:value="344.6" table:style-name="ce9">
            <text:p><text:s/>344.6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顯森議員</text:p>
          </table:table-cell>
          <table:table-cell office:value-type="string" table:style-name="ce13">
            <text:p>暗溝、水溝加蓋</text:p>
          </table:table-cell>
          <table:table-cell office:value-type="string" table:style-name="ce13">
            <text:p>大雅區大楓里民生路三段428巷13號</text:p>
          </table:table-cell>
          <table:table-cell office:value-type="float" office:value="200" table:style-name="ce14">
            <text:p><text:s/>200<text:s/></text:p>
          </table:table-cell>
          <table:table-cell office:value-type="float" office:value="399" table:style-name="ce15">
            <text:p><text:s/>39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200" table:style-name="ce8">
            <text:p><text:s/>200.00<text:s/></text:p>
          </table:table-cell>
          <table:table-cell office:value-type="float" office:value="398.7" table:style-name="ce9">
            <text:p><text:s/>398.70<text:s/></text:p>
          </table:table-cell>
          <table:table-cell table:number-columns-repeated="16371"/>
        </table:table-row>
        <table:table-row table:style-name="ro8">
          <table:table-cell office:value-type="string" table:style-name="ce12">
            <text:p>吳顯森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雅區上雅里雅環路二段280號旁(中連貨運旁)(神林路一段49巷口至雅環路二段)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315" table:style-name="ce15">
            <text:p><text:s/>31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350" table:style-name="ce8">
            <text:p><text:s/>350.00<text:s/></text:p>
          </table:table-cell>
          <table:table-cell office:value-type="float" office:value="315.10000000000002" table:style-name="ce9">
            <text:p><text:s/>315.1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顯森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潭興路一路平工程</text:p>
          </table:table-cell>
          <table:table-cell office:value-type="float" office:value="700" table:style-name="ce14">
            <text:p><text:s/>700<text:s/></text:p>
          </table:table-cell>
          <table:table-cell office:value-type="float" office:value="650" table:style-name="ce15">
            <text:p><text:s/>6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700" table:style-name="ce8">
            <text:p><text:s/>700.00<text:s/></text:p>
          </table:table-cell>
          <table:table-cell office:value-type="float" office:value="650" table:style-name="ce9">
            <text:p><text:s/>6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神岡區豐洲里東洲路5巷</text:p>
          </table:table-cell>
          <table:table-cell office:value-type="float" office:value="193" table:style-name="ce14">
            <text:p><text:s/>193<text:s/></text:p>
          </table:table-cell>
          <table:table-cell office:value-type="float" office:value="159" table:style-name="ce15">
            <text:p><text:s/>15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193" table:style-name="ce8">
            <text:p><text:s/>193.00<text:s/></text:p>
          </table:table-cell>
          <table:table-cell office:value-type="float" office:value="159.4" table:style-name="ce9">
            <text:p><text:s/>159.4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版橋截角拓寬</text:p>
          </table:table-cell>
          <table:table-cell office:value-type="string" table:style-name="ce13">
            <text:p>神岡區社口里中山路360巷1弄巷口</text:p>
          </table:table-cell>
          <table:table-cell office:value-type="float" office:value="160" table:style-name="ce14">
            <text:p><text:s/>160<text:s/></text:p>
          </table:table-cell>
          <table:table-cell office:value-type="float" office:value="135" table:style-name="ce15">
            <text:p><text:s/>13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160" table:style-name="ce8">
            <text:p><text:s/>160.00<text:s/></text:p>
          </table:table-cell>
          <table:table-cell office:value-type="float" office:value="135" table:style-name="ce9">
            <text:p><text:s/>13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三村里三和路262巷2號~5號</text:p>
          </table:table-cell>
          <table:table-cell office:value-type="float" office:value="200" table:style-name="ce14">
            <text:p><text:s/>200<text:s/></text:p>
          </table:table-cell>
          <table:table-cell office:value-type="float" office:value="154" table:style-name="ce15">
            <text:p><text:s/>15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200" table:style-name="ce8">
            <text:p><text:s/>200.00<text:s/></text:p>
          </table:table-cell>
          <table:table-cell office:value-type="float" office:value="153.5" table:style-name="ce9">
            <text:p><text:s/>153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三村里三和路354巷97弄52-5號~60-3號</text:p>
          </table:table-cell>
          <table:table-cell office:value-type="float" office:value="942" table:style-name="ce14">
            <text:p><text:s/>942<text:s/></text:p>
          </table:table-cell>
          <table:table-cell office:value-type="float" office:value="543" table:style-name="ce15">
            <text:p><text:s/>543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942" table:style-name="ce8">
            <text:p><text:s/>942.00<text:s/></text:p>
          </table:table-cell>
          <table:table-cell office:value-type="float" office:value="542.5" table:style-name="ce9">
            <text:p><text:s/>542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增設防撞桿、溝蓋修復</text:p>
          </table:table-cell>
          <table:table-cell office:value-type="string" table:style-name="ce13">
            <text:p>豐原區鎌村里鎌村金豐新村</text:p>
          </table:table-cell>
          <table:table-cell office:value-type="float" office:value="180" table:style-name="ce14">
            <text:p><text:s/>180<text:s/></text:p>
          </table:table-cell>
          <table:table-cell office:value-type="float" office:value="178" table:style-name="ce15">
            <text:p><text:s/>17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80" table:style-name="ce8">
            <text:p><text:s/>180.00<text:s/></text:p>
          </table:table-cell>
          <table:table-cell office:value-type="float" office:value="178" table:style-name="ce9">
            <text:p><text:s/>17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田心里大光街3巷</text:p>
          </table:table-cell>
          <table:table-cell office:value-type="float" office:value="165" table:style-name="ce14">
            <text:p><text:s/>165<text:s/></text:p>
          </table:table-cell>
          <table:table-cell office:value-type="float" office:value="154" table:style-name="ce15">
            <text:p><text:s/>15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65" table:style-name="ce8">
            <text:p><text:s/>165.00<text:s/></text:p>
          </table:table-cell>
          <table:table-cell office:value-type="float" office:value="154" table:style-name="ce9">
            <text:p><text:s/>154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田心里大明路16巷</text:p>
          </table:table-cell>
          <table:table-cell office:value-type="float" office:value="165" table:style-name="ce14">
            <text:p><text:s/>165<text:s/></text:p>
          </table:table-cell>
          <table:table-cell office:value-type="float" office:value="126" table:style-name="ce15">
            <text:p><text:s/>12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65" table:style-name="ce8">
            <text:p><text:s/>165.00<text:s/></text:p>
          </table:table-cell>
          <table:table-cell office:value-type="float" office:value="126.4" table:style-name="ce9">
            <text:p><text:s/>126.4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豐田里田心路167號前</text:p>
          </table:table-cell>
          <table:table-cell office:value-type="float" office:value="175" table:style-name="ce14">
            <text:p><text:s/>175<text:s/></text:p>
          </table:table-cell>
          <table:table-cell office:value-type="float" office:value="175" table:style-name="ce15">
            <text:p><text:s/>17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75" table:style-name="ce8">
            <text:p><text:s/>175.00<text:s/></text:p>
          </table:table-cell>
          <table:table-cell office:value-type="float" office:value="175" table:style-name="ce9">
            <text:p><text:s/>17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豐田里田心路158號前</text:p>
          </table:table-cell>
          <table:table-cell office:value-type="float" office:value="180" table:style-name="ce14">
            <text:p><text:s/>180<text:s/></text:p>
          </table:table-cell>
          <table:table-cell office:value-type="float" office:value="117" table:style-name="ce15">
            <text:p><text:s/>11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80" table:style-name="ce8">
            <text:p><text:s/>180.00<text:s/></text:p>
          </table:table-cell>
          <table:table-cell office:value-type="float" office:value="117" table:style-name="ce9">
            <text:p><text:s/>117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潭子區 福仁里 新興路一段229巷及22弄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294" table:style-name="ce15">
            <text:p><text:s/>29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500" table:style-name="ce8">
            <text:p><text:s/>500.00<text:s/></text:p>
          </table:table-cell>
          <table:table-cell office:value-type="float" office:value="294.3" table:style-name="ce9">
            <text:p><text:s/>294.3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張立傑議員</text:p>
          </table:table-cell>
          <table:table-cell office:value-type="string" table:style-name="ce13">
            <text:p>施作截角</text:p>
          </table:table-cell>
          <table:table-cell office:value-type="string" table:style-name="ce13">
            <text:p>大雅區員林里大林路與大林路291、292巷交叉口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110" table:style-name="ce15">
            <text:p><text:s/>11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110.2" table:style-name="ce9">
            <text:p><text:s/>110.2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側溝</text:p>
          </table:table-cell>
          <table:table-cell office:value-type="string" table:style-name="ce13">
            <text:p>大雅區 二和里 學府路179巷34號旁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26" table:style-name="ce15">
            <text:p><text:s/>12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150" table:style-name="ce8">
            <text:p><text:s/>150.00<text:s/></text:p>
          </table:table-cell>
          <table:table-cell office:value-type="float" office:value="126.3" table:style-name="ce9">
            <text:p><text:s/>126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排水溝加蓋</text:p>
          </table:table-cell>
          <table:table-cell office:value-type="string" table:style-name="ce13">
            <text:p>大雅區員林里神林路一段540巷與神林路交叉口</text:p>
          </table:table-cell>
          <table:table-cell office:value-type="float" office:value="99" table:style-name="ce14">
            <text:p><text:s/>99<text:s/></text:p>
          </table:table-cell>
          <table:table-cell office:value-type="float" office:value="99" table:style-name="ce18">
            <text:p><text:s/>9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99" table:style-name="ce8">
            <text:p><text:s/>99.00<text:s/></text:p>
          </table:table-cell>
          <table:table-cell office:value-type="string" table:style-name="ce9">
            <text:p>99,9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排水溝加蓋</text:p>
          </table:table-cell>
          <table:table-cell office:value-type="string" table:style-name="ce13">
            <text:p>大雅區員林里大林路65巷</text:p>
          </table:table-cell>
          <table:table-cell office:value-type="float" office:value="60" table:style-name="ce14">
            <text:p><text:s/>60<text:s/></text:p>
          </table:table-cell>
          <table:table-cell office:value-type="float" office:value="58" table:style-name="ce15">
            <text:p><text:s/>5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60" table:style-name="ce8">
            <text:p><text:s/>60.00<text:s/></text:p>
          </table:table-cell>
          <table:table-cell office:value-type="float" office:value="58" table:style-name="ce9">
            <text:p><text:s/>5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護欄、水溝蓋施作</text:p>
          </table:table-cell>
          <table:table-cell office:value-type="string" table:style-name="ce13">
            <text:p>大雅區 六寶里 光復路15-2(六寶國小)</text:p>
          </table:table-cell>
          <table:table-cell office:value-type="float" office:value="1200" table:style-name="ce14">
            <text:p><text:s/>1,200<text:s/></text:p>
          </table:table-cell>
          <table:table-cell office:value-type="float" office:value="990" table:style-name="ce15">
            <text:p><text:s/>99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1200" table:style-name="ce8">
            <text:p><text:s/>1,200.00<text:s/></text:p>
          </table:table-cell>
          <table:table-cell office:value-type="float" office:value="990.2" table:style-name="ce9">
            <text:p><text:s/>990.2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體健設施</text:p>
          </table:table-cell>
          <table:table-cell office:value-type="string" table:style-name="ce13">
            <text:p>大雅區忠義里汝鎏公園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102" table:style-name="ce15">
            <text:p><text:s/>10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105.7" table:style-name="ce8">
            <text:p><text:s/>105.70<text:s/></text:p>
          </table:table-cell>
          <table:table-cell office:value-type="float" office:value="101.7" table:style-name="ce9">
            <text:p><text:s/>101.70<text:s/></text:p>
          </table:table-cell>
          <table:table-cell table:number-columns-repeated="16371"/>
        </table:table-row>
        <table:table-row table:style-name="ro8">
          <table:table-cell office:value-type="string" table:style-name="ce12">
            <text:p>張立傑議員</text:p>
          </table:table-cell>
          <table:table-cell office:value-type="string" table:style-name="ce13">
            <text:p>水溝加蓋</text:p>
          </table:table-cell>
          <table:table-cell office:value-type="string" table:style-name="ce13">
            <text:p>大雅區忠義里月祥路103號至月祥路111號既有預鑄式水泥水溝蓋更換鍍鋅格柵板</text:p>
          </table:table-cell>
          <table:table-cell office:value-type="float" office:value="55" table:style-name="ce14">
            <text:p><text:s/>55<text:s/></text:p>
          </table:table-cell>
          <table:table-cell office:value-type="float" office:value="67" table:style-name="ce15">
            <text:p><text:s/>6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55" table:style-name="ce8">
            <text:p><text:s/>55.00<text:s/></text:p>
          </table:table-cell>
          <table:table-cell office:value-type="float" office:value="67.3" table:style-name="ce9">
            <text:p><text:s/>67.30<text:s/></text:p>
          </table:table-cell>
          <table:table-cell table:number-columns-repeated="16371"/>
        </table:table-row>
        <table:table-row table:style-name="ro7">
          <table:table-cell office:value-type="string" table:style-name="ce12">
            <text:p>張雅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潭子區 大豐里 潭富路二段211巷(潭富路二段~潭富路二段211巷)</text:p>
          </table:table-cell>
          <table:table-cell office:value-type="float" office:value="650" table:style-name="ce14">
            <text:p><text:s/>650<text:s/></text:p>
          </table:table-cell>
          <table:table-cell office:value-type="float" office:value="508" table:style-name="ce15">
            <text:p><text:s/>50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650" table:style-name="ce8">
            <text:p><text:s/>650.00<text:s/></text:p>
          </table:table-cell>
          <table:table-cell office:value-type="float" office:value="507.9" table:style-name="ce9">
            <text:p><text:s/>507.9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雅旻議員</text:p>
          </table:table-cell>
          <table:table-cell office:value-type="string" table:style-name="ce13">
            <text:p>路面截角、紐澤西護欄施作</text:p>
          </table:table-cell>
          <table:table-cell office:value-type="string" table:style-name="ce13">
            <text:p>大雅區六寶里和平新路(陽明大排旁)</text:p>
          </table:table-cell>
          <table:table-cell office:value-type="float" office:value="99" table:style-name="ce14">
            <text:p><text:s/>99<text:s/></text:p>
          </table:table-cell>
          <table:table-cell office:value-type="float" office:value="100" table:style-name="ce15">
            <text:p><text:s/>1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99" table:style-name="ce8">
            <text:p><text:s/>99.00<text:s/></text:p>
          </table:table-cell>
          <table:table-cell office:value-type="float" office:value="99.5" table:style-name="ce9">
            <text:p><text:s/>99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雅旻議員</text:p>
          </table:table-cell>
          <table:table-cell office:value-type="string" table:style-name="ce13">
            <text:p>截角改善、新設不銹鋼欄杆</text:p>
          </table:table-cell>
          <table:table-cell office:value-type="string" table:style-name="ce13">
            <text:p>大雅區四德里中山十二路與中山八路交叉口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43" table:style-name="ce15">
            <text:p><text:s/>43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28" table:style-name="ce8">
            <text:p><text:s/>28.00<text:s/></text:p>
          </table:table-cell>
          <table:table-cell office:value-type="float" office:value="43.3" table:style-name="ce9">
            <text:p><text:s/>43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雅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神岡區庄後里中車路及大圳路交叉口</text:p>
          </table:table-cell>
          <table:table-cell office:value-type="float" office:value="95" table:style-name="ce14">
            <text:p><text:s/>95<text:s/></text:p>
          </table:table-cell>
          <table:table-cell office:value-type="float" office:value="90" table:style-name="ce15">
            <text:p><text:s/>9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95" table:style-name="ce8">
            <text:p><text:s/>95.00<text:s/></text:p>
          </table:table-cell>
          <table:table-cell office:value-type="float" office:value="90.4" table:style-name="ce9">
            <text:p><text:s/>90.4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雅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神岡區三角里大豐路四段151號前</text:p>
          </table:table-cell>
          <table:table-cell office:value-type="float" office:value="93" table:style-name="ce14">
            <text:p><text:s/>93<text:s/></text:p>
          </table:table-cell>
          <table:table-cell office:value-type="float" office:value="99" table:style-name="ce15">
            <text:p><text:s/>9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93" table:style-name="ce8">
            <text:p><text:s/>93.00<text:s/></text:p>
          </table:table-cell>
          <table:table-cell office:value-type="float" office:value="98.7" table:style-name="ce9">
            <text:p><text:s/>98.7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張雅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神岡區大社里大漢街31巷16弄(大漢街105巷-大漢街31巷)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347" table:style-name="ce15">
            <text:p><text:s/>34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400" table:style-name="ce8">
            <text:p><text:s/>400.00<text:s/></text:p>
          </table:table-cell>
          <table:table-cell office:value-type="float" office:value="347.4" table:style-name="ce9">
            <text:p><text:s/>347.40<text:s/></text:p>
          </table:table-cell>
          <table:table-cell table:number-columns-repeated="16371"/>
        </table:table-row>
        <table:table-row table:style-name="ro7">
          <table:table-cell office:value-type="string" table:style-name="ce12">
            <text:p>張雅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神岡區 大社里 大漢街1巷(大漢街105巷交叉口至大漢街1巷33號)<text:s/></text:p>
          </table:table-cell>
          <table:table-cell office:value-type="float" office:value="430" table:style-name="ce14">
            <text:p><text:s/>430<text:s/></text:p>
          </table:table-cell>
          <table:table-cell office:value-type="float" office:value="345" table:style-name="ce15">
            <text:p><text:s/>34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430" table:style-name="ce8">
            <text:p><text:s/>430.00<text:s/></text:p>
          </table:table-cell>
          <table:table-cell office:value-type="float" office:value="345.2" table:style-name="ce9">
            <text:p><text:s/>345.2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張雅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神岡區 岸裡里 岸裡一街(大豐路五段交叉口至大富路交叉口)<text:s/></text:p>
          </table:table-cell>
          <table:table-cell office:value-type="float" office:value="1250" table:style-name="ce14">
            <text:p><text:s/>1,250<text:s/></text:p>
          </table:table-cell>
          <table:table-cell office:value-type="float" office:value="859" table:style-name="ce15">
            <text:p><text:s/>85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1250" table:style-name="ce8">
            <text:p><text:s/>1,250.00<text:s/></text:p>
          </table:table-cell>
          <table:table-cell office:value-type="float" office:value="859.3" table:style-name="ce9">
            <text:p><text:s/>859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瀞分議員</text:p>
          </table:table-cell>
          <table:table-cell office:value-type="string" table:style-name="ce13">
            <text:p>擋土牆</text:p>
          </table:table-cell>
          <table:table-cell office:value-type="string" table:style-name="ce13">
            <text:p>豐原區南嵩里中正公園往公老坪上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50" table:style-name="ce15">
            <text:p><text:s/>1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50" table:style-name="ce8">
            <text:p><text:s/>150.00<text:s/></text:p>
          </table:table-cell>
          <table:table-cell office:value-type="float" office:value="150" table:style-name="ce9">
            <text:p><text:s/>1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瀞分議員</text:p>
          </table:table-cell>
          <table:table-cell office:value-type="string" table:style-name="ce13">
            <text:p>路面掏空</text:p>
          </table:table-cell>
          <table:table-cell office:value-type="string" table:style-name="ce13">
            <text:p>豐原區南嵩里中正公園往公老坪上掏空</text:p>
          </table:table-cell>
          <table:table-cell office:value-type="float" office:value="72" table:style-name="ce14">
            <text:p><text:s/>72<text:s/></text:p>
          </table:table-cell>
          <table:table-cell office:value-type="float" office:value="38" table:style-name="ce15">
            <text:p><text:s/>3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72" table:style-name="ce8">
            <text:p><text:s/>72.00<text:s/></text:p>
          </table:table-cell>
          <table:table-cell office:value-type="float" office:value="37.5" table:style-name="ce9">
            <text:p><text:s/>37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瀞分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豐田里豐南街240巷339弄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98" table:style-name="ce15">
            <text:p><text:s/>9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98" table:style-name="ce8">
            <text:p><text:s/>98.00<text:s/></text:p>
          </table:table-cell>
          <table:table-cell office:value-type="float" office:value="98" table:style-name="ce9">
            <text:p><text:s/>9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瀞分議員</text:p>
          </table:table-cell>
          <table:table-cell office:value-type="string" table:style-name="ce13">
            <text:p>公園新設園燈</text:p>
          </table:table-cell>
          <table:table-cell office:value-type="string" table:style-name="ce13">
            <text:p>豐原區南村里三陽公園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34" table:style-name="ce15">
            <text:p><text:s/>3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隆懿營造有限公司<text:s/></text:p>
          </table:table-cell>
          <table:table-cell table:number-columns-repeated="2" table:style-name="ce1"/>
          <table:table-cell office:value-type="float" office:value="34.299999999999997" table:style-name="ce8">
            <text:p><text:s/>34.30<text:s/></text:p>
          </table:table-cell>
          <table:table-cell office:value-type="float" office:value="34.299999999999997" table:style-name="ce9">
            <text:p><text:s/>34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瀞分議員</text:p>
          </table:table-cell>
          <table:table-cell office:value-type="string" table:style-name="ce13">
            <text:p>水溝加蓋</text:p>
          </table:table-cell>
          <table:table-cell office:value-type="string" table:style-name="ce13">
            <text:p>豐原區朴子里國豐路三段145巷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500" table:style-name="ce15">
            <text:p><text:s/>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500" table:style-name="ce8">
            <text:p><text:s/>500.00<text:s/></text:p>
          </table:table-cell>
          <table:table-cell office:value-type="float" office:value="500" table:style-name="ce9">
            <text:p><text:s/>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瀞分議員</text:p>
          </table:table-cell>
          <table:table-cell office:value-type="string" table:style-name="ce13">
            <text:p>PC鋪面</text:p>
          </table:table-cell>
          <table:table-cell office:value-type="string" table:style-name="ce13">
            <text:p>豐原區 豐原大道一段(中山路)天橋下</text:p>
          </table:table-cell>
          <table:table-cell office:value-type="float" office:value="1600" table:style-name="ce14">
            <text:p><text:s/>1,600<text:s/></text:p>
          </table:table-cell>
          <table:table-cell office:value-type="float" office:value="1500" table:style-name="ce15">
            <text:p><text:s/>1,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600" table:style-name="ce8">
            <text:p><text:s/>1,600.00<text:s/></text:p>
          </table:table-cell>
          <table:table-cell office:value-type="float" office:value="1500" table:style-name="ce9">
            <text:p><text:s/>1,500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張瀞分議員</text:p>
          </table:table-cell>
          <table:table-cell office:value-type="string" table:style-name="ce13">
            <text:p>水溝加蓋</text:p>
          </table:table-cell>
          <table:table-cell office:value-type="string" table:style-name="ce13">
            <text:p>豐原區田心里圓環東路82巷(自圓環東路起至育英路100巷口迄)</text:p>
          </table:table-cell>
          <table:table-cell office:value-type="float" office:value="450" table:style-name="ce14">
            <text:p><text:s/>450<text:s/></text:p>
          </table:table-cell>
          <table:table-cell office:value-type="float" office:value="493" table:style-name="ce15">
            <text:p><text:s/>493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450" table:style-name="ce8">
            <text:p><text:s/>450.00<text:s/></text:p>
          </table:table-cell>
          <table:table-cell office:value-type="float" office:value="493" table:style-name="ce9">
            <text:p><text:s/>493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本添議員</text:p>
          </table:table-cell>
          <table:table-cell office:value-type="string" table:style-name="ce13">
            <text:p>L溝修復、埋設涵管</text:p>
          </table:table-cell>
          <table:table-cell office:value-type="string" table:style-name="ce13">
            <text:p>后里區墩東里三豐路上營前橋旁</text:p>
          </table:table-cell>
          <table:table-cell office:value-type="float" office:value="118" table:style-name="ce14">
            <text:p><text:s/>118<text:s/></text:p>
          </table:table-cell>
          <table:table-cell office:value-type="float" office:value="110" table:style-name="ce15">
            <text:p><text:s/>11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118" table:style-name="ce8">
            <text:p><text:s/>118.00<text:s/></text:p>
          </table:table-cell>
          <table:table-cell office:value-type="float" office:value="110" table:style-name="ce9">
            <text:p><text:s/>11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本添議員</text:p>
          </table:table-cell>
          <table:table-cell office:value-type="string" table:style-name="ce13">
            <text:p>喬木傾斜扶正</text:p>
          </table:table-cell>
          <table:table-cell office:value-type="string" table:style-name="ce13">
            <text:p>后里區厚里里后科路3段(北側)</text:p>
          </table:table-cell>
          <table:table-cell office:value-type="float" office:value="111" table:style-name="ce14">
            <text:p><text:s/>111<text:s/></text:p>
          </table:table-cell>
          <table:table-cell office:value-type="float" office:value="109" table:style-name="ce15">
            <text:p><text:s/>10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110.7" table:style-name="ce8">
            <text:p><text:s/>110.70<text:s/></text:p>
          </table:table-cell>
          <table:table-cell office:value-type="float" office:value="108.5" table:style-name="ce9">
            <text:p><text:s/>108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本添議員</text:p>
          </table:table-cell>
          <table:table-cell office:value-type="string" table:style-name="ce13">
            <text:p>喬木傾斜扶正</text:p>
          </table:table-cell>
          <table:table-cell office:value-type="string" table:style-name="ce13">
            <text:p>后里區厚里里后科路3段(南側)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04" table:style-name="ce15">
            <text:p><text:s/>10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150" table:style-name="ce8">
            <text:p><text:s/>150.00<text:s/></text:p>
          </table:table-cell>
          <table:table-cell office:value-type="float" office:value="104.2" table:style-name="ce9">
            <text:p><text:s/>104.20<text:s/></text:p>
          </table:table-cell>
          <table:table-cell table:number-columns-repeated="16371"/>
        </table:table-row>
        <table:table-row table:style-name="ro8">
          <table:table-cell office:value-type="string" table:style-name="ce12">
            <text:p>陳本添議員</text:p>
          </table:table-cell>
          <table:table-cell office:value-type="string" table:style-name="ce13">
            <text:p>)喬木傾斜扶正、水車租用</text:p>
          </table:table-cell>
          <table:table-cell office:value-type="string" table:style-name="ce13">
            <text:p>后里區厚里里后里區厚里里后科路3段(中央分隔島)喬木傾斜扶正(48株)+水車租用</text:p>
          </table:table-cell>
          <table:table-cell office:value-type="float" office:value="110" table:style-name="ce14">
            <text:p><text:s/>110<text:s/></text:p>
          </table:table-cell>
          <table:table-cell office:value-type="float" office:value="110" table:style-name="ce15">
            <text:p><text:s/>11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110" table:style-name="ce8">
            <text:p><text:s/>110.00<text:s/></text:p>
          </table:table-cell>
          <table:table-cell office:value-type="float" office:value="110" table:style-name="ce9">
            <text:p><text:s/>110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陳本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西勢里中山路273巷(中山路273巷12號~17-1號前)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168" table:style-name="ce15">
            <text:p><text:s/>16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168.3" table:style-name="ce9">
            <text:p><text:s/>168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本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后里區墩北里文化路(中山路-大圳路)</text:p>
          </table:table-cell>
          <table:table-cell office:value-type="float" office:value="1300" table:style-name="ce14">
            <text:p><text:s/>1,300<text:s/></text:p>
          </table:table-cell>
          <table:table-cell office:value-type="float" office:value="1200" table:style-name="ce15">
            <text:p><text:s/>1,2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text:s/></text:p>
          </table:table-cell>
          <table:table-cell table:number-columns-repeated="2" table:style-name="ce1"/>
          <table:table-cell office:value-type="float" office:value="1300" table:style-name="ce8">
            <text:p><text:s/>1,300.00<text:s/></text:p>
          </table:table-cell>
          <table:table-cell office:value-type="float" office:value="1200" table:style-name="ce9">
            <text:p><text:s/>1,2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側溝</text:p>
          </table:table-cell>
          <table:table-cell office:value-type="string" table:style-name="ce13">
            <text:p>豐原區翁子里富陽路25巷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207" table:style-name="ce15">
            <text:p><text:s/>20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350" table:style-name="ce8">
            <text:p><text:s/>350.00<text:s/></text:p>
          </table:table-cell>
          <table:table-cell office:value-type="float" office:value="206.7" table:style-name="ce9">
            <text:p><text:s/>206.7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側溝</text:p>
          </table:table-cell>
          <table:table-cell office:value-type="string" table:style-name="ce13">
            <text:p>豐原區豐圳里豐社路85巷6-7號前</text:p>
          </table:table-cell>
          <table:table-cell office:value-type="float" office:value="380" table:style-name="ce14">
            <text:p><text:s/>380<text:s/></text:p>
          </table:table-cell>
          <table:table-cell office:value-type="float" office:value="297" table:style-name="ce15">
            <text:p><text:s/>29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380" table:style-name="ce8">
            <text:p><text:s/>380.00<text:s/></text:p>
          </table:table-cell>
          <table:table-cell office:value-type="float" office:value="296.7" table:style-name="ce9">
            <text:p><text:s/>296.7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中陽里北陽路476巷內</text:p>
          </table:table-cell>
          <table:table-cell office:value-type="float" office:value="360" table:style-name="ce14">
            <text:p><text:s/>360<text:s/></text:p>
          </table:table-cell>
          <table:table-cell office:value-type="float" office:value="164" table:style-name="ce15">
            <text:p><text:s/>16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360" table:style-name="ce8">
            <text:p><text:s/>360.00<text:s/></text:p>
          </table:table-cell>
          <table:table-cell office:value-type="float" office:value="163.6" table:style-name="ce9">
            <text:p><text:s/>163.6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路面破損修復</text:p>
          </table:table-cell>
          <table:table-cell office:value-type="string" table:style-name="ce13">
            <text:p>豐原區北陽里豐東路12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5">
            <text:p><text:s/>1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10" table:style-name="ce8">
            <text:p><text:s/>10.00<text:s/></text:p>
          </table:table-cell>
          <table:table-cell office:value-type="float" office:value="10" table:style-name="ce9">
            <text:p><text:s/>1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新設側溝</text:p>
          </table:table-cell>
          <table:table-cell office:value-type="string" table:style-name="ce13">
            <text:p>豐原區朴子里朴子街420巷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64" table:style-name="ce15">
            <text:p><text:s/>6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40" table:style-name="ce8">
            <text:p><text:s/>40.00<text:s/></text:p>
          </table:table-cell>
          <table:table-cell office:value-type="float" office:value="63.5" table:style-name="ce9">
            <text:p><text:s/>63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側溝改善、路面改善</text:p>
          </table:table-cell>
          <table:table-cell office:value-type="string" table:style-name="ce13">
            <text:p>后里區公安路一段183號旁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425" table:style-name="ce15">
            <text:p><text:s/>42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425" table:style-name="ce9">
            <text:p><text:s/>42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<text:s/>水溝加蓋</text:p>
          </table:table-cell>
          <table:table-cell office:value-type="string" table:style-name="ce13">
            <text:p>后里區 中和里 和興路55巷</text:p>
          </table:table-cell>
          <table:table-cell office:value-type="float" office:value="840" table:style-name="ce14">
            <text:p><text:s/>840<text:s/></text:p>
          </table:table-cell>
          <table:table-cell office:value-type="float" office:value="387" table:style-name="ce15">
            <text:p><text:s/>38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840" table:style-name="ce8">
            <text:p><text:s/>840.00<text:s/></text:p>
          </table:table-cell>
          <table:table-cell office:value-type="float" office:value="387.4" table:style-name="ce9">
            <text:p><text:s/>387.4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側溝、路面改善</text:p>
          </table:table-cell>
          <table:table-cell office:value-type="string" table:style-name="ce13">
            <text:p>豐原區翁明里東北街285巷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91" table:style-name="ce15">
            <text:p><text:s/>391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390.8" table:style-name="ce9">
            <text:p><text:s/>390.8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三村里三和路1號~79號</text:p>
          </table:table-cell>
          <table:table-cell office:value-type="float" office:value="650" table:style-name="ce14">
            <text:p><text:s/>650<text:s/></text:p>
          </table:table-cell>
          <table:table-cell office:value-type="float" office:value="616" table:style-name="ce15">
            <text:p><text:s/>61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650" table:style-name="ce8">
            <text:p><text:s/>650.00<text:s/></text:p>
          </table:table-cell>
          <table:table-cell office:value-type="float" office:value="616" table:style-name="ce9">
            <text:p><text:s/>61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蕭隆澤議員</text:p>
          </table:table-cell>
          <table:table-cell office:value-type="string" table:style-name="ce13">
            <text:p>排水溝蓋復</text:p>
          </table:table-cell>
          <table:table-cell office:value-type="string" table:style-name="ce13">
            <text:p>潭子區聚興里潭興路一段331巷口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5">
            <text:p><text:s/>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20.2" table:style-name="ce8">
            <text:p><text:s/>20.20<text:s/></text:p>
          </table:table-cell>
          <table:table-cell office:value-type="float" office:value="20.2" table:style-name="ce9">
            <text:p><text:s/>20.2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蕭隆澤議員</text:p>
          </table:table-cell>
          <table:table-cell office:value-type="string" table:style-name="ce13">
            <text:p>側溝改建</text:p>
          </table:table-cell>
          <table:table-cell office:value-type="string" table:style-name="ce13">
            <text:p>大雅區 二和里 田心二街50巷(田心街至巷底)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514" table:style-name="ce15">
            <text:p><text:s/>51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514.4" table:style-name="ce9">
            <text:p><text:s/>514.4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蕭隆澤議員</text:p>
          </table:table-cell>
          <table:table-cell office:value-type="string" table:style-name="ce13">
            <text:p>公園涼亭屋頂修繕、步道改善</text:p>
          </table:table-cell>
          <table:table-cell office:value-type="string" table:style-name="ce13">
            <text:p>潭子區栗林里公兒1公園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22" table:style-name="ce15">
            <text:p><text:s/>2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text:s/></text:p>
          </table:table-cell>
          <table:table-cell table:number-columns-repeated="2" table:style-name="ce1"/>
          <table:table-cell office:value-type="float" office:value="21.5" table:style-name="ce8">
            <text:p><text:s/>21.50<text:s/></text:p>
          </table:table-cell>
          <table:table-cell office:value-type="float" office:value="21.5" table:style-name="ce9">
            <text:p><text:s/>21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蕭隆澤議員</text:p>
          </table:table-cell>
          <table:table-cell office:value-type="string" table:style-name="ce13">
            <text:p>灌木移除</text:p>
          </table:table-cell>
          <table:table-cell office:value-type="string" table:style-name="ce13">
            <text:p>潭子區潭秀里雅潭路中央分隔島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29" table:style-name="ce15">
            <text:p><text:s/>29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28.6" table:style-name="ce8">
            <text:p><text:s/>28.60<text:s/></text:p>
          </table:table-cell>
          <table:table-cell office:value-type="float" office:value="28.6" table:style-name="ce9">
            <text:p><text:s/>28.60<text:s/></text:p>
          </table:table-cell>
          <table:table-cell table:number-columns-repeated="16371"/>
        </table:table-row>
        <table:table-row table:style-name="ro8">
          <table:table-cell office:value-type="string" table:style-name="ce12">
            <text:p>蕭隆澤議員</text:p>
          </table:table-cell>
          <table:table-cell office:value-type="string" table:style-name="ce13">
            <text:p>側溝、路面改善</text:p>
          </table:table-cell>
          <table:table-cell office:value-type="string" table:style-name="ce13">
            <text:p>潭子區 聚興里 豐興路一段(192巷口至261號) 水溝改建、 路面刨鋪、黑板樹移除</text:p>
          </table:table-cell>
          <table:table-cell office:value-type="float" office:value="2500" table:style-name="ce14">
            <text:p><text:s/>2,500<text:s/></text:p>
          </table:table-cell>
          <table:table-cell office:value-type="float" office:value="2200" table:style-name="ce15">
            <text:p><text:s/>2,2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/text:p>
          </table:table-cell>
          <table:table-cell table:number-columns-repeated="2" table:style-name="ce1"/>
          <table:table-cell office:value-type="float" office:value="2500" table:style-name="ce8">
            <text:p><text:s/>2,500.00<text:s/></text:p>
          </table:table-cell>
          <table:table-cell office:value-type="float" office:value="2200" table:style-name="ce9">
            <text:p><text:s/>2,2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朝國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潭子區家福里大通街76巷(大通街~巷底)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15" table:style-name="ce15">
            <text:p><text:s/>11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150" table:style-name="ce8">
            <text:p><text:s/>150.00<text:s/></text:p>
          </table:table-cell>
          <table:table-cell office:value-type="float" office:value="115.1" table:style-name="ce9">
            <text:p><text:s/>115.1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賴朝國議員</text:p>
          </table:table-cell>
          <table:table-cell office:value-type="string" table:style-name="ce13">
            <text:p>護欄加高、板橋2側設置不鏽鋼欄杆</text:p>
          </table:table-cell>
          <table:table-cell office:value-type="string" table:style-name="ce13">
            <text:p>潭子區聚興里豐興路一段192巷(小廟橋頭~1號前板橋)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195" table:style-name="ce15">
            <text:p><text:s/>19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195.2" table:style-name="ce9">
            <text:p><text:s/>195.2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朝國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雅區橫山里永和路至永和路108-5號前<text:s/></text:p>
          </table:table-cell>
          <table:table-cell office:value-type="float" office:value="170" table:style-name="ce14">
            <text:p><text:s/>170<text:s/></text:p>
          </table:table-cell>
          <table:table-cell office:value-type="float" office:value="152" table:style-name="ce15">
            <text:p><text:s/>15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盛營造有限公司<text:s/></text:p>
          </table:table-cell>
          <table:table-cell table:number-columns-repeated="2" table:style-name="ce1"/>
          <table:table-cell office:value-type="float" office:value="170" table:style-name="ce8">
            <text:p><text:s/>170.00<text:s/></text:p>
          </table:table-cell>
          <table:table-cell office:value-type="float" office:value="151.69999999999999" table:style-name="ce9">
            <text:p><text:s/>151.7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朝國議員</text:p>
          </table:table-cell>
          <table:table-cell office:value-type="string" table:style-name="ce13">
            <text:p>側溝改善</text:p>
          </table:table-cell>
          <table:table-cell office:value-type="string" table:style-name="ce13">
            <text:p>潭子區家福里頭張路1段117巷22號至36號前</text:p>
          </table:table-cell>
          <table:table-cell office:value-type="float" office:value="320" table:style-name="ce14">
            <text:p><text:s/>320<text:s/></text:p>
          </table:table-cell>
          <table:table-cell office:value-type="float" office:value="311" table:style-name="ce15">
            <text:p><text:s/>311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320" table:style-name="ce8">
            <text:p><text:s/>320.00<text:s/></text:p>
          </table:table-cell>
          <table:table-cell office:value-type="float" office:value="310.8" table:style-name="ce9">
            <text:p><text:s/>310.8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朝國議員</text:p>
          </table:table-cell>
          <table:table-cell office:value-type="string" table:style-name="ce13">
            <text:p>欄杆</text:p>
          </table:table-cell>
          <table:table-cell office:value-type="string" table:style-name="ce13">
            <text:p>大雅區橫山里永和路109-20號前施作欄杆約10M</text:p>
          </table:table-cell>
          <table:table-cell office:value-type="float" office:value="95" table:style-name="ce14">
            <text:p><text:s/>95<text:s/></text:p>
          </table:table-cell>
          <table:table-cell office:value-type="float" office:value="84" table:style-name="ce15">
            <text:p><text:s/>8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誠輝土木包工業</text:p>
          </table:table-cell>
          <table:table-cell table:number-columns-repeated="2" table:style-name="ce1"/>
          <table:table-cell office:value-type="float" office:value="95" table:style-name="ce8">
            <text:p><text:s/>95.00<text:s/></text:p>
          </table:table-cell>
          <table:table-cell office:value-type="float" office:value="83.5" table:style-name="ce9">
            <text:p><text:s/>83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朝國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潭子區福貴路</text:p>
          </table:table-cell>
          <table:table-cell office:value-type="float" office:value="1700" table:style-name="ce14">
            <text:p><text:s/>1,700<text:s/></text:p>
          </table:table-cell>
          <table:table-cell office:value-type="float" office:value="1650" table:style-name="ce15">
            <text:p><text:s/>1,6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弘城營造股份有限公司</text:p>
          </table:table-cell>
          <table:table-cell table:number-columns-repeated="2" table:style-name="ce1"/>
          <table:table-cell office:value-type="float" office:value="1700" table:style-name="ce8">
            <text:p><text:s/>1,700.00<text:s/></text:p>
          </table:table-cell>
          <table:table-cell office:value-type="float" office:value="1650" table:style-name="ce9">
            <text:p><text:s/>1,6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謝志忠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東勢區 廣興里 第六橫街(文新街至第七橫街)<text:s/></text:p>
          </table:table-cell>
          <table:table-cell office:value-type="float" office:value="650" table:style-name="ce14">
            <text:p><text:s/>650<text:s/></text:p>
          </table:table-cell>
          <table:table-cell office:value-type="float" office:value="347" table:style-name="ce15">
            <text:p><text:s/>34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650" table:style-name="ce8">
            <text:p><text:s/>650.00<text:s/></text:p>
          </table:table-cell>
          <table:table-cell office:value-type="float" office:value="346.7" table:style-name="ce9">
            <text:p><text:s/>346.7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謝志忠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西湳里三豐路799巷261號~285-1號</text:p>
          </table:table-cell>
          <table:table-cell office:value-type="float" office:value="550" table:style-name="ce14">
            <text:p><text:s/>550<text:s/></text:p>
          </table:table-cell>
          <table:table-cell office:value-type="float" office:value="400" table:style-name="ce15">
            <text:p><text:s/>4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550" table:style-name="ce8">
            <text:p><text:s/>550.00<text:s/></text:p>
          </table:table-cell>
          <table:table-cell office:value-type="float" office:value="399.7" table:style-name="ce9">
            <text:p><text:s/>399.7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謝志忠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南嵩里水源路71巷1號-33號</text:p>
          </table:table-cell>
          <table:table-cell office:value-type="float" office:value="320" table:style-name="ce14">
            <text:p><text:s/>320<text:s/></text:p>
          </table:table-cell>
          <table:table-cell office:value-type="float" office:value="276" table:style-name="ce15">
            <text:p><text:s/>27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320" table:style-name="ce8">
            <text:p><text:s/>320.00<text:s/></text:p>
          </table:table-cell>
          <table:table-cell office:value-type="float" office:value="275.60000000000002" table:style-name="ce9">
            <text:p><text:s/>275.6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謝志忠議員</text:p>
          </table:table-cell>
          <table:table-cell office:value-type="string" table:style-name="ce13">
            <text:p>側溝</text:p>
          </table:table-cell>
          <table:table-cell office:value-type="string" table:style-name="ce13">
            <text:p>豐原區西湳里三豐路921巷</text:p>
          </table:table-cell>
          <table:table-cell office:value-type="float" office:value="700" table:style-name="ce14">
            <text:p><text:s/>700<text:s/></text:p>
          </table:table-cell>
          <table:table-cell office:value-type="float" office:value="565" table:style-name="ce15">
            <text:p><text:s/>56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700" table:style-name="ce8">
            <text:p><text:s/>700.00<text:s/></text:p>
          </table:table-cell>
          <table:table-cell office:value-type="float" office:value="564.79999999999995" table:style-name="ce9">
            <text:p><text:s/>564.8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謝志忠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南村里直興街與文化街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51" table:style-name="ce15">
            <text:p><text:s/>51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50.8" table:style-name="ce8">
            <text:p><text:s/>50.80<text:s/></text:p>
          </table:table-cell>
          <table:table-cell office:value-type="float" office:value="50.8" table:style-name="ce9">
            <text:p><text:s/>50.8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謝志忠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豐原區南村里水源路與圓環東路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5">
            <text:p><text:s/>23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希營造股份有限公司<text:s/></text:p>
          </table:table-cell>
          <table:table-cell table:number-columns-repeated="2" table:style-name="ce1"/>
          <table:table-cell office:value-type="float" office:value="23.3" table:style-name="ce8">
            <text:p><text:s/>23.30<text:s/></text:p>
          </table:table-cell>
          <table:table-cell office:value-type="float" office:value="23.3" table:style-name="ce9">
            <text:p><text:s/>23.3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羅永珍議員</text:p>
          </table:table-cell>
          <table:table-cell office:value-type="string" table:style-name="ce13">
            <text:p>新設護欄</text:p>
          </table:table-cell>
          <table:table-cell office:value-type="string" table:style-name="ce13">
            <text:p>神岡區豐洲里神洲路（350號前路口~399號對面)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324" table:style-name="ce15">
            <text:p><text:s/>32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text:s/></text:p>
          </table:table-cell>
          <table:table-cell table:number-columns-repeated="2" table:style-name="ce1"/>
          <table:table-cell office:value-type="float" office:value="350" table:style-name="ce8">
            <text:p><text:s/>350.00<text:s/></text:p>
          </table:table-cell>
          <table:table-cell office:value-type="float" office:value="323.89999999999998" table:style-name="ce9">
            <text:p><text:s/>323.9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羅永珍議員</text:p>
          </table:table-cell>
          <table:table-cell office:value-type="string" table:style-name="ce13">
            <text:p>籃球場、溜冰場改善</text:p>
          </table:table-cell>
          <table:table-cell office:value-type="string" table:style-name="ce13">
            <text:p>神岡區豐洲公園籃球場及溜冰場改善工程</text:p>
          </table:table-cell>
          <table:table-cell office:value-type="float" office:value="2949" table:style-name="ce14">
            <text:p><text:s/>2,949<text:s/></text:p>
          </table:table-cell>
          <table:table-cell office:value-type="float" office:value="2752" table:style-name="ce15">
            <text:p><text:s/>2,752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text:s/></text:p>
          </table:table-cell>
          <table:table-cell table:number-columns-repeated="2" table:style-name="ce1"/>
          <table:table-cell office:value-type="float" office:value="2949" table:style-name="ce8">
            <text:p><text:s/>2,949.00<text:s/></text:p>
          </table:table-cell>
          <table:table-cell office:value-type="float" office:value="2752.4" table:style-name="ce9">
            <text:p><text:s/>2,752.4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羅永珍議員</text:p>
          </table:table-cell>
          <table:table-cell office:value-type="string" table:style-name="ce13">
            <text:p>雜木清除</text:p>
          </table:table-cell>
          <table:table-cell office:value-type="string" table:style-name="ce13">
            <text:p>神岡區山皮里神岡區山皮里山皮段雜木清除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45" table:style-name="ce15">
            <text:p><text:s/>4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45.3" table:style-name="ce8">
            <text:p><text:s/>45.30<text:s/></text:p>
          </table:table-cell>
          <table:table-cell office:value-type="float" office:value="45.3" table:style-name="ce9">
            <text:p><text:s/>45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羅永珍議員</text:p>
          </table:table-cell>
          <table:table-cell office:value-type="string" table:style-name="ce13">
            <text:p>植栽綠美化</text:p>
          </table:table-cell>
          <table:table-cell office:value-type="string" table:style-name="ce13">
            <text:p>神岡區豐洲里神岡區豐洲里豐洲公園植栽綠美化</text:p>
          </table:table-cell>
          <table:table-cell office:value-type="float" office:value="100" table:style-name="ce14">
            <text:p><text:s/>100<text:s/></text:p>
          </table:table-cell>
          <table:table-cell office:value-type="float" office:value="97" table:style-name="ce15">
            <text:p><text:s/>9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99.6" table:style-name="ce8">
            <text:p><text:s/>99.60<text:s/></text:p>
          </table:table-cell>
          <table:table-cell office:value-type="float" office:value="96.9" table:style-name="ce9">
            <text:p><text:s/>96.9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羅永珍議員</text:p>
          </table:table-cell>
          <table:table-cell office:value-type="string" table:style-name="ce13">
            <text:p>樹頭移除</text:p>
          </table:table-cell>
          <table:table-cell office:value-type="string" table:style-name="ce13">
            <text:p>神岡區豐洲里豐洲公園樹頭移除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蕎勝景觀設計有限公司</text:p>
          </table:table-cell>
          <table:table-cell table:number-columns-repeated="2" table:style-name="ce1"/>
          <table:table-cell office:value-type="float" office:value="14.7" table:style-name="ce8">
            <text:p><text:s/>14.70<text:s/></text:p>
          </table:table-cell>
          <table:table-cell office:value-type="float" office:value="14.7" table:style-name="ce9">
            <text:p><text:s/>14.7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慶雲議員</text:p>
          </table:table-cell>
          <table:table-cell office:value-type="string" table:style-name="ce13">
            <text:p>重建暗溝</text:p>
          </table:table-cell>
          <table:table-cell office:value-type="string" table:style-name="ce13">
            <text:p>新設區 東湖街一段99巷 重建暗溝250m</text:p>
          </table:table-cell>
          <table:table-cell office:value-type="float" office:value="1000" table:style-name="ce14">
            <text:p><text:s/>1,000<text:s/></text:p>
          </table:table-cell>
          <table:table-cell office:value-type="float" office:value="896" table:style-name="ce15">
            <text:p><text:s/>89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齊力營造工程股份有限公司<text:s/></text:p>
          </table:table-cell>
          <table:table-cell table:number-columns-repeated="2" table:style-name="ce1"/>
          <table:table-cell office:value-type="float" office:value="1000" table:style-name="ce8">
            <text:p><text:s/>1,000.00<text:s/></text:p>
          </table:table-cell>
          <table:table-cell office:value-type="float" office:value="895.9" table:style-name="ce9">
            <text:p><text:s/>895.9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慶雲議員</text:p>
          </table:table-cell>
          <table:table-cell office:value-type="string" table:style-name="ce13">
            <text:p>避車道</text:p>
          </table:table-cell>
          <table:table-cell office:value-type="string" table:style-name="ce13">
            <text:p>新社區中95線中和橋旁</text:p>
          </table:table-cell>
          <table:table-cell office:value-type="float" office:value="550" table:style-name="ce14">
            <text:p><text:s/>550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550" table:style-name="ce8">
            <text:p><text:s/>550.00<text:s/></text:p>
          </table:table-cell>
          <table:table-cell office:value-type="float" office:value="550" table:style-name="ce9">
            <text:p><text:s/>550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蘇慶雲議員</text:p>
          </table:table-cell>
          <table:table-cell office:value-type="string" table:style-name="ce13">
            <text:p>側溝改善</text:p>
          </table:table-cell>
          <table:table-cell office:value-type="string" table:style-name="ce13">
            <text:p>新社區協成里中93協中街241號排水溝蓋多處改善及更換</text:p>
          </table:table-cell>
          <table:table-cell office:value-type="float" office:value="95" table:style-name="ce14">
            <text:p><text:s/>95<text:s/></text:p>
          </table:table-cell>
          <table:table-cell office:value-type="float" office:value="83" table:style-name="ce15">
            <text:p><text:s/>83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95" table:style-name="ce8">
            <text:p><text:s/>95.00<text:s/></text:p>
          </table:table-cell>
          <table:table-cell office:value-type="float" office:value="83" table:style-name="ce9">
            <text:p><text:s/>83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蘇慶雲議員</text:p>
          </table:table-cell>
          <table:table-cell office:value-type="string" table:style-name="ce13">
            <text:p>新建排水溝</text:p>
          </table:table-cell>
          <table:table-cell office:value-type="string" table:style-name="ce13">
            <text:p>新社區福興里中95-1線(電桿編號美林幹52)排水溝L=76M</text:p>
          </table:table-cell>
          <table:table-cell office:value-type="float" office:value="360" table:style-name="ce14">
            <text:p><text:s/>360<text:s/></text:p>
          </table:table-cell>
          <table:table-cell office:value-type="float" office:value="360" table:style-name="ce15">
            <text:p><text:s/>36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360" table:style-name="ce8">
            <text:p><text:s/>360.00<text:s/></text:p>
          </table:table-cell>
          <table:table-cell office:value-type="float" office:value="360" table:style-name="ce9">
            <text:p><text:s/>36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慶雲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新社區中興嶺速邁樂加油站旁路面多處坍陷補修</text:p>
          </table:table-cell>
          <table:table-cell office:value-type="float" office:value="110" table:style-name="ce14">
            <text:p><text:s/>110<text:s/></text:p>
          </table:table-cell>
          <table:table-cell office:value-type="float" office:value="95" table:style-name="ce15">
            <text:p><text:s/>9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110" table:style-name="ce8">
            <text:p><text:s/>110.00<text:s/></text:p>
          </table:table-cell>
          <table:table-cell office:value-type="float" office:value="95" table:style-name="ce9">
            <text:p><text:s/>9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蔡成圭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東勢區下新里粵寧街中路巷17-5號往前</text:p>
          </table:table-cell>
          <table:table-cell office:value-type="float" office:value="840" table:style-name="ce14">
            <text:p><text:s/>840<text:s/></text:p>
          </table:table-cell>
          <table:table-cell office:value-type="float" office:value="730" table:style-name="ce15">
            <text:p><text:s/>73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839.5" table:style-name="ce8">
            <text:p><text:s/>839.50<text:s/></text:p>
          </table:table-cell>
          <table:table-cell office:value-type="float" office:value="729.5" table:style-name="ce9">
            <text:p><text:s/>729.5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蔡成圭議員</text:p>
          </table:table-cell>
          <table:table-cell office:value-type="string" table:style-name="ce13">
            <text:p>新設地樑版、護欄</text:p>
          </table:table-cell>
          <table:table-cell office:value-type="string" table:style-name="ce13">
            <text:p>東勢區隆興里東坑路749號對面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836" table:style-name="ce15">
            <text:p><text:s/>83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835.7" table:style-name="ce8">
            <text:p><text:s/>835.70<text:s/></text:p>
          </table:table-cell>
          <table:table-cell office:value-type="float" office:value="835.7" table:style-name="ce9">
            <text:p><text:s/>835.7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蔡成圭議員</text:p>
          </table:table-cell>
          <table:table-cell office:value-type="string" table:style-name="ce13">
            <text:p>護欄加高</text:p>
          </table:table-cell>
          <table:table-cell office:value-type="string" table:style-name="ce13">
            <text:p>新社區永源里中88線(竹豐支34)護欄加高L=17M</text:p>
          </table:table-cell>
          <table:table-cell office:value-type="float" office:value="190" table:style-name="ce14">
            <text:p><text:s/>190<text:s/></text:p>
          </table:table-cell>
          <table:table-cell office:value-type="float" office:value="145" table:style-name="ce15">
            <text:p><text:s/>14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190" table:style-name="ce8">
            <text:p><text:s/>190.00<text:s/></text:p>
          </table:table-cell>
          <table:table-cell office:value-type="float" office:value="145" table:style-name="ce9">
            <text:p><text:s/>14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蔡成圭議員</text:p>
          </table:table-cell>
          <table:table-cell office:value-type="string" table:style-name="ce13">
            <text:p>側溝改善</text:p>
          </table:table-cell>
          <table:table-cell office:value-type="string" table:style-name="ce13">
            <text:p>新社區中正里中和街五段72巷側溝清淤L=250M</text:p>
          </table:table-cell>
          <table:table-cell office:value-type="float" office:value="180" table:style-name="ce14">
            <text:p><text:s/>180<text:s/></text:p>
          </table:table-cell>
          <table:table-cell office:value-type="float" office:value="150" table:style-name="ce15">
            <text:p><text:s/>1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180" table:style-name="ce8">
            <text:p><text:s/>180.00<text:s/></text:p>
          </table:table-cell>
          <table:table-cell office:value-type="float" office:value="150" table:style-name="ce9">
            <text:p><text:s/>150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蔡成圭議員</text:p>
          </table:table-cell>
          <table:table-cell office:value-type="string" table:style-name="ce13">
            <text:p>側溝改善</text:p>
          </table:table-cell>
          <table:table-cell office:value-type="string" table:style-name="ce13">
            <text:p>新社區協成里南華街80號對面既有溝底破損修復L=350M</text:p>
          </table:table-cell>
          <table:table-cell office:value-type="float" office:value="110" table:style-name="ce14">
            <text:p><text:s/>110<text:s/></text:p>
          </table:table-cell>
          <table:table-cell office:value-type="float" office:value="110" table:style-name="ce15">
            <text:p><text:s/>11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久育營造有限公司</text:p>
          </table:table-cell>
          <table:table-cell table:number-columns-repeated="2" table:style-name="ce1"/>
          <table:table-cell office:value-type="float" office:value="110" table:style-name="ce8">
            <text:p><text:s/>110.00<text:s/></text:p>
          </table:table-cell>
          <table:table-cell office:value-type="float" office:value="110" table:style-name="ce9">
            <text:p><text:s/>11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洪金福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和平區東崎路路平工程<text:s/></text:p>
          </table:table-cell>
          <table:table-cell office:value-type="float" office:value="2500" table:style-name="ce14">
            <text:p><text:s/>2,500<text:s/></text:p>
          </table:table-cell>
          <table:table-cell office:value-type="float" office:value="2500" table:style-name="ce15">
            <text:p><text:s/>2,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記營造有限公司<text:s/></text:p>
          </table:table-cell>
          <table:table-cell table:number-columns-repeated="2" table:style-name="ce1"/>
          <table:table-cell office:value-type="float" office:value="2500" table:style-name="ce8">
            <text:p><text:s/>2,500.00<text:s/></text:p>
          </table:table-cell>
          <table:table-cell office:value-type="float" office:value="2500" table:style-name="ce9">
            <text:p><text:s/>2,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洪金福議員</text:p>
          </table:table-cell>
          <table:table-cell office:value-type="string" table:style-name="ce13">
            <text:p>花台種植地被</text:p>
          </table:table-cell>
          <table:table-cell office:value-type="string" table:style-name="ce13">
            <text:p>和平區達觀里雪山坑橋中央分隔島花台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38" table:style-name="ce15">
            <text:p><text:s/>3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隆懿營造有限公司<text:s/></text:p>
          </table:table-cell>
          <table:table-cell table:number-columns-repeated="2" table:style-name="ce1"/>
          <table:table-cell office:value-type="float" office:value="38.200000000000003" table:style-name="ce8">
            <text:p><text:s/>38.20<text:s/></text:p>
          </table:table-cell>
          <table:table-cell office:value-type="float" office:value="38.200000000000003" table:style-name="ce9">
            <text:p><text:s/>38.2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朱元宏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和平區東崎路路平工程<text:s/></text:p>
          </table:table-cell>
          <table:table-cell office:value-type="float" office:value="2500" table:style-name="ce14">
            <text:p><text:s/>2,500<text:s/></text:p>
          </table:table-cell>
          <table:table-cell office:value-type="float" office:value="2500" table:style-name="ce15">
            <text:p><text:s/>2,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記營造有限公司<text:s/></text:p>
          </table:table-cell>
          <table:table-cell table:number-columns-repeated="2" table:style-name="ce1"/>
          <table:table-cell office:value-type="float" office:value="2500" table:style-name="ce8">
            <text:p><text:s/>2,500.00<text:s/></text:p>
          </table:table-cell>
          <table:table-cell office:value-type="float" office:value="2500" table:style-name="ce9">
            <text:p><text:s/>2,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朱元宏議員</text:p>
          </table:table-cell>
          <table:table-cell office:value-type="string" table:style-name="ce13">
            <text:p>花台種植地被</text:p>
          </table:table-cell>
          <table:table-cell office:value-type="string" table:style-name="ce13">
            <text:p>和平區達觀里雪山坑橋中央分隔島花台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38" table:style-name="ce15">
            <text:p><text:s/>3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隆懿營造有限公司<text:s/></text:p>
          </table:table-cell>
          <table:table-cell table:number-columns-repeated="2" table:style-name="ce1"/>
          <table:table-cell office:value-type="float" office:value="38.200000000000003" table:style-name="ce8">
            <text:p><text:s/>38.20<text:s/></text:p>
          </table:table-cell>
          <table:table-cell office:value-type="float" office:value="38.200000000000003" table:style-name="ce9">
            <text:p><text:s/>38.2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尤碧鈴議員</text:p>
          </table:table-cell>
          <table:table-cell office:value-type="string" table:style-name="ce13">
            <text:p>道路及側溝高度提升及擋土牆</text:p>
          </table:table-cell>
          <table:table-cell office:value-type="string" table:style-name="ce13">
            <text:p>梧棲區梧南路(5-5號至1-9號)</text:p>
          </table:table-cell>
          <table:table-cell office:value-type="float" office:value="2050" table:style-name="ce14">
            <text:p><text:s/>2,050<text:s/></text:p>
          </table:table-cell>
          <table:table-cell office:value-type="float" office:value="2050" table:style-name="ce15">
            <text:p><text:s/>2,0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2050" table:style-name="ce8">
            <text:p><text:s/>2,050.00<text:s/></text:p>
          </table:table-cell>
          <table:table-cell office:value-type="float" office:value="2050" table:style-name="ce9">
            <text:p><text:s/>2,0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尤碧鈴議員</text:p>
          </table:table-cell>
          <table:table-cell office:value-type="string" table:style-name="ce13">
            <text:p>側溝改善、路面提昇</text:p>
          </table:table-cell>
          <table:table-cell office:value-type="string" table:style-name="ce13">
            <text:p>梧棲區青年路1巷70弄(71號~興農路)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750" table:style-name="ce15">
            <text:p><text:s/>7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750" table:style-name="ce9">
            <text:p><text:s/>7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尤碧鈴議員</text:p>
          </table:table-cell>
          <table:table-cell office:value-type="string" table:style-name="ce13">
            <text:p>人行道改善</text:p>
          </table:table-cell>
          <table:table-cell office:value-type="string" table:style-name="ce13">
            <text:p>梧棲區文昌路南側(大德國小路口~389號)</text:p>
          </table:table-cell>
          <table:table-cell office:value-type="float" office:value="550" table:style-name="ce14">
            <text:p><text:s/>550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550" table:style-name="ce8">
            <text:p><text:s/>550.00<text:s/></text:p>
          </table:table-cell>
          <table:table-cell office:value-type="float" office:value="550" table:style-name="ce9">
            <text:p><text:s/>5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王立任議員</text:p>
          </table:table-cell>
          <table:table-cell office:value-type="string" table:style-name="ce13">
            <text:p>水溝新設</text:p>
          </table:table-cell>
          <table:table-cell office:value-type="string" table:style-name="ce13">
            <text:p>梧棲區民生西街47巷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50" table:style-name="ce15">
            <text:p><text:s/>2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250" table:style-name="ce9">
            <text:p><text:s/>2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王立任議員</text:p>
          </table:table-cell>
          <table:table-cell office:value-type="string" table:style-name="ce13">
            <text:p>護欄加高</text:p>
          </table:table-cell>
          <table:table-cell office:value-type="string" table:style-name="ce13">
            <text:p>梧棲區梧棲大排北岸</text:p>
          </table:table-cell>
          <table:table-cell office:value-type="float" office:value="1000" table:style-name="ce14">
            <text:p><text:s/>1,000<text:s/></text:p>
          </table:table-cell>
          <table:table-cell office:value-type="float" office:value="1000" table:style-name="ce15">
            <text:p><text:s/>1,0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1000" table:style-name="ce8">
            <text:p><text:s/>1,000.00<text:s/></text:p>
          </table:table-cell>
          <table:table-cell office:value-type="float" office:value="1000" table:style-name="ce9">
            <text:p><text:s/>1,0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甲區大安港路307巷前</text:p>
          </table:table-cell>
          <table:table-cell office:value-type="float" office:value="280" table:style-name="ce14">
            <text:p><text:s/>280<text:s/></text:p>
          </table:table-cell>
          <table:table-cell office:value-type="float" office:value="280" table:style-name="ce15">
            <text:p><text:s/>28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280" table:style-name="ce8">
            <text:p><text:s/>280.00<text:s/></text:p>
          </table:table-cell>
          <table:table-cell office:value-type="float" office:value="280" table:style-name="ce9">
            <text:p><text:s/>28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剛性路面</text:p>
          </table:table-cell>
          <table:table-cell office:value-type="string" table:style-name="ce13">
            <text:p>大甲區永順街104巷1號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50" table:style-name="ce15">
            <text:p><text:s/>1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150" table:style-name="ce8">
            <text:p><text:s/>150.00<text:s/></text:p>
          </table:table-cell>
          <table:table-cell office:value-type="float" office:value="150" table:style-name="ce9">
            <text:p><text:s/>1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水利溝加蓋</text:p>
            <text:p>欄杆</text:p>
          </table:table-cell>
          <table:table-cell office:value-type="string" table:style-name="ce13">
            <text:p>大甲區橫圳街(土地公廟對面)</text:p>
          </table:table-cell>
          <table:table-cell office:value-type="float" office:value="550" table:style-name="ce14">
            <text:p><text:s/>550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550" table:style-name="ce8">
            <text:p><text:s/>550.00<text:s/></text:p>
          </table:table-cell>
          <table:table-cell office:value-type="float" office:value="550" table:style-name="ce9">
            <text:p><text:s/>5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水溝新設</text:p>
          </table:table-cell>
          <table:table-cell office:value-type="string" table:style-name="ce13">
            <text:p>大甲區東明路水頭福德寺旁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300" table:style-name="ce9">
            <text:p><text:s/>3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甲區中山路一段609巷15號前</text:p>
          </table:table-cell>
          <table:table-cell office:value-type="float" office:value="280" table:style-name="ce14">
            <text:p><text:s/>280<text:s/></text:p>
          </table:table-cell>
          <table:table-cell office:value-type="float" office:value="280" table:style-name="ce15">
            <text:p><text:s/>28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280" table:style-name="ce8">
            <text:p><text:s/>280.00<text:s/></text:p>
          </table:table-cell>
          <table:table-cell office:value-type="float" office:value="280" table:style-name="ce9">
            <text:p><text:s/>28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甲區中山路一段986巷5號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50" table:style-name="ce15">
            <text:p><text:s/>2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250" table:style-name="ce9">
            <text:p><text:s/>2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道路截彎取直</text:p>
          </table:table-cell>
          <table:table-cell office:value-type="string" table:style-name="ce13">
            <text:p>大甲區橫圳街343號旁對面</text:p>
          </table:table-cell>
          <table:table-cell office:value-type="float" office:value="720" table:style-name="ce14">
            <text:p><text:s/>720<text:s/></text:p>
          </table:table-cell>
          <table:table-cell office:value-type="float" office:value="720" table:style-name="ce15">
            <text:p><text:s/>7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720" table:style-name="ce8">
            <text:p><text:s/>720.00<text:s/></text:p>
          </table:table-cell>
          <table:table-cell office:value-type="float" office:value="720" table:style-name="ce9">
            <text:p><text:s/>72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水利溝渠加蓋</text:p>
          </table:table-cell>
          <table:table-cell office:value-type="string" table:style-name="ce13">
            <text:p>外埔區新厝路后里圳幹線(高鐵橋下前後)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500" table:style-name="ce15">
            <text:p><text:s/>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甲營造有限公司</text:p>
          </table:table-cell>
          <table:table-cell table:number-columns-repeated="2" table:style-name="ce1"/>
          <table:table-cell office:value-type="float" office:value="500" table:style-name="ce8">
            <text:p><text:s/>500.00<text:s/></text:p>
          </table:table-cell>
          <table:table-cell office:value-type="float" office:value="500" table:style-name="ce9">
            <text:p><text:s/>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外埔區土城路(512號附近至長生路口)</text:p>
          </table:table-cell>
          <table:table-cell office:value-type="float" office:value="800" table:style-name="ce14">
            <text:p><text:s/>800<text:s/></text:p>
          </table:table-cell>
          <table:table-cell office:value-type="float" office:value="800" table:style-name="ce15">
            <text:p><text:s/>8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甲營造有限公司</text:p>
          </table:table-cell>
          <table:table-cell table:number-columns-repeated="2" table:style-name="ce1"/>
          <table:table-cell office:value-type="float" office:value="800" table:style-name="ce8">
            <text:p><text:s/>800.00<text:s/></text:p>
          </table:table-cell>
          <table:table-cell office:value-type="float" office:value="800" table:style-name="ce9">
            <text:p><text:s/>8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甲區鎮政路165號前</text:p>
          </table:table-cell>
          <table:table-cell office:value-type="float" office:value="800" table:style-name="ce14">
            <text:p><text:s/>800<text:s/></text:p>
          </table:table-cell>
          <table:table-cell office:value-type="float" office:value="800" table:style-name="ce15">
            <text:p><text:s/>8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800" table:style-name="ce8">
            <text:p><text:s/>800.00<text:s/></text:p>
          </table:table-cell>
          <table:table-cell office:value-type="float" office:value="800" table:style-name="ce9">
            <text:p><text:s/>8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甲區蔣公路231巷</text:p>
          </table:table-cell>
          <table:table-cell office:value-type="float" office:value="220" table:style-name="ce14">
            <text:p><text:s/>220<text:s/></text:p>
          </table:table-cell>
          <table:table-cell office:value-type="float" office:value="220" table:style-name="ce15">
            <text:p><text:s/>2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曄群營造有限公司</text:p>
          </table:table-cell>
          <table:table-cell table:number-columns-repeated="2" table:style-name="ce1"/>
          <table:table-cell office:value-type="float" office:value="220" table:style-name="ce8">
            <text:p><text:s/>220.00<text:s/></text:p>
          </table:table-cell>
          <table:table-cell office:value-type="float" office:value="220" table:style-name="ce9">
            <text:p><text:s/>22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外埔區長生路42號至56-11號</text:p>
          </table:table-cell>
          <table:table-cell office:value-type="float" office:value="320" table:style-name="ce14">
            <text:p><text:s/>320<text:s/></text:p>
          </table:table-cell>
          <table:table-cell office:value-type="float" office:value="320" table:style-name="ce15">
            <text:p><text:s/>3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甲營造有限公司</text:p>
          </table:table-cell>
          <table:table-cell table:number-columns-repeated="2" table:style-name="ce1"/>
          <table:table-cell office:value-type="float" office:value="320" table:style-name="ce8">
            <text:p><text:s/>320.00<text:s/></text:p>
          </table:table-cell>
          <table:table-cell office:value-type="float" office:value="320" table:style-name="ce9">
            <text:p><text:s/>32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綠美化</text:p>
          </table:table-cell>
          <table:table-cell office:value-type="string" table:style-name="ce13">
            <text:p>外埔區馬鳴里高鐵橋墩下</text:p>
          </table:table-cell>
          <table:table-cell office:value-type="float" office:value="1670" table:style-name="ce14">
            <text:p><text:s/>1,670<text:s/></text:p>
          </table:table-cell>
          <table:table-cell office:value-type="float" office:value="1670" table:style-name="ce15">
            <text:p><text:s/>1,67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福島祥造園有限公司<text:s/></text:p>
          </table:table-cell>
          <table:table-cell table:number-columns-repeated="2" table:style-name="ce1"/>
          <table:table-cell office:value-type="float" office:value="1670" table:style-name="ce8">
            <text:p><text:s/>1,670.00<text:s/></text:p>
          </table:table-cell>
          <table:table-cell office:value-type="float" office:value="1670" table:style-name="ce9">
            <text:p><text:s/>1,67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清照副議長</text:p>
          </table:table-cell>
          <table:table-cell office:value-type="string" table:style-name="ce13">
            <text:p>版橋改建</text:p>
            <text:p>路面拓寬</text:p>
            <text:p>水利護岸重作</text:p>
          </table:table-cell>
          <table:table-cell office:value-type="string" table:style-name="ce13">
            <text:p>沙鹿區臺灣大道七段529巷</text:p>
          </table:table-cell>
          <table:table-cell office:value-type="float" office:value="2500" table:style-name="ce14">
            <text:p><text:s/>2,500<text:s/></text:p>
          </table:table-cell>
          <table:table-cell office:value-type="float" office:value="2500" table:style-name="ce15">
            <text:p><text:s/>2,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沅展營造有限公司</text:p>
          </table:table-cell>
          <table:table-cell table:number-columns-repeated="2" table:style-name="ce1"/>
          <table:table-cell office:value-type="float" office:value="2500" table:style-name="ce8">
            <text:p><text:s/>2,500.00<text:s/></text:p>
          </table:table-cell>
          <table:table-cell office:value-type="float" office:value="2500" table:style-name="ce9">
            <text:p><text:s/>2,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清照副議長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清水區五權東路27巷、五權東路17巷3弄、8弄</text:p>
          </table:table-cell>
          <table:table-cell office:value-type="float" office:value="450" table:style-name="ce14">
            <text:p><text:s/>450<text:s/></text:p>
          </table:table-cell>
          <table:table-cell office:value-type="float" office:value="450" table:style-name="ce15">
            <text:p><text:s/>4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高比麗營造有限公司</text:p>
          </table:table-cell>
          <table:table-cell table:number-columns-repeated="2" table:style-name="ce1"/>
          <table:table-cell office:value-type="float" office:value="450" table:style-name="ce8">
            <text:p><text:s/>450.00<text:s/></text:p>
          </table:table-cell>
          <table:table-cell office:value-type="float" office:value="450" table:style-name="ce9">
            <text:p><text:s/>4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清照副議長</text:p>
          </table:table-cell>
          <table:table-cell office:value-type="string" table:style-name="ce13">
            <text:p>道路高程提昇、擋土牆、護欄</text:p>
          </table:table-cell>
          <table:table-cell office:value-type="string" table:style-name="ce13">
            <text:p>梧棲區中華路二段201巷5弄</text:p>
          </table:table-cell>
          <table:table-cell office:value-type="float" office:value="1300" table:style-name="ce14">
            <text:p><text:s/>1,300<text:s/></text:p>
          </table:table-cell>
          <table:table-cell office:value-type="float" office:value="1300" table:style-name="ce15">
            <text:p><text:s/>1,3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1300" table:style-name="ce8">
            <text:p><text:s/>1,300.00<text:s/></text:p>
          </table:table-cell>
          <table:table-cell office:value-type="float" office:value="1300" table:style-name="ce9">
            <text:p><text:s/>1,3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清照副議長</text:p>
          </table:table-cell>
          <table:table-cell office:value-type="string" table:style-name="ce13">
            <text:p>道路改善</text:p>
          </table:table-cell>
          <table:table-cell office:value-type="string" table:style-name="ce13">
            <text:p>清水區鰲峰山公園旁通往吳厝里道路</text:p>
          </table:table-cell>
          <table:table-cell office:value-type="float" office:value="25000" table:style-name="ce14">
            <text:p><text:s/>25,000<text:s/></text:p>
          </table:table-cell>
          <table:table-cell office:value-type="float" office:value="25000" table:style-name="ce15">
            <text:p><text:s/>25,0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保舜營造有限公司</text:p>
          </table:table-cell>
          <table:table-cell table:number-columns-repeated="2" table:style-name="ce1"/>
          <table:table-cell office:value-type="float" office:value="25000" table:style-name="ce8">
            <text:p><text:s/>25,000.00<text:s/></text:p>
          </table:table-cell>
          <table:table-cell office:value-type="float" office:value="25000" table:style-name="ce9">
            <text:p><text:s/>25,0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楊典忠議員</text:p>
          </table:table-cell>
          <table:table-cell office:value-type="string" table:style-name="ce13">
            <text:p>水溝新設</text:p>
            <text:p>路面改善</text:p>
          </table:table-cell>
          <table:table-cell office:value-type="string" table:style-name="ce13">
            <text:p>沙鹿區中山路安利巷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750" table:style-name="ce15">
            <text:p><text:s/>7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沅展營造有限公司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750" table:style-name="ce9">
            <text:p><text:s/>7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楊典忠議員</text:p>
          </table:table-cell>
          <table:table-cell office:value-type="string" table:style-name="ce13">
            <text:p>路面改善、溝渠修復、擋土牆</text:p>
          </table:table-cell>
          <table:table-cell office:value-type="string" table:style-name="ce13">
            <text:p>清水區鰲海路靠近鹿仔場</text:p>
          </table:table-cell>
          <table:table-cell office:value-type="float" office:value="700" table:style-name="ce14">
            <text:p><text:s/>700<text:s/></text:p>
          </table:table-cell>
          <table:table-cell office:value-type="float" office:value="700" table:style-name="ce15">
            <text:p><text:s/>7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高比麗營造有限公司</text:p>
          </table:table-cell>
          <table:table-cell table:number-columns-repeated="2" table:style-name="ce1"/>
          <table:table-cell office:value-type="float" office:value="700" table:style-name="ce8">
            <text:p><text:s/>700.00<text:s/></text:p>
          </table:table-cell>
          <table:table-cell office:value-type="float" office:value="700" table:style-name="ce9">
            <text:p><text:s/>7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楊典忠議員</text:p>
          </table:table-cell>
          <table:table-cell office:value-type="string" table:style-name="ce13">
            <text:p>護欄</text:p>
          </table:table-cell>
          <table:table-cell office:value-type="string" table:style-name="ce13">
            <text:p>清水區中山路與頂湳路口</text:p>
          </table:table-cell>
          <table:table-cell office:value-type="float" office:value="120" table:style-name="ce14">
            <text:p><text:s/>120<text:s/></text:p>
          </table:table-cell>
          <table:table-cell office:value-type="float" office:value="120" table:style-name="ce15">
            <text:p><text:s/>1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高比麗營造有限公司</text:p>
          </table:table-cell>
          <table:table-cell table:number-columns-repeated="2" table:style-name="ce1"/>
          <table:table-cell office:value-type="float" office:value="120" table:style-name="ce8">
            <text:p><text:s/>120.00<text:s/></text:p>
          </table:table-cell>
          <table:table-cell office:value-type="float" office:value="120" table:style-name="ce9">
            <text:p><text:s/>12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楊典忠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清水區清水地政事務所前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高比麗營造有限公司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300" table:style-name="ce9">
            <text:p><text:s/>3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顏莉敏議員</text:p>
          </table:table-cell>
          <table:table-cell office:value-type="string" table:style-name="ce13">
            <text:p>側溝改善</text:p>
          </table:table-cell>
          <table:table-cell office:value-type="string" table:style-name="ce13">
            <text:p>沙鹿區斗潭路247-1號前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沅展營造有限公司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300" table:style-name="ce9">
            <text:p><text:s/>3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顏莉敏議員</text:p>
          </table:table-cell>
          <table:table-cell office:value-type="string" table:style-name="ce13">
            <text:p>樹木移除</text:p>
          </table:table-cell>
          <table:table-cell office:value-type="string" table:style-name="ce13">
            <text:p>沙鹿區英才路82號前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37" table:style-name="ce15">
            <text:p><text:s/>37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建鑫營造有限公司</text:p>
          </table:table-cell>
          <table:table-cell table:number-columns-repeated="2" table:style-name="ce1"/>
          <table:table-cell office:value-type="float" office:value="36.521999999999998" table:style-name="ce8">
            <text:p><text:s/>36.52<text:s/></text:p>
          </table:table-cell>
          <table:table-cell office:value-type="float" office:value="36.521999999999998" table:style-name="ce9">
            <text:p><text:s/>36.52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外埔區水美里水美路23巷25號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50" table:style-name="ce15">
            <text:p><text:s/>2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五甲營造有限公司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250" table:style-name="ce9">
            <text:p><text:s/>2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顏莉敏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大肚區遊園路二段181巷</text:p>
          </table:table-cell>
          <table:table-cell office:value-type="float" office:value="470" table:style-name="ce14">
            <text:p><text:s/>470<text:s/></text:p>
          </table:table-cell>
          <table:table-cell office:value-type="float" office:value="391" table:style-name="ce15">
            <text:p><text:s/>391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470" table:style-name="ce8">
            <text:p><text:s/>470.00<text:s/></text:p>
          </table:table-cell>
          <table:table-cell office:value-type="float" office:value="391" table:style-name="ce9">
            <text:p><text:s/>391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顏莉敏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大肚區遊園路二段203巷3弄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531" table:style-name="ce15">
            <text:p><text:s/>531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500" table:style-name="ce8">
            <text:p><text:s/>500.00<text:s/></text:p>
          </table:table-cell>
          <table:table-cell office:value-type="float" office:value="531" table:style-name="ce9">
            <text:p><text:s/>531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士昌議長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烏日區溪南路一段807巷</text:p>
          </table:table-cell>
          <table:table-cell office:value-type="float" office:value="520" table:style-name="ce14">
            <text:p><text:s/>520<text:s/></text:p>
          </table:table-cell>
          <table:table-cell office:value-type="float" office:value="250" table:style-name="ce15">
            <text:p><text:s/>2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520" table:style-name="ce8">
            <text:p><text:s/>520.00<text:s/></text:p>
          </table:table-cell>
          <table:table-cell office:value-type="float" office:value="250" table:style-name="ce9">
            <text:p><text:s/>2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士昌議長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烏日區榮和路</text:p>
          </table:table-cell>
          <table:table-cell office:value-type="float" office:value="1050" table:style-name="ce14">
            <text:p><text:s/>1,050<text:s/></text:p>
          </table:table-cell>
          <table:table-cell office:value-type="float" office:value="1020" table:style-name="ce15">
            <text:p><text:s/>1,0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1050" table:style-name="ce8">
            <text:p><text:s/>1,050.00<text:s/></text:p>
          </table:table-cell>
          <table:table-cell office:value-type="float" office:value="1020" table:style-name="ce9">
            <text:p><text:s/>1,02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陳世凱議員</text:p>
          </table:table-cell>
          <table:table-cell office:value-type="string" table:style-name="ce13">
            <text:p>排水溝改建</text:p>
          </table:table-cell>
          <table:table-cell office:value-type="string" table:style-name="ce13">
            <text:p>大肚區自由路</text:p>
          </table:table-cell>
          <table:table-cell office:value-type="float" office:value="1200" table:style-name="ce14">
            <text:p><text:s/>1,200<text:s/></text:p>
          </table:table-cell>
          <table:table-cell office:value-type="float" office:value="1448" table:style-name="ce15">
            <text:p><text:s/>1,44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1200" table:style-name="ce8">
            <text:p><text:s/>1,200.00<text:s/></text:p>
          </table:table-cell>
          <table:table-cell office:value-type="float" office:value="1448" table:style-name="ce9">
            <text:p><text:s/>1,44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瓊華議員</text:p>
          </table:table-cell>
          <table:table-cell office:value-type="string" table:style-name="ce13">
            <text:p>排水溝改建</text:p>
          </table:table-cell>
          <table:table-cell office:value-type="string" table:style-name="ce13">
            <text:p>大肚區自由路</text:p>
          </table:table-cell>
          <table:table-cell office:value-type="float" office:value="1200" table:style-name="ce14">
            <text:p><text:s/>1,200<text:s/></text:p>
          </table:table-cell>
          <table:table-cell office:value-type="float" office:value="1448" table:style-name="ce15">
            <text:p><text:s/>1,44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世勱營造有限公司</text:p>
          </table:table-cell>
          <table:table-cell table:number-columns-repeated="2" table:style-name="ce1"/>
          <table:table-cell office:value-type="float" office:value="1200" table:style-name="ce8">
            <text:p><text:s/>1,200.00<text:s/></text:p>
          </table:table-cell>
          <table:table-cell office:value-type="float" office:value="1448" table:style-name="ce9">
            <text:p><text:s/>1,44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瓊華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烏日區環中路八段1121巷15弄</text:p>
          </table:table-cell>
          <table:table-cell office:value-type="float" office:value="990" table:style-name="ce14">
            <text:p><text:s/>990<text:s/></text:p>
          </table:table-cell>
          <table:table-cell office:value-type="float" office:value="636" table:style-name="ce15">
            <text:p><text:s/>63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990" table:style-name="ce8">
            <text:p><text:s/>990.00<text:s/></text:p>
          </table:table-cell>
          <table:table-cell office:value-type="float" office:value="636" table:style-name="ce9">
            <text:p><text:s/>63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瓊華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烏日區溪南路三段55巷</text:p>
          </table:table-cell>
          <table:table-cell office:value-type="float" office:value="700" table:style-name="ce14">
            <text:p><text:s/>700<text:s/></text:p>
          </table:table-cell>
          <table:table-cell office:value-type="float" office:value="468" table:style-name="ce15">
            <text:p><text:s/>46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700" table:style-name="ce8">
            <text:p><text:s/>700.00<text:s/></text:p>
          </table:table-cell>
          <table:table-cell office:value-type="float" office:value="468" table:style-name="ce9">
            <text:p><text:s/>46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劉淑蘭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龍井區臨港路二段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40" table:style-name="ce15">
            <text:p><text:s/>24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240" table:style-name="ce9">
            <text:p><text:s/>24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劉淑蘭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龍井區臨港路二段123巷36弄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468" table:style-name="ce15">
            <text:p><text:s/>468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468" table:style-name="ce9">
            <text:p><text:s/>468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劉淑蘭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龍井區中山一路一段43巷</text:p>
          </table:table-cell>
          <table:table-cell office:value-type="float" office:value="410" table:style-name="ce14">
            <text:p><text:s/>410<text:s/></text:p>
          </table:table-cell>
          <table:table-cell office:value-type="float" office:value="324" table:style-name="ce15">
            <text:p><text:s/>324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410" table:style-name="ce8">
            <text:p><text:s/>410.00<text:s/></text:p>
          </table:table-cell>
          <table:table-cell office:value-type="float" office:value="324" table:style-name="ce9">
            <text:p><text:s/>324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段緯宇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霧峰區萊園路</text:p>
          </table:table-cell>
          <table:table-cell office:value-type="float" office:value="580" table:style-name="ce14">
            <text:p><text:s/>580<text:s/></text:p>
          </table:table-cell>
          <table:table-cell office:value-type="float" office:value="496" table:style-name="ce15">
            <text:p><text:s/>49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/text:p>
          </table:table-cell>
          <table:table-cell table:number-columns-repeated="2" table:style-name="ce1"/>
          <table:table-cell office:value-type="float" office:value="580" table:style-name="ce8">
            <text:p><text:s/>580.00<text:s/></text:p>
          </table:table-cell>
          <table:table-cell office:value-type="float" office:value="496" table:style-name="ce9">
            <text:p><text:s/>49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段緯宇議員</text:p>
          </table:table-cell>
          <table:table-cell office:value-type="string" table:style-name="ce13">
            <text:p>路面修復</text:p>
          </table:table-cell>
          <table:table-cell office:value-type="string" table:style-name="ce13">
            <text:p>霧峰區中正路662巷</text:p>
          </table:table-cell>
          <table:table-cell office:value-type="float" office:value="560" table:style-name="ce14">
            <text:p><text:s/>560<text:s/></text:p>
          </table:table-cell>
          <table:table-cell office:value-type="float" office:value="415" table:style-name="ce15">
            <text:p><text:s/>41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萬合營造有限公司</text:p>
          </table:table-cell>
          <table:table-cell table:number-columns-repeated="2" table:style-name="ce1"/>
          <table:table-cell office:value-type="float" office:value="560" table:style-name="ce8">
            <text:p><text:s/>560.00<text:s/></text:p>
          </table:table-cell>
          <table:table-cell office:value-type="float" office:value="415" table:style-name="ce9">
            <text:p><text:s/>41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和平街(益民路二段至和平街41號)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750" table:style-name="ce15">
            <text:p><text:s/>7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/text:p>
          </table:table-cell>
          <table:table-cell table:number-columns-repeated="2" table:style-name="ce1"/>
          <table:table-cell office:value-type="float" office:value="750" table:style-name="ce8">
            <text:p><text:s/>750.00<text:s/></text:p>
          </table:table-cell>
          <table:table-cell office:value-type="float" office:value="750" table:style-name="ce9">
            <text:p><text:s/>7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塗城路433巷(62弄至瑞和街147巷)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500" table:style-name="ce15">
            <text:p><text:s/>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500" table:style-name="ce8">
            <text:p><text:s/>500.00<text:s/></text:p>
          </table:table-cell>
          <table:table-cell office:value-type="float" office:value="500" table:style-name="ce9">
            <text:p><text:s/>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祥全路48巷、成功路12巷及成功路88巷58弄</text:p>
          </table:table-cell>
          <table:table-cell office:value-type="float" office:value="850" table:style-name="ce14">
            <text:p><text:s/>850<text:s/></text:p>
          </table:table-cell>
          <table:table-cell office:value-type="float" office:value="850" table:style-name="ce15">
            <text:p><text:s/>8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850" table:style-name="ce8">
            <text:p><text:s/>850.00<text:s/></text:p>
          </table:table-cell>
          <table:table-cell office:value-type="float" office:value="850" table:style-name="ce9">
            <text:p><text:s/>8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善化路166巷90弄(全家福社區至善化路166巷)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50" table:style-name="ce15">
            <text:p><text:s/>1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150" table:style-name="ce8">
            <text:p><text:s/>150.00<text:s/></text:p>
          </table:table-cell>
          <table:table-cell office:value-type="float" office:value="150" table:style-name="ce9">
            <text:p><text:s/>1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光明路(光明路20-4號~20-68號)</text:p>
          </table:table-cell>
          <table:table-cell office:value-type="float" office:value="2046" table:style-name="ce14">
            <text:p><text:s/>2,046<text:s/></text:p>
          </table:table-cell>
          <table:table-cell office:value-type="float" office:value="2046" table:style-name="ce15">
            <text:p><text:s/>2,046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2046" table:style-name="ce8">
            <text:p><text:s/>2,046.00<text:s/></text:p>
          </table:table-cell>
          <table:table-cell office:value-type="float" office:value="2046" table:style-name="ce9">
            <text:p><text:s/>2,046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仁興街(國光路往東約50m)</text:p>
          </table:table-cell>
          <table:table-cell office:value-type="float" office:value="360" table:style-name="ce14">
            <text:p><text:s/>360<text:s/></text:p>
          </table:table-cell>
          <table:table-cell office:value-type="float" office:value="360" table:style-name="ce15">
            <text:p><text:s/>36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360" table:style-name="ce8">
            <text:p><text:s/>360.00<text:s/></text:p>
          </table:table-cell>
          <table:table-cell office:value-type="float" office:value="360" table:style-name="ce9">
            <text:p><text:s/>36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芬郁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美村街146巷43弄及63弄</text:p>
          </table:table-cell>
          <table:table-cell office:value-type="float" office:value="550" table:style-name="ce14">
            <text:p><text:s/>550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550" table:style-name="ce8">
            <text:p><text:s/>550.00<text:s/></text:p>
          </table:table-cell>
          <table:table-cell office:value-type="float" office:value="550" table:style-name="ce9">
            <text:p><text:s/>5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明路29巷(含9弄)</text:p>
          </table:table-cell>
          <table:table-cell office:value-type="float" office:value="270" table:style-name="ce14">
            <text:p><text:s/>270<text:s/></text:p>
          </table:table-cell>
          <table:table-cell office:value-type="float" office:value="270" table:style-name="ce15">
            <text:p><text:s/>27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270" table:style-name="ce8">
            <text:p><text:s/>270.00<text:s/></text:p>
          </table:table-cell>
          <table:table-cell office:value-type="float" office:value="270" table:style-name="ce9">
            <text:p><text:s/>270.00<text:s/></text:p>
          </table:table-cell>
          <table:table-cell table:number-columns-repeated="16371"/>
        </table:table-row>
        <table:table-row table:style-name="ro5">
          <table:table-cell office:value-type="string" table:style-name="ce12">
            <text:p>張芬郁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草堤路158巷13弄(22號至草堤路158巷(含巷口))</text:p>
          </table:table-cell>
          <table:table-cell office:value-type="float" office:value="840" table:style-name="ce14">
            <text:p><text:s/>840<text:s/></text:p>
          </table:table-cell>
          <table:table-cell office:value-type="float" office:value="840" table:style-name="ce15">
            <text:p><text:s/>84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840" table:style-name="ce8">
            <text:p><text:s/>840.00<text:s/></text:p>
          </table:table-cell>
          <table:table-cell office:value-type="float" office:value="840" table:style-name="ce9">
            <text:p><text:s/>84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中興路一段140巷(祥全路48巷至成功路88巷)</text:p>
          </table:table-cell>
          <table:table-cell office:value-type="float" office:value="550" table:style-name="ce14">
            <text:p><text:s/>550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550" table:style-name="ce8">
            <text:p><text:s/>550.00<text:s/></text:p>
          </table:table-cell>
          <table:table-cell office:value-type="float" office:value="550" table:style-name="ce9">
            <text:p><text:s/>5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瑞城二街38巷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300" table:style-name="ce9">
            <text:p><text:s/>3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中興路二段556巷</text:p>
          </table:table-cell>
          <table:table-cell office:value-type="float" office:value="130" table:style-name="ce14">
            <text:p><text:s/>130<text:s/></text:p>
          </table:table-cell>
          <table:table-cell office:value-type="float" office:value="130" table:style-name="ce15">
            <text:p><text:s/>13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130" table:style-name="ce8">
            <text:p><text:s/>130.00<text:s/></text:p>
          </table:table-cell>
          <table:table-cell office:value-type="float" office:value="130" table:style-name="ce9">
            <text:p><text:s/>13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仁美路45巷(10號至成功二路)</text:p>
          </table:table-cell>
          <table:table-cell office:value-type="float" office:value="650" table:style-name="ce14">
            <text:p><text:s/>650<text:s/></text:p>
          </table:table-cell>
          <table:table-cell office:value-type="float" office:value="650" table:style-name="ce15">
            <text:p><text:s/>6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650" table:style-name="ce8">
            <text:p><text:s/>650.00<text:s/></text:p>
          </table:table-cell>
          <table:table-cell office:value-type="float" office:value="650" table:style-name="ce9">
            <text:p><text:s/>6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新仁路二段福溝巷(22號至達明路)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50" table:style-name="ce15">
            <text:p><text:s/>2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250" table:style-name="ce8">
            <text:p><text:s/>250.00<text:s/></text:p>
          </table:table-cell>
          <table:table-cell office:value-type="float" office:value="250" table:style-name="ce9">
            <text:p><text:s/>2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福興街(32號至大里路)</text:p>
          </table:table-cell>
          <table:table-cell office:value-type="float" office:value="280" table:style-name="ce14">
            <text:p><text:s/>280<text:s/></text:p>
          </table:table-cell>
          <table:table-cell office:value-type="float" office:value="280" table:style-name="ce15">
            <text:p><text:s/>28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280" table:style-name="ce8">
            <text:p><text:s/>280.00<text:s/></text:p>
          </table:table-cell>
          <table:table-cell office:value-type="float" office:value="280" table:style-name="ce9">
            <text:p><text:s/>28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仁化路1095巷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400" table:style-name="ce15">
            <text:p><text:s/>4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400" table:style-name="ce8">
            <text:p><text:s/>400.00<text:s/></text:p>
          </table:table-cell>
          <table:table-cell office:value-type="float" office:value="400" table:style-name="ce9">
            <text:p><text:s/>4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樹王路(98號至180巷口)</text:p>
          </table:table-cell>
          <table:table-cell office:value-type="float" office:value="1100" table:style-name="ce14">
            <text:p><text:s/>1,100<text:s/></text:p>
          </table:table-cell>
          <table:table-cell office:value-type="float" office:value="1100" table:style-name="ce15">
            <text:p><text:s/>1,1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1100" table:style-name="ce8">
            <text:p><text:s/>1,100.00<text:s/></text:p>
          </table:table-cell>
          <table:table-cell office:value-type="float" office:value="1100" table:style-name="ce9">
            <text:p><text:s/>1,1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鄭功進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智路547巷</text:p>
          </table:table-cell>
          <table:table-cell office:value-type="float" office:value="270" table:style-name="ce14">
            <text:p><text:s/>270<text:s/></text:p>
          </table:table-cell>
          <table:table-cell office:value-type="float" office:value="270" table:style-name="ce15">
            <text:p><text:s/>27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慶裕成營造有限公司</text:p>
          </table:table-cell>
          <table:table-cell table:number-columns-repeated="2" table:style-name="ce1"/>
          <table:table-cell office:value-type="float" office:value="270" table:style-name="ce8">
            <text:p><text:s/>270.00<text:s/></text:p>
          </table:table-cell>
          <table:table-cell office:value-type="float" office:value="270" table:style-name="ce9">
            <text:p><text:s/>27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上興街二段51巷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500" table:style-name="ce15">
            <text:p><text:s/>5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500" table:style-name="ce8">
            <text:p><text:s/>500.00<text:s/></text:p>
          </table:table-cell>
          <table:table-cell office:value-type="float" office:value="500" table:style-name="ce9">
            <text:p><text:s/>5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爽文路(東榮路至東明路)</text:p>
          </table:table-cell>
          <table:table-cell office:value-type="float" office:value="2970" table:style-name="ce14">
            <text:p><text:s/>2,970<text:s/></text:p>
          </table:table-cell>
          <table:table-cell office:value-type="float" office:value="2970" table:style-name="ce15">
            <text:p><text:s/>2,97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台積營造有限公司</text:p>
          </table:table-cell>
          <table:table-cell table:number-columns-repeated="2" table:style-name="ce1"/>
          <table:table-cell office:value-type="float" office:value="2970" table:style-name="ce8">
            <text:p><text:s/>2,970.00<text:s/></text:p>
          </table:table-cell>
          <table:table-cell office:value-type="float" office:value="2970" table:style-name="ce9">
            <text:p><text:s/>2,97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立仁路95巷</text:p>
          </table:table-cell>
          <table:table-cell office:value-type="float" office:value="450" table:style-name="ce14">
            <text:p><text:s/>450<text:s/></text:p>
          </table:table-cell>
          <table:table-cell office:value-type="float" office:value="450" table:style-name="ce15">
            <text:p><text:s/>45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450" table:style-name="ce8">
            <text:p><text:s/>450.00<text:s/></text:p>
          </table:table-cell>
          <table:table-cell office:value-type="float" office:value="450" table:style-name="ce9">
            <text:p><text:s/>45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芬郁議員</text:p>
          </table:table-cell>
          <table:table-cell office:value-type="string" table:style-name="ce13">
            <text:p>防落石網</text:p>
          </table:table-cell>
          <table:table-cell office:value-type="string" table:style-name="ce13">
            <text:p>健行路(健行路1巷交叉口附近)</text:p>
          </table:table-cell>
          <table:table-cell office:value-type="float" office:value="600" table:style-name="ce14">
            <text:p><text:s/>600<text:s/></text:p>
          </table:table-cell>
          <table:table-cell office:value-type="float" office:value="600" table:style-name="ce15">
            <text:p><text:s/>6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磊橋營造有限公司</text:p>
          </table:table-cell>
          <table:table-cell table:number-columns-repeated="2" table:style-name="ce1"/>
          <table:table-cell office:value-type="float" office:value="600" table:style-name="ce8">
            <text:p><text:s/>600.00<text:s/></text:p>
          </table:table-cell>
          <table:table-cell office:value-type="float" office:value="600" table:style-name="ce9">
            <text:p><text:s/>6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大勝街(大里二街至勝利二路)</text:p>
          </table:table-cell>
          <table:table-cell office:value-type="float" office:value="1030" table:style-name="ce14">
            <text:p><text:s/>1,030<text:s/></text:p>
          </table:table-cell>
          <table:table-cell office:value-type="float" office:value="1030" table:style-name="ce15">
            <text:p><text:s/>1,03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台積營造有限公司</text:p>
          </table:table-cell>
          <table:table-cell table:number-columns-repeated="2" table:style-name="ce1"/>
          <table:table-cell office:value-type="float" office:value="1030" table:style-name="ce8">
            <text:p><text:s/>1,030.00<text:s/></text:p>
          </table:table-cell>
          <table:table-cell office:value-type="float" office:value="1030" table:style-name="ce9">
            <text:p><text:s/>1,03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美群路176巷及148巷</text:p>
          </table:table-cell>
          <table:table-cell office:value-type="float" office:value="620" table:style-name="ce14">
            <text:p><text:s/>620<text:s/></text:p>
          </table:table-cell>
          <table:table-cell office:value-type="float" office:value="620" table:style-name="ce15">
            <text:p><text:s/>6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620" table:style-name="ce8">
            <text:p><text:s/>620.00<text:s/></text:p>
          </table:table-cell>
          <table:table-cell office:value-type="float" office:value="620" table:style-name="ce9">
            <text:p><text:s/>62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芬郁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塗城路368巷(含45弄、46弄)</text:p>
          </table:table-cell>
          <table:table-cell office:value-type="float" office:value="320" table:style-name="ce14">
            <text:p><text:s/>320<text:s/></text:p>
          </table:table-cell>
          <table:table-cell office:value-type="float" office:value="320" table:style-name="ce15">
            <text:p><text:s/>32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320" table:style-name="ce8">
            <text:p><text:s/>320.00<text:s/></text:p>
          </table:table-cell>
          <table:table-cell office:value-type="float" office:value="320" table:style-name="ce9">
            <text:p><text:s/>32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新仁路一段91巷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300" table:style-name="ce8">
            <text:p><text:s/>300.00<text:s/></text:p>
          </table:table-cell>
          <table:table-cell office:value-type="float" office:value="300" table:style-name="ce9">
            <text:p><text:s/>30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芬郁議員</text:p>
          </table:table-cell>
          <table:table-cell office:value-type="string" table:style-name="ce13">
            <text:p>路面改善</text:p>
          </table:table-cell>
          <table:table-cell office:value-type="string" table:style-name="ce13">
            <text:p>樹王路343巷</text:p>
          </table:table-cell>
          <table:table-cell office:value-type="float" office:value="165" table:style-name="ce14">
            <text:p><text:s/>165<text:s/></text:p>
          </table:table-cell>
          <table:table-cell office:value-type="float" office:value="165" table:style-name="ce15">
            <text:p><text:s/>165<text:s/></text:p>
          </table:table-cell>
          <table:table-cell office:value-type="string" table:style-name="ce16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柏鼎營造有限公司<text:s/></text:p>
          </table:table-cell>
          <table:table-cell table:number-columns-repeated="2" table:style-name="ce1"/>
          <table:table-cell office:value-type="float" office:value="165" table:style-name="ce8">
            <text:p><text:s/>165.00<text:s/></text:p>
          </table:table-cell>
          <table:table-cell office:value-type="float" office:value="165" table:style-name="ce9">
            <text:p><text:s/>165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邱素貞議員</text:p>
          </table:table-cell>
          <table:table-cell office:value-type="string" table:style-name="ce13">
            <text:p>興大園道增設阿勃勒賞花步道</text:p>
          </table:table-cell>
          <table:table-cell office:value-type="string" table:style-name="ce13">
            <text:p>南區興大園道</text:p>
          </table:table-cell>
          <table:table-cell office:value-type="float" office:value="1086" table:style-name="ce14">
            <text:p><text:s/>1,086<text:s/></text:p>
          </table:table-cell>
          <table:table-cell office:value-type="float" office:value="1086" table:style-name="ce15">
            <text:p><text:s/>1,086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/text:p>
          </table:table-cell>
          <table:table-cell table:number-columns-repeated="2" table:style-name="ce1"/>
          <table:table-cell office:value-type="float" office:value="1086" table:style-name="ce8">
            <text:p><text:s/>1,086.00<text:s/></text:p>
          </table:table-cell>
          <table:table-cell office:value-type="float" office:value="1086" table:style-name="ce9">
            <text:p><text:s/>1,086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賴佳微議員</text:p>
          </table:table-cell>
          <table:table-cell office:value-type="string" table:style-name="ce13">
            <text:p>噴灌系統修復</text:p>
          </table:table-cell>
          <table:table-cell office:value-type="string" table:style-name="ce13">
            <text:p>東成二街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28" table:style-name="ce15">
            <text:p><text:s/>28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25" table:style-name="ce8">
            <text:p><text:s/>25.00<text:s/></text:p>
          </table:table-cell>
          <table:table-cell office:value-type="float" office:value="28" table:style-name="ce9">
            <text:p><text:s/>28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賴佳微議員</text:p>
          </table:table-cell>
          <table:table-cell office:value-type="string" table:style-name="ce13">
            <text:p>增設水龍頭</text:p>
          </table:table-cell>
          <table:table-cell office:value-type="string" table:style-name="ce13">
            <text:p>東成二街，八街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1" table:style-name="ce15">
            <text:p><text:s/>11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10" table:style-name="ce8">
            <text:p><text:s/>10.00<text:s/></text:p>
          </table:table-cell>
          <table:table-cell office:value-type="float" office:value="11" table:style-name="ce9">
            <text:p><text:s/>11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政顯議員</text:p>
          </table:table-cell>
          <table:table-cell office:value-type="string" table:style-name="ce13">
            <text:p>椅子移至陰涼處、樹木補植</text:p>
          </table:table-cell>
          <table:table-cell office:value-type="string" table:style-name="ce13">
            <text:p>興進路與進化路園道上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1" table:style-name="ce15">
            <text:p><text:s/>21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20" table:style-name="ce8">
            <text:p><text:s/>20.00<text:s/></text:p>
          </table:table-cell>
          <table:table-cell office:value-type="float" office:value="21" table:style-name="ce9">
            <text:p><text:s/>21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政顯議員</text:p>
          </table:table-cell>
          <table:table-cell office:value-type="string" table:style-name="ce13">
            <text:p>體健設施修復</text:p>
          </table:table-cell>
          <table:table-cell office:value-type="string" table:style-name="ce13">
            <text:p>梅川西路三段122號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47" table:style-name="ce15">
            <text:p><text:s/>47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45" table:style-name="ce8">
            <text:p><text:s/>45.00<text:s/></text:p>
          </table:table-cell>
          <table:table-cell office:value-type="float" office:value="47" table:style-name="ce9">
            <text:p><text:s/>47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政顯議員</text:p>
          </table:table-cell>
          <table:table-cell office:value-type="string" table:style-name="ce13">
            <text:p>增設三張座椅</text:p>
          </table:table-cell>
          <table:table-cell office:value-type="string" table:style-name="ce13">
            <text:p>育德路188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5">
            <text:p><text:s/>20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20" table:style-name="ce8">
            <text:p><text:s/>20.00<text:s/></text:p>
          </table:table-cell>
          <table:table-cell office:value-type="float" office:value="20" table:style-name="ce9">
            <text:p><text:s/>20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賴佳微議員</text:p>
          </table:table-cell>
          <table:table-cell office:value-type="string" table:style-name="ce13">
            <text:p>路燈修復</text:p>
          </table:table-cell>
          <table:table-cell office:value-type="string" table:style-name="ce13">
            <text:p>梅川西路163號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5">
            <text:p><text:s/>5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5" table:style-name="ce8">
            <text:p><text:s/>5.00<text:s/></text:p>
          </table:table-cell>
          <table:table-cell office:value-type="float" office:value="5" table:style-name="ce9">
            <text:p><text:s/>5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政顯議員</text:p>
          </table:table-cell>
          <table:table-cell office:value-type="string" table:style-name="ce13">
            <text:p>黑板樹移除</text:p>
          </table:table-cell>
          <table:table-cell office:value-type="string" table:style-name="ce13">
            <text:p>梅川西四街與五順街交叉口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18" table:style-name="ce15">
            <text:p><text:s/>18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18" table:style-name="ce8">
            <text:p><text:s/>18.00<text:s/></text:p>
          </table:table-cell>
          <table:table-cell office:value-type="float" office:value="18" table:style-name="ce9">
            <text:p><text:s/>18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政顯議員</text:p>
          </table:table-cell>
          <table:table-cell office:value-type="string" table:style-name="ce13">
            <text:p>樹浮根改善</text:p>
          </table:table-cell>
          <table:table-cell office:value-type="string" table:style-name="ce13">
            <text:p>東興市場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5">
            <text:p><text:s/>23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23" table:style-name="ce8">
            <text:p><text:s/>23.00<text:s/></text:p>
          </table:table-cell>
          <table:table-cell office:value-type="float" office:value="23" table:style-name="ce9">
            <text:p><text:s/>23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蔡雅玲議員</text:p>
          </table:table-cell>
          <table:table-cell office:value-type="string" table:style-name="ce13">
            <text:p>樹穴改善</text:p>
          </table:table-cell>
          <table:table-cell office:value-type="string" table:style-name="ce13">
            <text:p>山西路與文心路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12" table:style-name="ce15">
            <text:p><text:s/>12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12" table:style-name="ce8">
            <text:p><text:s/>12.00<text:s/></text:p>
          </table:table-cell>
          <table:table-cell office:value-type="float" office:value="12" table:style-name="ce9">
            <text:p><text:s/>12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政顯議員</text:p>
          </table:table-cell>
          <table:table-cell office:value-type="string" table:style-name="ce13">
            <text:p>木棧道拆除</text:p>
          </table:table-cell>
          <table:table-cell office:value-type="string" table:style-name="ce13">
            <text:p>興進園道</text:p>
          </table:table-cell>
          <table:table-cell office:value-type="float" office:value="360" table:style-name="ce14">
            <text:p><text:s/>360<text:s/></text:p>
          </table:table-cell>
          <table:table-cell office:value-type="float" office:value="360" table:style-name="ce15">
            <text:p><text:s/>360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float" office:value="360" table:style-name="ce8">
            <text:p><text:s/>360.00<text:s/></text:p>
          </table:table-cell>
          <table:table-cell office:value-type="float" office:value="360" table:style-name="ce9">
            <text:p><text:s/>360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邱素貞議員</text:p>
          </table:table-cell>
          <table:table-cell office:value-type="string" table:style-name="ce13">
            <text:p>景觀燈故障查修</text:p>
          </table:table-cell>
          <table:table-cell office:value-type="string" table:style-name="ce13">
            <text:p>東興里立德園道(立德街212號對面)</text:p>
          </table:table-cell>
          <table:table-cell office:value-type="string" table:style-name="ce19">
            <text:p>無</text:p>
          </table:table-cell>
          <table:table-cell office:value-type="float" office:value="4" table:style-name="ce15">
            <text:p><text:s/>4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3.7069999999999999" table:style-name="ce9">
            <text:p><text:s/>3.71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成添議員</text:p>
          </table:table-cell>
          <table:table-cell office:value-type="string" table:style-name="ce13">
            <text:p>黑板樹移除5株</text:p>
          </table:table-cell>
          <table:table-cell office:value-type="string" table:style-name="ce13">
            <text:p>軍功路二段近軍褔十八路</text:p>
          </table:table-cell>
          <table:table-cell office:value-type="string" table:style-name="ce19">
            <text:p>無</text:p>
          </table:table-cell>
          <table:table-cell office:value-type="float" office:value="76" table:style-name="ce15">
            <text:p><text:s/>76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76.444999999999993" table:style-name="ce9">
            <text:p><text:s/>76.45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成添議員</text:p>
          </table:table-cell>
          <table:table-cell office:value-type="string" table:style-name="ce13">
            <text:p>黑板樹移除3株</text:p>
          </table:table-cell>
          <table:table-cell office:value-type="string" table:style-name="ce13">
            <text:p>軍功路二段近軍褔十九路</text:p>
          </table:table-cell>
          <table:table-cell office:value-type="string" table:style-name="ce19">
            <text:p>無</text:p>
          </table:table-cell>
          <table:table-cell office:value-type="float" office:value="54" table:style-name="ce15">
            <text:p><text:s/>54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53.912999999999997" table:style-name="ce9">
            <text:p><text:s/>53.91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謝明源議員</text:p>
          </table:table-cell>
          <table:table-cell office:value-type="string" table:style-name="ce13">
            <text:p>黑板樹移除4株（路肩樹）</text:p>
          </table:table-cell>
          <table:table-cell office:value-type="string" table:style-name="ce13">
            <text:p>松順一街7號</text:p>
          </table:table-cell>
          <table:table-cell office:value-type="string" table:style-name="ce19">
            <text:p>無</text:p>
          </table:table-cell>
          <table:table-cell office:value-type="float" office:value="72" table:style-name="ce15">
            <text:p><text:s/>72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72.281999999999996" table:style-name="ce9">
            <text:p><text:s/>72.28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沈佑蓮議員</text:p>
          </table:table-cell>
          <table:table-cell office:value-type="string" table:style-name="ce13">
            <text:p>黑板樹移除5株</text:p>
          </table:table-cell>
          <table:table-cell office:value-type="string" table:style-name="ce13">
            <text:p>北屯路471巷至松山街口</text:p>
          </table:table-cell>
          <table:table-cell office:value-type="string" table:style-name="ce19">
            <text:p>無</text:p>
          </table:table-cell>
          <table:table-cell office:value-type="float" office:value="68" table:style-name="ce15">
            <text:p><text:s/>68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68.289000000000001" table:style-name="ce9">
            <text:p><text:s/>68.29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沈佑蓮議員</text:p>
          </table:table-cell>
          <table:table-cell office:value-type="string" table:style-name="ce13">
            <text:p>黑板樹移除5株</text:p>
          </table:table-cell>
          <table:table-cell office:value-type="string" table:style-name="ce13">
            <text:p>北屯區松竹路二段76巷</text:p>
          </table:table-cell>
          <table:table-cell office:value-type="string" table:style-name="ce19">
            <text:p>無</text:p>
          </table:table-cell>
          <table:table-cell office:value-type="float" office:value="68" table:style-name="ce15">
            <text:p><text:s/>68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68.290000000000006" table:style-name="ce9">
            <text:p><text:s/>68.29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成添議員</text:p>
          </table:table-cell>
          <table:table-cell office:value-type="string" table:style-name="ce13">
            <text:p>樹穴改善(樹穴加大，浮根改善)</text:p>
          </table:table-cell>
          <table:table-cell office:value-type="string" table:style-name="ce13">
            <text:p>后庄里庄美街78號</text:p>
          </table:table-cell>
          <table:table-cell office:value-type="string" table:style-name="ce19">
            <text:p>無</text:p>
          </table:table-cell>
          <table:table-cell office:value-type="float" office:value="14" table:style-name="ce15">
            <text:p><text:s/>14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13.957000000000001" table:style-name="ce9">
            <text:p><text:s/>13.96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蔡雅玲議員</text:p>
          </table:table-cell>
          <table:table-cell office:value-type="string" table:style-name="ce13">
            <text:p>人行道鋪面修繕</text:p>
          </table:table-cell>
          <table:table-cell office:value-type="string" table:style-name="ce13">
            <text:p>三光里北平路口公車站牌(大坑口)</text:p>
          </table:table-cell>
          <table:table-cell office:value-type="string" table:style-name="ce19">
            <text:p>無</text:p>
          </table:table-cell>
          <table:table-cell office:value-type="float" office:value="44" table:style-name="ce15">
            <text:p><text:s/>44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欣樺股份有限公司</text:p>
          </table:table-cell>
          <table:table-cell table:number-columns-repeated="2" table:style-name="ce1"/>
          <table:table-cell office:value-type="string" table:style-name="ce8">
            <text:p>無</text:p>
          </table:table-cell>
          <table:table-cell office:value-type="float" office:value="43.747999999999998" table:style-name="ce9">
            <text:p><text:s/>43.75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張宏年議員</text:p>
          </table:table-cell>
          <table:table-cell office:value-type="string" table:style-name="ce13">
            <text:p>木棧道拆除</text:p>
          </table:table-cell>
          <table:table-cell office:value-type="string" table:style-name="ce13">
            <text:p>梅川園道</text:p>
          </table:table-cell>
          <table:table-cell office:value-type="float" office:value="197" table:style-name="ce14">
            <text:p><text:s/>197<text:s/></text:p>
          </table:table-cell>
          <table:table-cell office:value-type="float" office:value="197" table:style-name="ce15">
            <text:p><text:s/>197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/text:p>
          </table:table-cell>
          <table:table-cell table:number-columns-repeated="2" table:style-name="ce1"/>
          <table:table-cell office:value-type="float" office:value="197" table:style-name="ce8">
            <text:p><text:s/>197.00<text:s/></text:p>
          </table:table-cell>
          <table:table-cell office:value-type="float" office:value="197" table:style-name="ce9">
            <text:p><text:s/>197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江肇國議員</text:p>
          </table:table-cell>
          <table:table-cell office:value-type="string" table:style-name="ce13">
            <text:p>體健設施遷移</text:p>
          </table:table-cell>
          <table:table-cell office:value-type="string" table:style-name="ce13">
            <text:p>舊梅川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5">
            <text:p><text:s/>40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/text:p>
          </table:table-cell>
          <table:table-cell table:number-columns-repeated="2" table:style-name="ce1"/>
          <table:table-cell office:value-type="float" office:value="40" table:style-name="ce8">
            <text:p><text:s/>40.00<text:s/></text:p>
          </table:table-cell>
          <table:table-cell office:value-type="float" office:value="40" table:style-name="ce9">
            <text:p><text:s/>40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江肇國議員</text:p>
          </table:table-cell>
          <table:table-cell office:value-type="string" table:style-name="ce13">
            <text:p>危木移除</text:p>
          </table:table-cell>
          <table:table-cell office:value-type="string" table:style-name="ce13">
            <text:p>自由路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34" table:style-name="ce15">
            <text:p><text:s/>34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/text:p>
          </table:table-cell>
          <table:table-cell table:number-columns-repeated="2" table:style-name="ce1"/>
          <table:table-cell office:value-type="float" office:value="34" table:style-name="ce8">
            <text:p><text:s/>34.00<text:s/></text:p>
          </table:table-cell>
          <table:table-cell office:value-type="float" office:value="34" table:style-name="ce9">
            <text:p><text:s/>34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陳淑華議員</text:p>
          </table:table-cell>
          <table:table-cell office:value-type="string" table:style-name="ce13">
            <text:p>花台修繕</text:p>
          </table:table-cell>
          <table:table-cell office:value-type="string" table:style-name="ce13">
            <text:p>綠29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5">
            <text:p><text:s/>40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/text:p>
          </table:table-cell>
          <table:table-cell table:number-columns-repeated="2" table:style-name="ce1"/>
          <table:table-cell office:value-type="float" office:value="40" table:style-name="ce8">
            <text:p><text:s/>40.00<text:s/></text:p>
          </table:table-cell>
          <table:table-cell office:value-type="float" office:value="40" table:style-name="ce9">
            <text:p><text:s/>40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黃馨慧議員</text:p>
          </table:table-cell>
          <table:table-cell office:value-type="string" table:style-name="ce13">
            <text:p>危木移除</text:p>
          </table:table-cell>
          <table:table-cell office:value-type="string" table:style-name="ce13">
            <text:p>臺灣大道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5">
            <text:p><text:s/>20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全勝園藝事業有限公司</text:p>
          </table:table-cell>
          <table:table-cell table:number-columns-repeated="2" table:style-name="ce1"/>
          <table:table-cell office:value-type="float" office:value="20" table:style-name="ce8">
            <text:p><text:s/>20.00<text:s/></text:p>
          </table:table-cell>
          <table:table-cell office:value-type="float" office:value="20" table:style-name="ce9">
            <text:p><text:s/>20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黃馨慧議員</text:p>
          </table:table-cell>
          <table:table-cell office:value-type="string" table:style-name="ce13">
            <text:p>行道樹高修</text:p>
          </table:table-cell>
          <table:table-cell office:value-type="string" table:style-name="ce13">
            <text:p>臺灣大道</text:p>
          </table:table-cell>
          <table:table-cell office:value-type="float" office:value="916" table:style-name="ce14">
            <text:p><text:s/>916<text:s/></text:p>
          </table:table-cell>
          <table:table-cell office:value-type="float" office:value="916" table:style-name="ce15">
            <text:p><text:s/>916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湘品園藝有限公司</text:p>
          </table:table-cell>
          <table:table-cell table:number-columns-repeated="2" table:style-name="ce1"/>
          <table:table-cell office:value-type="float" office:value="916" table:style-name="ce8">
            <text:p><text:s/>916.00<text:s/></text:p>
          </table:table-cell>
          <table:table-cell office:value-type="float" office:value="916" table:style-name="ce9">
            <text:p><text:s/>916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楊正中議員</text:p>
          </table:table-cell>
          <table:table-cell office:value-type="string" table:style-name="ce13">
            <text:p>檔土牆</text:p>
          </table:table-cell>
          <table:table-cell office:value-type="string" table:style-name="ce13">
            <text:p>綠29</text:p>
          </table:table-cell>
          <table:table-cell office:value-type="float" office:value="85" table:style-name="ce14">
            <text:p><text:s/>85<text:s/></text:p>
          </table:table-cell>
          <table:table-cell office:value-type="float" office:value="85" table:style-name="ce15">
            <text:p><text:s/>85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大原營造有限公司</text:p>
          </table:table-cell>
          <table:table-cell table:number-columns-repeated="2" table:style-name="ce1"/>
          <table:table-cell office:value-type="float" office:value="85" table:style-name="ce8">
            <text:p><text:s/>85.00<text:s/></text:p>
          </table:table-cell>
          <table:table-cell office:value-type="float" office:value="85" table:style-name="ce9">
            <text:p><text:s/>85.00<text:s/></text:p>
          </table:table-cell>
          <table:table-cell table:number-columns-repeated="16371"/>
        </table:table-row>
        <table:table-row table:style-name="ro9">
          <table:table-cell office:value-type="string" table:style-name="ce12">
            <text:p>楊正中議員</text:p>
          </table:table-cell>
          <table:table-cell office:value-type="string" table:style-name="ce13">
            <text:p>行道樹高修</text:p>
          </table:table-cell>
          <table:table-cell office:value-type="string" table:style-name="ce13">
            <text:p>福雅路</text:p>
          </table:table-cell>
          <table:table-cell office:value-type="float" office:value="245" table:style-name="ce14">
            <text:p><text:s/>245<text:s/></text:p>
          </table:table-cell>
          <table:table-cell office:value-type="float" office:value="245" table:style-name="ce15">
            <text:p><text:s/>245<text:s/></text:p>
          </table:table-cell>
          <table:table-cell office:value-type="string" table:style-name="ce16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湘品園藝有限公司</text:p>
          </table:table-cell>
          <table:table-cell table:number-columns-repeated="2" table:style-name="ce1"/>
          <table:table-cell office:value-type="float" office:value="245" table:style-name="ce8">
            <text:p><text:s/>245.00<text:s/></text:p>
          </table:table-cell>
          <table:table-cell office:value-type="float" office:value="245" table:style-name="ce9">
            <text:p><text:s/>245.0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尤碧鈴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梧棲區中華路梧棲大排交叉口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51" table:style-name="ce15">
            <text:p><text:s/>51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50.805" table:style-name="ce8">
            <text:p><text:s/>50.81<text:s/></text:p>
          </table:table-cell>
          <table:table-cell office:value-type="float" office:value="50.805" table:style-name="ce9">
            <text:p><text:s/>50.8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江肇國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西區朝陽街6巷10號(附壁LED燈)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安鎰工程有限公司</text:p>
          </table:table-cell>
          <table:table-cell table:number-columns-repeated="2" table:style-name="ce1"/>
          <table:table-cell office:value-type="float" office:value="14.67" table:style-name="ce8">
            <text:p><text:s/>14.67<text:s/></text:p>
          </table:table-cell>
          <table:table-cell office:value-type="float" office:value="14.67" table:style-name="ce9">
            <text:p><text:s/>14.67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江肇國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西區中美街382號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6" table:style-name="ce15">
            <text:p><text:s/>1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安鎰工程有限公司</text:p>
          </table:table-cell>
          <table:table-cell table:number-columns-repeated="2" table:style-name="ce1"/>
          <table:table-cell office:value-type="float" office:value="16.132999999999999" table:style-name="ce8">
            <text:p><text:s/>16.13<text:s/></text:p>
          </table:table-cell>
          <table:table-cell office:value-type="float" office:value="16.132999999999999" table:style-name="ce9">
            <text:p><text:s/>16.13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明杰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光明路7號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5780000000000003" table:style-name="ce8">
            <text:p><text:s/>6.58<text:s/></text:p>
          </table:table-cell>
          <table:table-cell office:value-type="float" office:value="6.5780000000000003" table:style-name="ce9">
            <text:p><text:s/>6.58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明杰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光興路2140巷內湖枝14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5">
            <text:p><text:s/>13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3.246" table:style-name="ce8">
            <text:p><text:s/>13.25<text:s/></text:p>
          </table:table-cell>
          <table:table-cell office:value-type="float" office:value="13.246" table:style-name="ce9">
            <text:p><text:s/>13.25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明杰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光興路1266巷配合台電拉線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龍緯水電工程股份有限公司</text:p>
          </table:table-cell>
          <table:table-cell table:number-columns-repeated="2" table:style-name="ce1"/>
          <table:table-cell office:value-type="float" office:value="15.176" table:style-name="ce8">
            <text:p><text:s/>15.18<text:s/></text:p>
          </table:table-cell>
          <table:table-cell office:value-type="float" office:value="15.176" table:style-name="ce9">
            <text:p><text:s/>15.18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何敏誠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東區仁和路東峰國中大門</text:p>
          </table:table-cell>
          <table:table-cell office:value-type="float" office:value="177" table:style-name="ce14">
            <text:p><text:s/>177<text:s/></text:p>
          </table:table-cell>
          <table:table-cell office:value-type="float" office:value="177" table:style-name="ce15">
            <text:p><text:s/>17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安鎰工程有限公司</text:p>
          </table:table-cell>
          <table:table-cell table:number-columns-repeated="2" table:style-name="ce1"/>
          <table:table-cell office:value-type="float" office:value="177.16200000000001" table:style-name="ce8">
            <text:p><text:s/>177.16<text:s/></text:p>
          </table:table-cell>
          <table:table-cell office:value-type="float" office:value="177.16200000000001" table:style-name="ce9">
            <text:p><text:s/>177.16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甲區水源路858號附近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7.3890000000000002" table:style-name="ce8">
            <text:p><text:s/>7.39<text:s/></text:p>
          </table:table-cell>
          <table:table-cell office:value-type="float" office:value="7.3890000000000002" table:style-name="ce9">
            <text:p><text:s/>7.39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甲區順帆路巨大機械附近道路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43" table:style-name="ce15">
            <text:p><text:s/>43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43.415999999999997" table:style-name="ce8">
            <text:p><text:s/>43.42<text:s/></text:p>
          </table:table-cell>
          <table:table-cell office:value-type="float" office:value="43.415999999999997" table:style-name="ce9">
            <text:p><text:s/>43.42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外埔區土城中路31-1號旁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14.811" table:style-name="ce8">
            <text:p><text:s/>14.81<text:s/></text:p>
          </table:table-cell>
          <table:table-cell office:value-type="float" office:value="14.811" table:style-name="ce9">
            <text:p><text:s/>14.8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甲區橫圳街(武曲幹28)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14.811" table:style-name="ce8">
            <text:p><text:s/>14.81<text:s/></text:p>
          </table:table-cell>
          <table:table-cell office:value-type="float" office:value="14.811" table:style-name="ce9">
            <text:p><text:s/>14.8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外埔區土城路(中山幹170旁)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14.811" table:style-name="ce8">
            <text:p><text:s/>14.81<text:s/></text:p>
          </table:table-cell>
          <table:table-cell office:value-type="float" office:value="14.811" table:style-name="ce9">
            <text:p><text:s/>14.8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吳瓊華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肚區船頭三街121巷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5">
            <text:p><text:s/>30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29.548999999999999" table:style-name="ce8">
            <text:p><text:s/>29.55<text:s/></text:p>
          </table:table-cell>
          <table:table-cell office:value-type="float" office:value="29.548999999999999" table:style-name="ce9">
            <text:p><text:s/>29.55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新仁二街86號前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18" table:style-name="ce15">
            <text:p><text:s/>18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8.303000000000001" table:style-name="ce8">
            <text:p><text:s/>18.30<text:s/></text:p>
          </table:table-cell>
          <table:table-cell office:value-type="float" office:value="18.303000000000001" table:style-name="ce9">
            <text:p><text:s/>18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甲區和平路253巷75號旁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14.811" table:style-name="ce8">
            <text:p><text:s/>14.81<text:s/></text:p>
          </table:table-cell>
          <table:table-cell office:value-type="float" office:value="14.811" table:style-name="ce9">
            <text:p><text:s/>14.8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甲區金華西路新蘭化妝品前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5">
            <text:p><text:s/>8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7.8979999999999997" table:style-name="ce8">
            <text:p><text:s/>7.90<text:s/></text:p>
          </table:table-cell>
          <table:table-cell office:value-type="float" office:value="7.8979999999999997" table:style-name="ce9">
            <text:p><text:s/>7.9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外埔區後寮路涵洞口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5">
            <text:p><text:s/>8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7.8979999999999997" table:style-name="ce8">
            <text:p><text:s/>7.90<text:s/></text:p>
          </table:table-cell>
          <table:table-cell office:value-type="float" office:value="7.8979999999999997" table:style-name="ce9">
            <text:p><text:s/>7.9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外埔區水美路大甲交流道出口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5">
            <text:p><text:s/>1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16.818999999999999" table:style-name="ce8">
            <text:p><text:s/>16.82<text:s/></text:p>
          </table:table-cell>
          <table:table-cell office:value-type="float" office:value="16.818999999999999" table:style-name="ce9">
            <text:p><text:s/>16.82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外埔區二崁路232號前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盈信電器工程有限公司</text:p>
          </table:table-cell>
          <table:table-cell table:number-columns-repeated="2" table:style-name="ce1"/>
          <table:table-cell office:value-type="float" office:value="6.6760000000000002" table:style-name="ce8">
            <text:p><text:s/>6.68<text:s/></text:p>
          </table:table-cell>
          <table:table-cell office:value-type="float" office:value="6.6760000000000002" table:style-name="ce9">
            <text:p><text:s/>6.68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麗華議員</text:p>
          </table:table-cell>
          <table:table-cell office:value-type="string" table:style-name="ce13">
            <text:p>路燈增設(雙燈、架空線)</text:p>
          </table:table-cell>
          <table:table-cell office:value-type="string" table:style-name="ce13">
            <text:p>太平區溪洲路199號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14" table:style-name="ce15">
            <text:p><text:s/>14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3.84" table:style-name="ce8">
            <text:p><text:s/>13.84<text:s/></text:p>
          </table:table-cell>
          <table:table-cell office:value-type="float" office:value="13.84" table:style-name="ce9">
            <text:p><text:s/>13.84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麗華議員</text:p>
          </table:table-cell>
          <table:table-cell office:value-type="string" table:style-name="ce13">
            <text:p>路燈增設(用電申請繪圖)</text:p>
          </table:table-cell>
          <table:table-cell office:value-type="string" table:style-name="ce13">
            <text:p>太平區溪州路199號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3129999999999997" table:style-name="ce8">
            <text:p><text:s/>6.31<text:s/></text:p>
          </table:table-cell>
          <table:table-cell office:value-type="float" office:value="6.3129999999999997" table:style-name="ce9">
            <text:p><text:s/>6.3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李麗華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南國巷清水農路新設6盞</text:p>
          </table:table-cell>
          <table:table-cell office:value-type="float" office:value="95" table:style-name="ce14">
            <text:p><text:s/>95<text:s/></text:p>
          </table:table-cell>
          <table:table-cell office:value-type="float" office:value="95" table:style-name="ce15">
            <text:p><text:s/>9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95.138999999999996" table:style-name="ce8">
            <text:p><text:s/>95.14<text:s/></text:p>
          </table:table-cell>
          <table:table-cell office:value-type="float" office:value="95.138999999999996" table:style-name="ce9">
            <text:p><text:s/>95.14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北屯區漢口路五段135號旁</text:p>
          </table:table-cell>
          <table:table-cell office:value-type="float" office:value="141" table:style-name="ce14">
            <text:p><text:s/>141<text:s/></text:p>
          </table:table-cell>
          <table:table-cell office:value-type="float" office:value="141" table:style-name="ce15">
            <text:p><text:s/>141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安鎰工程有限公司</text:p>
          </table:table-cell>
          <table:table-cell table:number-columns-repeated="2" table:style-name="ce1"/>
          <table:table-cell office:value-type="float" office:value="141.17099999999999" table:style-name="ce8">
            <text:p><text:s/>141.17<text:s/></text:p>
          </table:table-cell>
          <table:table-cell office:value-type="float" office:value="141.17099999999999" table:style-name="ce9">
            <text:p><text:s/>141.17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霧峰區民生路158巷38號前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5780000000000003" table:style-name="ce8">
            <text:p><text:s/>6.58<text:s/></text:p>
          </table:table-cell>
          <table:table-cell office:value-type="float" office:value="6.5780000000000003" table:style-name="ce9">
            <text:p><text:s/>6.58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霧峰區新埔路兩姓公廟旁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0679999999999996" table:style-name="ce8">
            <text:p><text:s/>6.07<text:s/></text:p>
          </table:table-cell>
          <table:table-cell office:value-type="float" office:value="6.0679999999999996" table:style-name="ce9">
            <text:p><text:s/>6.07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霧峰區新埔路160巷及211巷6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5">
            <text:p><text:s/>20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9.87" table:style-name="ce8">
            <text:p><text:s/>19.87<text:s/></text:p>
          </table:table-cell>
          <table:table-cell office:value-type="float" office:value="19.87" table:style-name="ce9">
            <text:p><text:s/>19.87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霧峰區霧工一路旁</text:p>
          </table:table-cell>
          <table:table-cell office:value-type="float" office:value="179" table:style-name="ce14">
            <text:p><text:s/>179<text:s/></text:p>
          </table:table-cell>
          <table:table-cell office:value-type="float" office:value="179" table:style-name="ce15">
            <text:p><text:s/>179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79.298" table:style-name="ce8">
            <text:p><text:s/>179.30<text:s/></text:p>
          </table:table-cell>
          <table:table-cell office:value-type="float" office:value="179.298" table:style-name="ce9">
            <text:p><text:s/>179.30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邱素貞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南區五權南路747-1、747-3號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安鎰工程有限公司</text:p>
          </table:table-cell>
          <table:table-cell table:number-columns-repeated="2" table:style-name="ce1"/>
          <table:table-cell office:value-type="float" office:value="15.452" table:style-name="ce8">
            <text:p><text:s/>15.45<text:s/></text:p>
          </table:table-cell>
          <table:table-cell office:value-type="float" office:value="15.452" table:style-name="ce9">
            <text:p><text:s/>15.45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玉嬿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山田路155號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1369999999999996" table:style-name="ce8">
            <text:p><text:s/>6.14<text:s/></text:p>
          </table:table-cell>
          <table:table-cell office:value-type="float" office:value="6.1369999999999996" table:style-name="ce9">
            <text:p><text:s/>6.14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玉嬿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長青巷定寮枝28.30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5">
            <text:p><text:s/>1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6.713999999999999" table:style-name="ce8">
            <text:p><text:s/>16.71<text:s/></text:p>
          </table:table-cell>
          <table:table-cell office:value-type="float" office:value="16.713999999999999" table:style-name="ce9">
            <text:p><text:s/>16.7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玉嬿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長龍路二段336巷13號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5">
            <text:p><text:s/>13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3.013999999999999" table:style-name="ce8">
            <text:p><text:s/>13.01<text:s/></text:p>
          </table:table-cell>
          <table:table-cell office:value-type="float" office:value="13.013999999999999" table:style-name="ce9">
            <text:p><text:s/>13.0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玉嬿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長龍路四段242號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32" table:style-name="ce15">
            <text:p><text:s/>32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32.087000000000003" table:style-name="ce8">
            <text:p><text:s/>32.09<text:s/></text:p>
          </table:table-cell>
          <table:table-cell office:value-type="float" office:value="32.087000000000003" table:style-name="ce9">
            <text:p><text:s/>32.09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大里路433巷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18" table:style-name="ce15">
            <text:p><text:s/>18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8.148" table:style-name="ce8">
            <text:p><text:s/>18.15<text:s/></text:p>
          </table:table-cell>
          <table:table-cell office:value-type="float" office:value="18.148" table:style-name="ce9">
            <text:p><text:s/>18.15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夏元路5-2號旁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57" table:style-name="ce8">
            <text:p><text:s/>6.57<text:s/></text:p>
          </table:table-cell>
          <table:table-cell office:value-type="float" office:value="6.57" table:style-name="ce9">
            <text:p><text:s/>6.57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健民路56號及活動中心旁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14" table:style-name="ce15">
            <text:p><text:s/>14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4.266999999999999" table:style-name="ce8">
            <text:p><text:s/>14.27<text:s/></text:p>
          </table:table-cell>
          <table:table-cell office:value-type="float" office:value="14.266999999999999" table:style-name="ce9">
            <text:p><text:s/>14.27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健民路山腳巷營區旁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12" table:style-name="ce15">
            <text:p><text:s/>12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12.012" table:style-name="ce8">
            <text:p><text:s/>12.01<text:s/></text:p>
          </table:table-cell>
          <table:table-cell office:value-type="float" office:value="12.012" table:style-name="ce9">
            <text:p><text:s/>12.0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樹王橋旁道路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37" table:style-name="ce15">
            <text:p><text:s/>37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37.262999999999998" table:style-name="ce8">
            <text:p><text:s/>37.26<text:s/></text:p>
          </table:table-cell>
          <table:table-cell office:value-type="float" office:value="37.262999999999998" table:style-name="ce9">
            <text:p><text:s/>37.26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永隆一街130號旁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11" table:style-name="ce8">
            <text:p><text:s/>6.11<text:s/></text:p>
          </table:table-cell>
          <table:table-cell office:value-type="float" office:value="6.11" table:style-name="ce9">
            <text:p><text:s/>6.11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國中路G5730DC44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3929999999999998" table:style-name="ce8">
            <text:p><text:s/>6.39<text:s/></text:p>
          </table:table-cell>
          <table:table-cell office:value-type="float" office:value="6.3929999999999998" table:style-name="ce9">
            <text:p><text:s/>6.39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鄭功進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東區大勇街120巷口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5">
            <text:p><text:s/>13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安鎰工程有限公司</text:p>
          </table:table-cell>
          <table:table-cell table:number-columns-repeated="2" table:style-name="ce1"/>
          <table:table-cell office:value-type="float" office:value="13.353" table:style-name="ce8">
            <text:p><text:s/>13.35<text:s/></text:p>
          </table:table-cell>
          <table:table-cell office:value-type="float" office:value="13.353" table:style-name="ce9">
            <text:p><text:s/>13.35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義鍠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德利路260號(德利枝118)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31" table:style-name="ce15">
            <text:p><text:s/>31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31.125" table:style-name="ce8">
            <text:p><text:s/>31.13<text:s/></text:p>
          </table:table-cell>
          <table:table-cell office:value-type="float" office:value="31.125" table:style-name="ce9">
            <text:p><text:s/>31.13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賴義鍠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太平區大源十三街26號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2.278" table:style-name="ce8">
            <text:p><text:s/>2.28<text:s/></text:p>
          </table:table-cell>
          <table:table-cell office:value-type="float" office:value="2.278" table:style-name="ce9">
            <text:p><text:s/>2.28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霧峰區新埔路五福國小附近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0490000000000004" table:style-name="ce8">
            <text:p><text:s/>6.05<text:s/></text:p>
          </table:table-cell>
          <table:table-cell office:value-type="float" office:value="6.0490000000000004" table:style-name="ce9">
            <text:p><text:s/>6.05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路燈增設</text:p>
          </table:table-cell>
          <table:table-cell office:value-type="string" table:style-name="ce13">
            <text:p>大里區爽文路819號(爽文幹63)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string" table:style-name="ce16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佳翔水電工程有限公司</text:p>
          </table:table-cell>
          <table:table-cell table:number-columns-repeated="2" table:style-name="ce1"/>
          <table:table-cell office:value-type="float" office:value="6.0490000000000004" table:style-name="ce8">
            <text:p><text:s/>6.05<text:s/></text:p>
          </table:table-cell>
          <table:table-cell office:value-type="float" office:value="6.0490000000000004" table:style-name="ce9">
            <text:p><text:s/>6.05<text:s/></text:p>
          </table:table-cell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閃光號誌改三色紅綠燈號誌</text:p>
          </table:table-cell>
          <table:table-cell office:value-type="string" table:style-name="ce13">
            <text:p>潭子區豐興路一段350巷口</text:p>
          </table:table-cell>
          <table:table-cell office:value-type="float" office:value="131" table:style-name="ce14">
            <text:p><text:s/>131<text:s/></text:p>
          </table:table-cell>
          <table:table-cell office:value-type="float" office:value="131" table:style-name="ce14">
            <text:p><text:s/>131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何明杰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太平區溪洲路與宜昌東路口</text:p>
          </table:table-cell>
          <table:table-cell office:value-type="float" office:value="255" table:style-name="ce14">
            <text:p><text:s/>255<text:s/></text:p>
          </table:table-cell>
          <table:table-cell office:value-type="float" office:value="255" table:style-name="ce14">
            <text:p><text:s/>255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邱素貞議員</text:p>
          </table:table-cell>
          <table:table-cell office:value-type="string" table:style-name="ce13">
            <text:p>特種閃光號誌改三色紅綠燈號誌</text:p>
          </table:table-cell>
          <table:table-cell office:value-type="string" table:style-name="ce13">
            <text:p>南區合作街與仁和二街口</text:p>
          </table:table-cell>
          <table:table-cell office:value-type="float" office:value="174" table:style-name="ce14">
            <text:p><text:s/>174<text:s/></text:p>
          </table:table-cell>
          <table:table-cell office:value-type="float" office:value="174" table:style-name="ce14">
            <text:p><text:s/>174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劉士州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南屯區文心南五路一段260巷口</text:p>
          </table:table-cell>
          <table:table-cell office:value-type="float" office:value="248" table:style-name="ce14">
            <text:p><text:s/>248<text:s/></text:p>
          </table:table-cell>
          <table:table-cell office:value-type="float" office:value="248" table:style-name="ce14">
            <text:p><text:s/>248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吳瓊華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烏日區溪南路一段與溪南路一段988巷口</text:p>
          </table:table-cell>
          <table:table-cell office:value-type="float" office:value="323" table:style-name="ce14">
            <text:p><text:s/>323<text:s/></text:p>
          </table:table-cell>
          <table:table-cell office:value-type="float" office:value="323" table:style-name="ce14">
            <text:p><text:s/>323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吳瓊華議員</text:p>
          </table:table-cell>
          <table:table-cell office:value-type="string" table:style-name="ce13">
            <text:p>新設特種閃光號誌</text:p>
          </table:table-cell>
          <table:table-cell office:value-type="string" table:style-name="ce13">
            <text:p>九德街與環中路口(橋下路口)</text:p>
          </table:table-cell>
          <table:table-cell office:value-type="float" office:value="62" table:style-name="ce14">
            <text:p><text:s/>62<text:s/></text:p>
          </table:table-cell>
          <table:table-cell office:value-type="float" office:value="62" table:style-name="ce14">
            <text:p><text:s/>62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張耀中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南屯區黎明路一段與楓樹二街口</text:p>
          </table:table-cell>
          <table:table-cell office:value-type="float" office:value="238" table:style-name="ce14">
            <text:p><text:s/>238<text:s/></text:p>
          </table:table-cell>
          <table:table-cell office:value-type="float" office:value="238" table:style-name="ce14">
            <text:p><text:s/>238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張耀中議員</text:p>
          </table:table-cell>
          <table:table-cell office:value-type="string" table:style-name="ce13">
            <text:p>新設特種閃光號誌</text:p>
          </table:table-cell>
          <table:table-cell office:value-type="string" table:style-name="ce13">
            <text:p>南屯區忠勇路與同安北巷口</text:p>
          </table:table-cell>
          <table:table-cell office:value-type="float" office:value="78" table:style-name="ce14">
            <text:p><text:s/>78<text:s/></text:p>
          </table:table-cell>
          <table:table-cell office:value-type="float" office:value="78" table:style-name="ce14">
            <text:p><text:s/>78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張芬郁議員、蘇柏興議員</text:p>
          </table:table-cell>
          <table:table-cell office:value-type="string" table:style-name="ce13">
            <text:p>新設特種閃光號誌</text:p>
          </table:table-cell>
          <table:table-cell office:value-type="string" table:style-name="ce13">
            <text:p>大里區東南路與73巷</text:p>
          </table:table-cell>
          <table:table-cell office:value-type="float" office:value="335" table:style-name="ce14">
            <text:p><text:s/>335<text:s/></text:p>
          </table:table-cell>
          <table:table-cell office:value-type="float" office:value="335" table:style-name="ce14">
            <text:p><text:s/>335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5">
          <table:table-cell office:value-type="string" table:style-name="ce12">
            <text:p>張耀中議員、何文海議員、劉士州議員、朱暖英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南屯區忠勇路與文山二街口</text:p>
          </table:table-cell>
          <table:table-cell office:value-type="float" office:value="306" table:style-name="ce14">
            <text:p><text:s/>306<text:s/></text:p>
          </table:table-cell>
          <table:table-cell office:value-type="float" office:value="306" table:style-name="ce14">
            <text:p><text:s/>306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信威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曾朝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西屯區西屯路二段297-8巷與逢明街</text:p>
          </table:table-cell>
          <table:table-cell office:value-type="float" office:value="288" table:style-name="ce14">
            <text:p><text:s/>288<text:s/></text:p>
          </table:table-cell>
          <table:table-cell office:value-type="float" office:value="288" table:style-name="ce14">
            <text:p><text:s/>288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陳淑華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西屯區安和二街與安和西路</text:p>
          </table:table-cell>
          <table:table-cell office:value-type="float" office:value="288" table:style-name="ce14">
            <text:p><text:s/>288<text:s/></text:p>
          </table:table-cell>
          <table:table-cell office:value-type="float" office:value="288" table:style-name="ce14">
            <text:p><text:s/>288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陳淑華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西屯區福星路與寶慶街50巷</text:p>
          </table:table-cell>
          <table:table-cell office:value-type="float" office:value="259" table:style-name="ce14">
            <text:p><text:s/>259<text:s/></text:p>
          </table:table-cell>
          <table:table-cell office:value-type="float" office:value="259" table:style-name="ce14">
            <text:p><text:s/>259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5">
          <table:table-cell office:value-type="string" table:style-name="ce12">
            <text:p>陳淑華議員、何文海議員、翁美春議員、邱素貞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西屯區西屯路二段297-8巷</text:p>
          </table:table-cell>
          <table:table-cell office:value-type="float" office:value="288" table:style-name="ce14">
            <text:p><text:s/>288<text:s/></text:p>
          </table:table-cell>
          <table:table-cell office:value-type="float" office:value="288" table:style-name="ce14">
            <text:p><text:s/>288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大甲區中山路二段與日南路口</text:p>
          </table:table-cell>
          <table:table-cell office:value-type="float" office:value="227" table:style-name="ce14">
            <text:p><text:s/>227<text:s/></text:p>
          </table:table-cell>
          <table:table-cell office:value-type="float" office:value="227" table:style-name="ce14">
            <text:p><text:s/>227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霧峰區民生路347-8號前路口</text:p>
          </table:table-cell>
          <table:table-cell office:value-type="float" office:value="196" table:style-name="ce14">
            <text:p><text:s/>196<text:s/></text:p>
          </table:table-cell>
          <table:table-cell office:value-type="float" office:value="196" table:style-name="ce14">
            <text:p><text:s/>196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大雅區雅秀路與15巷及秀山一路口</text:p>
          </table:table-cell>
          <table:table-cell office:value-type="float" office:value="227" table:style-name="ce14">
            <text:p><text:s/>227<text:s/></text:p>
          </table:table-cell>
          <table:table-cell office:value-type="float" office:value="227" table:style-name="ce14">
            <text:p><text:s/>227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松明街與松義街口</text:p>
          </table:table-cell>
          <table:table-cell office:value-type="float" office:value="273" table:style-name="ce14">
            <text:p><text:s/>273<text:s/></text:p>
          </table:table-cell>
          <table:table-cell office:value-type="float" office:value="273" table:style-name="ce14">
            <text:p><text:s/>273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大連路三段21巷與崇德二路一段口</text:p>
          </table:table-cell>
          <table:table-cell office:value-type="float" office:value="270" table:style-name="ce14">
            <text:p><text:s/>270<text:s/></text:p>
          </table:table-cell>
          <table:table-cell office:value-type="float" office:value="270" table:style-name="ce14">
            <text:p><text:s/>270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李天生議員、張芬郁議員</text:p>
          </table:table-cell>
          <table:table-cell office:value-type="string" table:style-name="ce13">
            <text:p>閃光號誌改三色紅綠燈號誌</text:p>
          </table:table-cell>
          <table:table-cell office:value-type="string" table:style-name="ce13">
            <text:p>霧峰區中正路與民權街</text:p>
          </table:table-cell>
          <table:table-cell office:value-type="float" office:value="174" table:style-name="ce14">
            <text:p><text:s/>174<text:s/></text:p>
          </table:table-cell>
          <table:table-cell office:value-type="float" office:value="174" table:style-name="ce14">
            <text:p><text:s/>174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江肇國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西區南屯路一段與五權八街131巷口</text:p>
          </table:table-cell>
          <table:table-cell office:value-type="float" office:value="206" table:style-name="ce14">
            <text:p><text:s/>206<text:s/></text:p>
          </table:table-cell>
          <table:table-cell office:value-type="float" office:value="206" table:style-name="ce14">
            <text:p><text:s/>206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鄭功進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東區大智路與建興街口</text:p>
          </table:table-cell>
          <table:table-cell office:value-type="float" office:value="286" table:style-name="ce14">
            <text:p><text:s/>286<text:s/></text:p>
          </table:table-cell>
          <table:table-cell office:value-type="float" office:value="286" table:style-name="ce14">
            <text:p><text:s/>286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陳政顯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區東光路與東光東街口</text:p>
          </table:table-cell>
          <table:table-cell office:value-type="float" office:value="246" table:style-name="ce14">
            <text:p><text:s/>246<text:s/></text:p>
          </table:table-cell>
          <table:table-cell office:value-type="float" office:value="246" table:style-name="ce14">
            <text:p><text:s/>246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陳政顯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區綏遠路一段與賴厝街口</text:p>
          </table:table-cell>
          <table:table-cell office:value-type="float" office:value="275" table:style-name="ce14">
            <text:p><text:s/>275<text:s/></text:p>
          </table:table-cell>
          <table:table-cell office:value-type="float" office:value="275" table:style-name="ce14">
            <text:p><text:s/>275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旱溪東路三段與軍福18路口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50" table:style-name="ce14">
            <text:p><text:s/>250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范淞育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區國豐街與富強街口</text:p>
          </table:table-cell>
          <table:table-cell office:value-type="float" office:value="252" table:style-name="ce14">
            <text:p><text:s/>252<text:s/></text:p>
          </table:table-cell>
          <table:table-cell office:value-type="float" office:value="252" table:style-name="ce14">
            <text:p><text:s/>252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賴佳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區北平路二段與文昌東二街口</text:p>
          </table:table-cell>
          <table:table-cell office:value-type="float" office:value="253" table:style-name="ce14">
            <text:p><text:s/>253<text:s/></text:p>
          </table:table-cell>
          <table:table-cell office:value-type="float" office:value="253" table:style-name="ce14">
            <text:p><text:s/>253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賴佳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漢口路四段與東漢街口</text:p>
          </table:table-cell>
          <table:table-cell office:value-type="float" office:value="335" table:style-name="ce14">
            <text:p><text:s/>335<text:s/></text:p>
          </table:table-cell>
          <table:table-cell office:value-type="float" office:value="335" table:style-name="ce14">
            <text:p><text:s/>335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陳成添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松竹路二段449號前(土地公廟旁)</text:p>
          </table:table-cell>
          <table:table-cell office:value-type="float" office:value="164" table:style-name="ce14">
            <text:p><text:s/>164<text:s/></text:p>
          </table:table-cell>
          <table:table-cell office:value-type="float" office:value="164" table:style-name="ce14">
            <text:p><text:s/>164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2" table:style-name="ce1"/>
          <table:table-cell table:number-columns-repeated="2" table:style-name="ce10"/>
          <table:table-cell table:number-columns-repeated="16371"/>
        </table:table-row>
        <table:table-row table:style-name="ro6">
          <table:table-cell office:value-type="string" table:style-name="ce12">
            <text:p>陳成添議員、沈佑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天祥街與國豐街口</text:p>
          </table:table-cell>
          <table:table-cell office:value-type="float" office:value="275" table:style-name="ce14">
            <text:p><text:s/>275<text:s/></text:p>
          </table:table-cell>
          <table:table-cell office:value-type="float" office:value="275" table:style-name="ce14">
            <text:p><text:s/>275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曾朝榮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東山路一段與218巷及一新一街口</text:p>
          </table:table-cell>
          <table:table-cell office:value-type="float" office:value="354" table:style-name="ce14">
            <text:p><text:s/>354<text:s/></text:p>
          </table:table-cell>
          <table:table-cell office:value-type="float" office:value="354" table:style-name="ce14">
            <text:p><text:s/>354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曾朝榮議員、陳成添議員、賴順仁議員</text:p>
          </table:table-cell>
          <table:table-cell office:value-type="string" table:style-name="ce13">
            <text:p>新設三色紅綠燈號誌</text:p>
          </table:table-cell>
          <table:table-cell office:value-type="string" table:style-name="ce13">
            <text:p>北屯區軍福11路與和福路口</text:p>
          </table:table-cell>
          <table:table-cell office:value-type="float" office:value="253" table:style-name="ce14">
            <text:p><text:s/>253<text:s/></text:p>
          </table:table-cell>
          <table:table-cell office:value-type="float" office:value="253" table:style-name="ce14">
            <text:p><text:s/>253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蕭隆澤議員</text:p>
          </table:table-cell>
          <table:table-cell office:value-type="string" table:style-name="ce13">
            <text:p>閃光號誌改三色紅綠燈號誌</text:p>
          </table:table-cell>
          <table:table-cell office:value-type="string" table:style-name="ce13">
            <text:p>潭子區福潭路潭陽國小側門</text:p>
          </table:table-cell>
          <table:table-cell office:value-type="float" office:value="136" table:style-name="ce14">
            <text:p><text:s/>136<text:s/></text:p>
          </table:table-cell>
          <table:table-cell office:value-type="float" office:value="136" table:style-name="ce14">
            <text:p><text:s/>136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普烙公司</text:p>
            <text:p>(開口契約)</text:p>
          </table:table-cell>
          <table:table-cell table:number-columns-repeated="16375" table:style-name="ce1"/>
        </table:table-row>
        <table:table-row table:style-name="ro10">
          <table:table-cell office:value-type="string" table:style-name="ce12">
            <text:p>前議員林素真、</text:p>
            <text:p>吳敏濟議員、</text:p>
            <text:p>張雅旻議員、</text:p>
            <text:p>曾朝榮議員、</text:p>
            <text:p>劉淑蘭議員、</text:p>
            <text:p>李天生議員、</text:p>
            <text:p>楊典忠議員</text:p>
          </table:table-cell>
          <table:table-cell office:value-type="string" table:style-name="ce13">
            <text:p>第五救災救護大隊暨大甲分隊廳舍增建工程</text:p>
          </table:table-cell>
          <table:table-cell office:value-type="string" table:style-name="ce13">
            <text:p>第五救災救護大隊暨大甲分隊</text:p>
          </table:table-cell>
          <table:table-cell office:value-type="string" table:style-name="ce14">
            <text:p>無</text:p>
          </table:table-cell>
          <table:table-cell office:value-type="float" office:value="13460" table:style-name="ce14">
            <text:p><text:s/>13,460<text:s/></text:p>
          </table:table-cell>
          <table:table-cell office:value-type="string" table:style-name="ce16">
            <text:p>一般建築及設備-一般建築及設備-設備及投資</text:p>
          </table:table-cell>
          <table:table-cell office:value-type="string" table:style-name="ce17">
            <text:p>消防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委託規劃設計由蔡志哲建築師事務所得標，設計規劃中。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蘇慶雲議員</text:p>
          </table:table-cell>
          <table:table-cell office:value-type="string" table:style-name="ce13">
            <text:p>新社區協成里大南段大南小段203-735地號道路排水設施工程</text:p>
          </table:table-cell>
          <table:table-cell office:value-type="string" table:style-name="ce13">
            <text:p>新社區</text:p>
          </table:table-cell>
          <table:table-cell office:value-type="string" table:style-name="ce14">
            <text:p>無</text:p>
          </table:table-cell>
          <table:table-cell office:value-type="float" office:value="562.24900000000002" table:style-name="ce14">
            <text:p><text:s/>562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張立傑議員</text:p>
          </table:table-cell>
          <table:table-cell office:value-type="string" table:style-name="ce13">
            <text:p>潭子區聚興里湳底巷聚興段774-46地號農路路基修復工程</text:p>
          </table:table-cell>
          <table:table-cell office:value-type="string" table:style-name="ce13">
            <text:p>潭子區</text:p>
          </table:table-cell>
          <table:table-cell office:value-type="string" table:style-name="ce14">
            <text:p>無</text:p>
          </table:table-cell>
          <table:table-cell office:value-type="float" office:value="425.471" table:style-name="ce14">
            <text:p><text:s/>425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張雅旻議員</text:p>
          </table:table-cell>
          <table:table-cell office:value-type="string" table:style-name="ce13">
            <text:p>新社區協成里大南段大南小段203-926地號旁農路改善工程</text:p>
          </table:table-cell>
          <table:table-cell office:value-type="string" table:style-name="ce13">
            <text:p>新社區</text:p>
          </table:table-cell>
          <table:table-cell office:value-type="string" table:style-name="ce14">
            <text:p>無</text:p>
          </table:table-cell>
          <table:table-cell office:value-type="float" office:value="1124" table:style-name="ce14">
            <text:p><text:s/>1,124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賴朝國議員</text:p>
          </table:table-cell>
          <table:table-cell office:value-type="string" table:style-name="ce13">
            <text:p>潭子區聚興里潭興路一段湳底巷刀石坑產業道路旁野溪整治工程</text:p>
          </table:table-cell>
          <table:table-cell office:value-type="string" table:style-name="ce13">
            <text:p>潭子區</text:p>
          </table:table-cell>
          <table:table-cell office:value-type="string" table:style-name="ce14">
            <text:p>無</text:p>
          </table:table-cell>
          <table:table-cell office:value-type="float" office:value="2383" table:style-name="ce14">
            <text:p><text:s/>2,383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蕭隆澤議員</text:p>
          </table:table-cell>
          <table:table-cell office:value-type="string" table:style-name="ce13">
            <text:p>潭子區東寶里產業道路路面修復工程</text:p>
          </table:table-cell>
          <table:table-cell office:value-type="string" table:style-name="ce13">
            <text:p>潭子區</text:p>
          </table:table-cell>
          <table:table-cell office:value-type="string" table:style-name="ce14">
            <text:p>無</text:p>
          </table:table-cell>
          <table:table-cell office:value-type="float" office:value="512" table:style-name="ce14">
            <text:p><text:s/>512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朱元宏議員</text:p>
          </table:table-cell>
          <table:table-cell office:value-type="string" table:style-name="ce13">
            <text:p>和平區達觀里雪山坑農路改善工程</text:p>
          </table:table-cell>
          <table:table-cell office:value-type="string" table:style-name="ce13">
            <text:p>和平區</text:p>
          </table:table-cell>
          <table:table-cell office:value-type="string" table:style-name="ce14">
            <text:p>無</text:p>
          </table:table-cell>
          <table:table-cell office:value-type="float" office:value="1946" table:style-name="ce14">
            <text:p><text:s/>1,946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威昌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謝志忠議員</text:p>
          </table:table-cell>
          <table:table-cell office:value-type="string" table:style-name="ce13">
            <text:p>豐原區東陽里下南坑段670-1、671地號旁坑溝整治工程</text:p>
          </table:table-cell>
          <table:table-cell office:value-type="string" table:style-name="ce13">
            <text:p>豐原區</text:p>
          </table:table-cell>
          <table:table-cell office:value-type="string" table:style-name="ce14">
            <text:p>無</text:p>
          </table:table-cell>
          <table:table-cell office:value-type="float" office:value="713" table:style-name="ce14">
            <text:p><text:s/>713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威昌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張瀞分議員</text:p>
          </table:table-cell>
          <table:table-cell office:value-type="string" table:style-name="ce13">
            <text:p>豐原區東陽里下南坑段939地號野溪整治工程</text:p>
          </table:table-cell>
          <table:table-cell office:value-type="string" table:style-name="ce13">
            <text:p>豐原區</text:p>
          </table:table-cell>
          <table:table-cell office:value-type="string" table:style-name="ce14">
            <text:p>無</text:p>
          </table:table-cell>
          <table:table-cell office:value-type="float" office:value="931" table:style-name="ce14">
            <text:p><text:s/>93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威昌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賴義鍠議員</text:p>
          </table:table-cell>
          <table:table-cell office:value-type="string" table:style-name="ce13">
            <text:p>太平區興隆里光興路1266巷155巷2號旁山溝改善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1417" table:style-name="ce14">
            <text:p><text:s/>1,417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蘇柏興議員</text:p>
          </table:table-cell>
          <table:table-cell office:value-type="string" table:style-name="ce13">
            <text:p>太平區黃竹里竹正路(健民枝95至健民枝96)上邊坡改善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971" table:style-name="ce14">
            <text:p><text:s/>97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何明杰議員</text:p>
          </table:table-cell>
          <table:table-cell office:value-type="string" table:style-name="ce13">
            <text:p>太平區東汴里長龍路四段25巷支線(起點：芬園枝13)路面改善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1276" table:style-name="ce14">
            <text:p><text:s/>1,276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羅永珍議員</text:p>
          </table:table-cell>
          <table:table-cell office:value-type="string" table:style-name="ce13">
            <text:p>太平區頭汴里中坑巷(電桿編號：中坑枝54)旁坑溝護岸改善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611" table:style-name="ce14">
            <text:p><text:s/>61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張玉嬿議員</text:p>
          </table:table-cell>
          <table:table-cell office:value-type="string" table:style-name="ce13">
            <text:p>太平區大興里作料坑農路(廍子坑枝60)上邊坡改善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951" table:style-name="ce14">
            <text:p><text:s/>95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洪金福議員</text:p>
          </table:table-cell>
          <table:table-cell office:value-type="string" table:style-name="ce13">
            <text:p>太平區頭汴里小中坑農路旁坑溝護岸改善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811" table:style-name="ce14">
            <text:p><text:s/>81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李麗華議員</text:p>
          </table:table-cell>
          <table:table-cell office:value-type="string" table:style-name="ce13">
            <text:p>太平區福隆里光興路1778巷內湖段上游坑溝護岸新建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459" table:style-name="ce14">
            <text:p><text:s/>459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張滄沂議員</text:p>
          </table:table-cell>
          <table:table-cell office:value-type="string" table:style-name="ce13">
            <text:p>太平區東汴里石門坑農路改善工程</text:p>
          </table:table-cell>
          <table:table-cell office:value-type="string" table:style-name="ce13">
            <text:p>太平區</text:p>
          </table:table-cell>
          <table:table-cell office:value-type="string" table:style-name="ce14">
            <text:p>無</text:p>
          </table:table-cell>
          <table:table-cell office:value-type="float" office:value="1550" table:style-name="ce14">
            <text:p><text:s/>1,550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翁美春議員</text:p>
          </table:table-cell>
          <table:table-cell office:value-type="string" table:style-name="ce13">
            <text:p>東勢區東坑路705巷46號附近山坡地崩塌改善工程</text:p>
          </table:table-cell>
          <table:table-cell office:value-type="string" table:style-name="ce13">
            <text:p>東勢區</text:p>
          </table:table-cell>
          <table:table-cell office:value-type="string" table:style-name="ce14">
            <text:p>無</text:p>
          </table:table-cell>
          <table:table-cell office:value-type="float" office:value="416" table:style-name="ce14">
            <text:p><text:s/>416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昊碁營造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陳清龍議員</text:p>
          </table:table-cell>
          <table:table-cell office:value-type="string" table:style-name="ce13">
            <text:p>隆興里小南坑產業道路支線掏空、損壞及拓寬工程</text:p>
          </table:table-cell>
          <table:table-cell office:value-type="string" table:style-name="ce13">
            <text:p>東勢區</text:p>
          </table:table-cell>
          <table:table-cell office:value-type="string" table:style-name="ce14">
            <text:p><text:s/>無</text:p>
          </table:table-cell>
          <table:table-cell office:value-type="float" office:value="581" table:style-name="ce14">
            <text:p><text:s/>58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昊碁營造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李天生議員</text:p>
          </table:table-cell>
          <table:table-cell office:value-type="string" table:style-name="ce13">
            <text:p>霧峰區桐林里霧峰段北溝小段5-1036地號道路及野溪改善工程</text:p>
          </table:table-cell>
          <table:table-cell office:value-type="string" table:style-name="ce13">
            <text:p>霧峰區</text:p>
          </table:table-cell>
          <table:table-cell office:value-type="string" table:style-name="ce14">
            <text:p>無</text:p>
          </table:table-cell>
          <table:table-cell office:value-type="float" office:value="3156" table:style-name="ce14">
            <text:p><text:s/>3,156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林碧秀議員</text:p>
          </table:table-cell>
          <table:table-cell office:value-type="string" table:style-name="ce13">
            <text:p>霧峰區萊園里仁德巷(霧峰段霧峰小段365-310地號)道路改善工程</text:p>
          </table:table-cell>
          <table:table-cell office:value-type="string" table:style-name="ce13">
            <text:p>霧峰區</text:p>
          </table:table-cell>
          <table:table-cell office:value-type="string" table:style-name="ce14">
            <text:p>無</text:p>
          </table:table-cell>
          <table:table-cell office:value-type="float" office:value="914" table:style-name="ce14">
            <text:p><text:s/>914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顏莉敏議員</text:p>
          </table:table-cell>
          <table:table-cell office:value-type="string" table:style-name="ce13">
            <text:p>霧峰區桐林里民生路801-1號旁道路改善</text:p>
          </table:table-cell>
          <table:table-cell office:value-type="string" table:style-name="ce13">
            <text:p>霧峰區</text:p>
          </table:table-cell>
          <table:table-cell office:value-type="string" table:style-name="ce14">
            <text:p>無</text:p>
          </table:table-cell>
          <table:table-cell office:value-type="float" office:value="751" table:style-name="ce14">
            <text:p><text:s/>75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2">
            <text:p>蔡雅玲議員</text:p>
          </table:table-cell>
          <table:table-cell office:value-type="string" table:style-name="ce13">
            <text:p>霧峰區峰谷里萬斗六段1-369地號護岸補強及道路改善工程</text:p>
          </table:table-cell>
          <table:table-cell office:value-type="string" table:style-name="ce13">
            <text:p>霧峰區</text:p>
          </table:table-cell>
          <table:table-cell office:value-type="string" table:style-name="ce14">
            <text:p>無</text:p>
          </table:table-cell>
          <table:table-cell office:value-type="float" office:value="1174" table:style-name="ce14">
            <text:p><text:s/>1,174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股份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賴順仁議員</text:p>
          </table:table-cell>
          <table:table-cell office:value-type="string" table:style-name="ce13">
            <text:p>北屯區軍功里建成巷26號附近產業道路拓寬工程</text:p>
          </table:table-cell>
          <table:table-cell office:value-type="string" table:style-name="ce13">
            <text:p>北屯區</text:p>
          </table:table-cell>
          <table:table-cell office:value-type="string" table:style-name="ce14">
            <text:p>無</text:p>
          </table:table-cell>
          <table:table-cell office:value-type="float" office:value="1198" table:style-name="ce14">
            <text:p><text:s/>1,198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沈佑蓮議員</text:p>
          </table:table-cell>
          <table:table-cell office:value-type="string" table:style-name="ce13">
            <text:p>北屯區民政里北坑巷26號附近護岸及固床工損壞修復工程</text:p>
          </table:table-cell>
          <table:table-cell office:value-type="string" table:style-name="ce13">
            <text:p>北屯區</text:p>
          </table:table-cell>
          <table:table-cell office:value-type="string" table:style-name="ce14">
            <text:p>無</text:p>
          </table:table-cell>
          <table:table-cell office:value-type="float" office:value="634" table:style-name="ce14">
            <text:p><text:s/>634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陳成添議員</text:p>
          </table:table-cell>
          <table:table-cell office:value-type="string" table:style-name="ce13">
            <text:p>北屯區民德里東山路二段169-1號附近道路排水改善工程</text:p>
          </table:table-cell>
          <table:table-cell office:value-type="string" table:style-name="ce13">
            <text:p>北屯區</text:p>
          </table:table-cell>
          <table:table-cell office:value-type="string" table:style-name="ce14">
            <text:p>無</text:p>
          </table:table-cell>
          <table:table-cell office:value-type="float" office:value="251" table:style-name="ce14">
            <text:p><text:s/>251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曾朝榮議員</text:p>
          </table:table-cell>
          <table:table-cell office:value-type="string" table:style-name="ce13">
            <text:p>北屯區大坑二號步道停車場旁之連坑巷過水路面排水改善工程</text:p>
          </table:table-cell>
          <table:table-cell office:value-type="string" table:style-name="ce13">
            <text:p>北屯區</text:p>
          </table:table-cell>
          <table:table-cell office:value-type="string" table:style-name="ce14">
            <text:p>無</text:p>
          </table:table-cell>
          <table:table-cell office:value-type="float" office:value="5224" table:style-name="ce14">
            <text:p><text:s/>5,224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李榮鴻議員</text:p>
          </table:table-cell>
          <table:table-cell office:value-type="string" table:style-name="ce13">
            <text:p>大甲區文曲里文安段980地號等農路修建工程</text:p>
          </table:table-cell>
          <table:table-cell office:value-type="string" table:style-name="ce13">
            <text:p>大甲區</text:p>
          </table:table-cell>
          <table:table-cell office:value-type="string" table:style-name="ce14">
            <text:p>無</text:p>
          </table:table-cell>
          <table:table-cell office:value-type="float" office:value="2040" table:style-name="ce14">
            <text:p><text:s/>2,040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宇寬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2">
            <text:p>吳敏濟議員</text:p>
          </table:table-cell>
          <table:table-cell office:value-type="string" table:style-name="ce13">
            <text:p>大安區南庄里大興路支線農路改善工程等三處</text:p>
          </table:table-cell>
          <table:table-cell office:value-type="string" table:style-name="ce13">
            <text:p>大安區</text:p>
          </table:table-cell>
          <table:table-cell office:value-type="string" table:style-name="ce14">
            <text:p>無</text:p>
          </table:table-cell>
          <table:table-cell office:value-type="float" office:value="1076" table:style-name="ce14">
            <text:p><text:s/>1,076<text:s/></text:p>
          </table:table-cell>
          <table:table-cell office:value-type="string" table:style-name="ce16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宇寬營造有限公司</text:p>
          </table:table-cell>
          <table:table-cell table:number-columns-repeated="16375" table:style-name="ce1"/>
        </table:table-row>
        <table:table-row table:style-name="ro11">
          <table:table-cell office:value-type="string" table:style-name="ce2">
            <text:p>註：1.本表主辦機關為行政院主計總處。</text:p>
          </table:table-cell>
          <table:table-cell table:style-name="ce1"/>
          <table:table-cell table:style-name="ce20"/>
          <table:table-cell table:number-columns-repeated="3" table:style-name="ce1"/>
          <table:table-cell table:number-columns-repeated="3" table:style-name="ce11"/>
          <table:table-cell table:number-columns-repeated="16375" table:style-name="ce1"/>
        </table:table-row>
        <table:table-row table:style-name="ro12">
          <table:table-cell office:value-type="string" table:style-name="ce2">
            <text:p>　　2.本表第一次查填及送達期限為7月20日前。</text:p>
          </table:table-cell>
          <table:table-cell table:style-name="ce1"/>
          <table:table-cell table:style-name="ce20"/>
          <table:table-cell table:number-columns-repeated="3" table:style-name="ce1"/>
          <table:table-cell table:number-columns-repeated="3" table:style-name="ce11"/>
          <table:table-cell table:style-name="ce3"/>
          <table:table-cell table:number-columns-repeated="16374" table:style-name="ce4"/>
        </table:table-row>
        <table:table-row table:number-rows-repeated="104823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_50_0_37__32_-_32__36628__33394_1_32_2" style:display-name="20% - 輔色1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3" style:display-name="20% - 輔色1 3" style:family="table-cell" style:data-style-name="N0">
      <style:table-cell-properties fo:background-color="#DCE6F1"/>
      <style:text-properties fo:color="#000000"/>
    </style:style>
    <style:style style:name="_50_0_37__32_-_32__36628__33394_2_32_2" style:display-name="20% - 輔色2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3" style:display-name="20% - 輔色2 3" style:family="table-cell" style:data-style-name="N0">
      <style:table-cell-properties fo:background-color="#F2DCDB"/>
      <style:text-properties fo:color="#000000"/>
    </style:style>
    <style:style style:name="_50_0_37__32_-_32__36628__33394_3_32_2" style:display-name="20% - 輔色3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3" style:display-name="20% - 輔色3 3" style:family="table-cell" style:data-style-name="N0">
      <style:table-cell-properties fo:background-color="#EBF1DE"/>
      <style:text-properties fo:color="#000000"/>
    </style:style>
    <style:style style:name="_50_0_37__32_-_32__36628__33394_4_32_2" style:display-name="20% - 輔色4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3" style:display-name="20% - 輔色4 3" style:family="table-cell" style:data-style-name="N0">
      <style:table-cell-properties fo:background-color="#E4DFEC"/>
      <style:text-properties fo:color="#000000"/>
    </style:style>
    <style:style style:name="_50_0_37__32_-_32__36628__33394_5_32_2" style:display-name="20% - 輔色5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3" style:display-name="20% - 輔色5 3" style:family="table-cell" style:data-style-name="N0">
      <style:table-cell-properties fo:background-color="#DAEEF3"/>
      <style:text-properties fo:color="#000000"/>
    </style:style>
    <style:style style:name="_50_0_37__32_-_32__36628__33394_6_32_2" style:display-name="20% - 輔色6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3" style:display-name="20% - 輔色6 3" style:family="table-cell" style:data-style-name="N0">
      <style:table-cell-properties fo:background-color="#FDE9D9"/>
      <style:text-properties fo:color="#000000"/>
    </style:style>
    <style:style style:name="_52_0_37__32_-_32__36628__33394_1_32_2" style:display-name="40% - 輔色1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3" style:display-name="40% - 輔色1 3" style:family="table-cell" style:data-style-name="N0">
      <style:table-cell-properties fo:background-color="#B8CCE4"/>
      <style:text-properties fo:color="#000000"/>
    </style:style>
    <style:style style:name="_52_0_37__32_-_32__36628__33394_2_32_2" style:display-name="40% - 輔色2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3" style:display-name="40% - 輔色2 3" style:family="table-cell" style:data-style-name="N0">
      <style:table-cell-properties fo:background-color="#E6B8B7"/>
      <style:text-properties fo:color="#000000"/>
    </style:style>
    <style:style style:name="_52_0_37__32_-_32__36628__33394_3_32_2" style:display-name="40% - 輔色3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3" style:display-name="40% - 輔色3 3" style:family="table-cell" style:data-style-name="N0">
      <style:table-cell-properties fo:background-color="#D8E4BC"/>
      <style:text-properties fo:color="#000000"/>
    </style:style>
    <style:style style:name="_52_0_37__32_-_32__36628__33394_4_32_2" style:display-name="40% - 輔色4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3" style:display-name="40% - 輔色4 3" style:family="table-cell" style:data-style-name="N0">
      <style:table-cell-properties fo:background-color="#CCC0DA"/>
      <style:text-properties fo:color="#000000"/>
    </style:style>
    <style:style style:name="_52_0_37__32_-_32__36628__33394_5_32_2" style:display-name="40% - 輔色5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3" style:display-name="40% - 輔色5 3" style:family="table-cell" style:data-style-name="N0">
      <style:table-cell-properties fo:background-color="#B7DEE8"/>
      <style:text-properties fo:color="#000000"/>
    </style:style>
    <style:style style:name="_52_0_37__32_-_32__36628__33394_6_32_2" style:display-name="40% - 輔色6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3" style:display-name="40% - 輔色6 3" style:family="table-cell" style:data-style-name="N0">
      <style:table-cell-properties fo:background-color="#FCD5B4"/>
      <style:text-properties fo:color="#000000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2" style:display-name="一般 3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4_32_3" style:display-name="一般 4 3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_32_4" style:display-name="一般 4 4" style:family="table-cell" style:data-style-name="N0">
      <style:table-cell-properties style:vertical-align="middle" fo:background-color="transparent"/>
      <style:text-properties fo:color="#000000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6" style:display-name="一般 6" style:family="table-cell" style:data-style-name="N0">
      <style:table-cell-properties style:vertical-align="automatic" fo:background-color="transparent"/>
      <style:text-properties fo:color="#000000"/>
    </style:style>
    <style:style style:name="_19968__33324__32_7" style:display-name="一般 7" style:family="table-cell" style:data-style-name="N0"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_19968__33324__95_32771__26680__34920_-1" style:display-name="一般_95考核表-1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1315__20998__20301__32_5" style:display-name="千分位 5" style:family="table-cell" style:data-style-name="N35"/>
    <style:style style:name="_20013__31561__32_2" style:display-name="中等 2" style:family="table-cell" style:data-style-name="N0">
      <style:table-cell-properties fo:background-color="#FFEB9C"/>
      <style:text-properties fo:color="#9C6500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6EFCE"/>
      <style:text-properties fo:color="#006100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35498__26126__25991__23383__32_2" style:display-name="說明文字 2" style:family="table-cell" style:data-style-name="N0">
      <style:text-properties fo:color="#7F7F7F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4F81B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0" style:display-name="標題 10" style:family="table-cell" style:data-style-name="N0">
      <style:text-properties fo:color="#1F497D" fo:font-size="18pt" style:font-size-asian="18pt" style:font-size-complex="18pt"/>
    </style:style>
    <style:style style:name="_27161__38988__32_11" style:display-name="標題 11" style:family="table-cell" style:data-style-name="N0">
      <style:text-properties fo:color="#1F497D" fo:font-size="18pt" style:font-size-asian="18pt" style:font-size-complex="18pt"/>
    </style:style>
    <style:style style:name="_27161__38988__32_12" style:display-name="標題 12" style:family="table-cell" style:data-style-name="N0">
      <style:text-properties fo:color="#1F497D" fo:font-size="18pt" style:font-size-asian="18pt" style:font-size-complex="18pt"/>
    </style:style>
    <style:style style:name="_27161__38988__32_13" style:display-name="標題 13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style:font-family-generic="swiss"/>
    </style:style>
    <style:style style:name="_27161__38988__32_5_32_2" style:display-name="標題 5 2" style:family="table-cell" style:data-style-name="N0">
      <style:text-properties fo:color="#1F497D" fo:font-size="18pt" style:font-size-asian="18pt" style:font-size-complex="18pt"/>
    </style:style>
    <style:style style:name="_27161__38988__32_6" style:display-name="標題 6" style:family="table-cell" style:data-style-name="N0">
      <style:text-properties fo:color="#1F497D" fo:font-size="18pt" style:font-size-asian="18pt" style:font-size-complex="18pt"/>
    </style:style>
    <style:style style:name="_27161__38988__32_7" style:display-name="標題 7" style:family="table-cell" style:data-style-name="N0">
      <style:text-properties fo:color="#1F497D" fo:font-size="18pt" style:font-size-asian="18pt" style:font-size-complex="18pt"/>
    </style:style>
    <style:style style:name="_27161__38988__32_8" style:display-name="標題 8" style:family="table-cell" style:data-style-name="N0">
      <style:text-properties fo:color="#1F497D" fo:font-size="18pt" style:font-size-asian="18pt" style:font-size-complex="18pt"/>
    </style:style>
    <style:style style:name="_27161__38988__32_9" style:display-name="標題 9" style:family="table-cell" style:data-style-name="N0">
      <style:text-properties fo:color="#1F497D" fo:font-size="18pt" style:font-size-asian="18pt" style:font-size-complex="18pt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C7CE"/>
      <style:text-properties fo:color="#9C0006"/>
    </style:style>
    <style:style style:name="_35686__21578__25991__23383__32_2" style:display-name="警告文字 2" style:family="table-cell" style:data-style-name="N0">
      <style:text-properties fo:color="#FF000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6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陳香君</dc:creator>
    <meta:creation-date>2001-01-31T06:15:04Z</meta:creation-date>
    <dc:date>2017-08-09T00:16:52Z</dc:date>
    <meta:print-date>2017-07-18T07:54:37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